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1e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b6a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bed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76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457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0d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cd3d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f62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30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67b8c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8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67a1b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bf19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c956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d14f5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65074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1b8f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cb18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6501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c9d7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63fe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c12a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836c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b618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de04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16dc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11b5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13b1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41cb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1e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b13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356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821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3f4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37cc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1194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2278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2090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da8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9560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36d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624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969c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7a3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6a2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30b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9dd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4f441" officeooo:paragraph-rsid="4a34f4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aac55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5711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1ef54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53e8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896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6c47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6af6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7490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6eda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87f5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772b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7a7b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7d93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7e78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8984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81d1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9335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9471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9a49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4035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1b8f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820c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b80c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a654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cb18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ce99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ab1e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e4ce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e8fd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d6c5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d6fa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db7d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dabf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e182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dbd2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c9fb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9072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9eb1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67ed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6564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53ae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6501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c9d7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d8db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6300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a928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ff92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db52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003f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78a7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2c7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3a6a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1d08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0597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381b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2001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25ff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28c2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2a30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cb41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aafa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a79c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b73f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b618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de04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10b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14e3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0411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0370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503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fb93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6ebe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01e7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fd91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7aa6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7c71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7cc8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7dd0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faf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04cf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062b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086f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3104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250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2c9e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3185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303b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1d5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28cc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21c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22f4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232c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2379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2a2f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2b91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385b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3287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33c5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32d3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3af2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3d11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45a3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493c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4857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48d5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4d72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4fe5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59d8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519c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59cc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609b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ae3c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b0cf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e0e1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4d8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ada0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86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6b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8c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c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db2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8f2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8a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f26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f3f4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1b4f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04cc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1a34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819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d6b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39e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632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14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1ca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5a5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58a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a82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7b3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a4d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f65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f3a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b1dbb9" officeooo:paragraph-rsid="4ab86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4ad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4bb4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5164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5f0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cdc4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db0e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ec3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2fc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71c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883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5c5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537b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5442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97a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c45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cb4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812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d8a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1ec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ee9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41f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f50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083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3e1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437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3cc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3cc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c4f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d04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e05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56c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299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ae3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4a0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40b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76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bd5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e1a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472f0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46f50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4ad92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45711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4760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6466c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647fb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6423a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63c30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63de5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180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457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b49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eca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e202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0d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273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679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b722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cd3d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e8f9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67e8e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25e9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0db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a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cc2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85b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89e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093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30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935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dcd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74e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f2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381a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57a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8708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8df2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1c7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b02b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8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b1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26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0c1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7cd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197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0d9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cd0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d1e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481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2b0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d49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6bd16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6bec1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6bf1d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2cf6c" officeooo:paragraph-rsid="4bc2cf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a5b51" officeooo:paragraph-rsid="4be297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049a0e" officeooo:paragraph-rsid="4c074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ffbce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65cd9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66dd3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d155b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c956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d14f5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26572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25bd2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262d3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26043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25e9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416cc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63b25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63dd2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63de5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6bd16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6bec1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526af6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3c92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322b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70b9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3017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960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9937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a69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9df0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a53b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88d4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9ac4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9c83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d47235" officeooo:paragraph-rsid="5567ef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d47235" officeooo:paragraph-rsid="556300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1533d7" officeooo:paragraph-rsid="563364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1533d7" officeooo:paragraph-rsid="561533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1533d7" officeooo:paragraph-rsid="561a3c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1533d7" officeooo:paragraph-rsid="5616bf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1ef1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2819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31ef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41ca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54212707" officeooo:paragraph-rsid="54287e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83ae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356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1ed7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c55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d2c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63b25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a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1fa3e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0942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1ffdc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4aa3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1ff02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2651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276c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4f68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1c4b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3d1d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f27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6c47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9335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6300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a79c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10c4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7e52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802b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3ae2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905d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944d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b33e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b354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c642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9496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97ca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95b1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b62c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ae3c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b20e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b9a6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d897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dcf3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f033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f067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e0e1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2562082" officeooo:paragraph-rsid="5256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2562082" officeooo:paragraph-rsid="525831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49971a7" officeooo:paragraph-rsid="549971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49971a7" officeooo:paragraph-rsid="549c0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position="super 58%" style:font-name="標楷體1" style:font-name-asian="標楷體1"/>
    </style:style>
    <style:style style:name="T2" style:family="text">
      <style:text-properties style:text-position="super 58%" style:font-name="標楷體1" officeooo:rsid="4ba56d92" style:font-name-asian="標楷體1"/>
    </style:style>
    <style:style style:name="T3" style:family="text">
      <style:text-properties style:text-position="super 58%" style:font-name="標楷體1" officeooo:rsid="4bb4c830" style:font-name-asian="標楷體1"/>
    </style:style>
    <style:style style:name="T4" style:family="text">
      <style:text-properties style:text-position="super 58%" style:font-name="標楷體1" officeooo:rsid="4cd75442" style:font-name-asian="標楷體1"/>
    </style:style>
    <style:style style:name="T5" style:family="text">
      <style:text-properties style:text-position="super 58%" style:font-name="標楷體1" officeooo:rsid="4b57a3db"/>
    </style:style>
    <style:style style:name="T6" style:family="text">
      <style:text-properties style:text-position="super 58%" style:font-name="標楷體1" officeooo:rsid="4b969c3d"/>
    </style:style>
    <style:style style:name="T7" style:family="text">
      <style:text-properties style:text-position="super 58%" style:font-name="標楷體1" officeooo:rsid="4bb4c830"/>
    </style:style>
    <style:style style:name="T8" style:family="text">
      <style:text-properties style:text-position="super 58%" style:font-name="標楷體1" officeooo:rsid="54535e71"/>
    </style:style>
    <style:style style:name="T9" style:family="text">
      <style:text-properties style:text-position="super 58%" style:font-name="標楷體1" officeooo:rsid="543ae2b8"/>
    </style:style>
    <style:style style:name="T10" style:family="text">
      <style:text-properties style:text-position="super 58%" style:font-name="標楷體1" officeooo:rsid="5434983c"/>
    </style:style>
    <style:style style:name="T11" style:family="text">
      <style:text-properties style:text-position="super 58%" style:font-name="標楷體1" officeooo:rsid="54303b1f"/>
    </style:style>
    <style:style style:name="T12" style:family="text">
      <style:text-properties style:text-position="super 58%" style:font-name="標楷體1" officeooo:rsid="553287d3"/>
    </style:style>
    <style:style style:name="T13" style:family="text">
      <style:text-properties style:text-position="super 58%" style:font-name="標楷體1" officeooo:rsid="5532d396"/>
    </style:style>
    <style:style style:name="T14" style:family="text">
      <style:text-properties style:text-position="super 58%" style:font-name="標楷體1" officeooo:rsid="561a3c92"/>
    </style:style>
    <style:style style:name="T15" style:family="text">
      <style:text-properties style:text-position="super 58%" style:font-name="標楷體1" officeooo:rsid="53b618fd"/>
    </style:style>
    <style:style style:name="T16" style:family="text">
      <style:text-properties style:text-position="super 58%" style:font-name="標楷體" officeooo:rsid="548d01c2"/>
    </style:style>
    <style:style style:name="T17" style:family="text">
      <style:text-properties style:font-name="標楷體1"/>
    </style:style>
    <style:style style:name="T18" style:family="text">
      <style:text-properties style:font-name="標楷體1" style:font-name-asian="標楷體1"/>
    </style:style>
    <style:style style:name="T19" style:family="text">
      <style:text-properties style:font-name="標楷體1" officeooo:rsid="49a35660" style:font-name-asian="標楷體1"/>
    </style:style>
    <style:style style:name="T20" style:family="text">
      <style:text-properties style:font-name="標楷體1" officeooo:rsid="4a34f441" style:font-name-asian="標楷體1"/>
    </style:style>
    <style:style style:name="T21" style:family="text">
      <style:text-properties style:font-name="標楷體1" officeooo:rsid="4ab05865" style:font-name-asian="標楷體1"/>
    </style:style>
    <style:style style:name="T22" style:family="text">
      <style:text-properties style:font-name="標楷體1" officeooo:rsid="4ae8b1da" style:font-name-asian="標楷體1"/>
    </style:style>
    <style:style style:name="T23" style:family="text">
      <style:text-properties style:font-name="標楷體1" officeooo:rsid="4aeae601" style:font-name-asian="標楷體1"/>
    </style:style>
    <style:style style:name="T24" style:family="text">
      <style:text-properties style:font-name="標楷體1" officeooo:rsid="4aeae7eb" style:font-name-asian="標楷體1"/>
    </style:style>
    <style:style style:name="T25" style:family="text">
      <style:text-properties style:font-name="標楷體1" officeooo:rsid="4aeb34d7" style:font-name-asian="標楷體1"/>
    </style:style>
    <style:style style:name="T26" style:family="text">
      <style:text-properties style:font-name="標楷體1" officeooo:rsid="4aeb9eb5" style:font-name-asian="標楷體1"/>
    </style:style>
    <style:style style:name="T27" style:family="text">
      <style:text-properties style:font-name="標楷體1" officeooo:rsid="4aed8a3e" style:font-name-asian="標楷體1"/>
    </style:style>
    <style:style style:name="T28" style:family="text">
      <style:text-properties style:font-name="標楷體1" officeooo:rsid="4aed8cac" style:font-name-asian="標楷體1"/>
    </style:style>
    <style:style style:name="T29" style:family="text">
      <style:text-properties style:font-name="標楷體1" officeooo:rsid="4af3f40d" style:font-name-asian="標楷體1"/>
    </style:style>
    <style:style style:name="T30" style:family="text">
      <style:text-properties style:font-name="標楷體1" officeooo:rsid="4af9990b" style:font-name-asian="標楷體1"/>
    </style:style>
    <style:style style:name="T31" style:family="text">
      <style:text-properties style:font-name="標楷體1" officeooo:rsid="4afadb9f" style:font-name-asian="標楷體1"/>
    </style:style>
    <style:style style:name="T32" style:family="text">
      <style:text-properties style:font-name="標楷體1" officeooo:rsid="4aff9c3d" style:font-name-asian="標楷體1"/>
    </style:style>
    <style:style style:name="T33" style:family="text">
      <style:text-properties style:font-name="標楷體1" officeooo:rsid="4b04ccdd" style:font-name-asian="標楷體1"/>
    </style:style>
    <style:style style:name="T34" style:family="text">
      <style:text-properties style:font-name="標楷體1" officeooo:rsid="4b196553" style:font-name-asian="標楷體1"/>
    </style:style>
    <style:style style:name="T35" style:family="text">
      <style:text-properties style:font-name="標楷體1" officeooo:rsid="4b1a34ff" style:font-name-asian="標楷體1"/>
    </style:style>
    <style:style style:name="T36" style:family="text">
      <style:text-properties style:font-name="標楷體1" officeooo:rsid="4b1ea214" style:font-name-asian="標楷體1"/>
    </style:style>
    <style:style style:name="T37" style:family="text">
      <style:text-properties style:font-name="標楷體1" officeooo:rsid="4b21d5de" style:font-name-asian="標楷體1"/>
    </style:style>
    <style:style style:name="T38" style:family="text">
      <style:text-properties style:font-name="標楷體1" officeooo:rsid="4b2ee462" style:font-name-asian="標楷體1"/>
    </style:style>
    <style:style style:name="T39" style:family="text">
      <style:text-properties style:font-name="標楷體1" officeooo:rsid="4b3c4d64" style:font-name-asian="標楷體1"/>
    </style:style>
    <style:style style:name="T40" style:family="text">
      <style:text-properties style:font-name="標楷體1" officeooo:rsid="4b531256" style:font-name-asian="標楷體1"/>
    </style:style>
    <style:style style:name="T41" style:family="text">
      <style:text-properties style:font-name="標楷體1" officeooo:rsid="4b536d71" style:font-name-asian="標楷體1"/>
    </style:style>
    <style:style style:name="T42" style:family="text">
      <style:text-properties style:font-name="標楷體1" officeooo:rsid="4b555047" style:font-name-asian="標楷體1"/>
    </style:style>
    <style:style style:name="T43" style:family="text">
      <style:text-properties style:font-name="標楷體1" officeooo:rsid="4b57a3db" style:font-name-asian="標楷體1"/>
    </style:style>
    <style:style style:name="T44" style:family="text">
      <style:text-properties style:font-name="標楷體1" officeooo:rsid="4b969c3d" style:font-name-asian="標楷體1"/>
    </style:style>
    <style:style style:name="T45" style:family="text">
      <style:text-properties style:font-name="標楷體1" officeooo:rsid="4ba813d5" style:font-name-asian="標楷體1"/>
    </style:style>
    <style:style style:name="T46" style:family="text">
      <style:text-properties style:font-name="標楷體1" officeooo:rsid="4ba56d92" style:font-name-asian="標楷體1"/>
    </style:style>
    <style:style style:name="T47" style:family="text">
      <style:text-properties style:font-name="標楷體1" officeooo:rsid="4bafbc6a" style:font-name-asian="標楷體1"/>
    </style:style>
    <style:style style:name="T48" style:family="text">
      <style:text-properties style:font-name="標楷體1" officeooo:rsid="4bbfd365" style:font-name-asian="標楷體1"/>
    </style:style>
    <style:style style:name="T49" style:family="text">
      <style:text-properties style:font-name="標楷體1" officeooo:rsid="4bc691fc" style:font-name-asian="標楷體1"/>
    </style:style>
    <style:style style:name="T50" style:family="text">
      <style:text-properties style:font-name="標楷體1" officeooo:rsid="4bef50f2" style:font-name-asian="標楷體1"/>
    </style:style>
    <style:style style:name="T51" style:family="text">
      <style:text-properties style:font-name="標楷體1" officeooo:rsid="4bf5e3e3" style:font-name-asian="標楷體1"/>
    </style:style>
    <style:style style:name="T52" style:family="text">
      <style:text-properties style:font-name="標楷體1" officeooo:rsid="4bfeff24" style:font-name-asian="標楷體1"/>
    </style:style>
    <style:style style:name="T53" style:family="text">
      <style:text-properties style:font-name="標楷體1" officeooo:rsid="4c0110c3" style:font-name-asian="標楷體1"/>
    </style:style>
    <style:style style:name="T54" style:family="text">
      <style:text-properties style:font-name="標楷體1" officeooo:rsid="4c0262fc" style:font-name-asian="標楷體1"/>
    </style:style>
    <style:style style:name="T55" style:family="text">
      <style:text-properties style:font-name="標楷體1" officeooo:rsid="4c70e875" style:font-name-asian="標楷體1"/>
    </style:style>
    <style:style style:name="T56" style:family="text">
      <style:text-properties style:font-name="標楷體1" officeooo:rsid="4c7cc251" style:font-name-asian="標楷體1"/>
    </style:style>
    <style:style style:name="T57" style:family="text">
      <style:text-properties style:font-name="標楷體1" officeooo:rsid="4c855bcb" style:font-name-asian="標楷體1"/>
    </style:style>
    <style:style style:name="T58" style:family="text">
      <style:text-properties style:font-name="標楷體1" officeooo:rsid="4c8ee699" style:font-name-asian="標楷體1"/>
    </style:style>
    <style:style style:name="T59" style:family="text">
      <style:text-properties style:font-name="標楷體1" officeooo:rsid="4c93a889" style:font-name-asian="標楷體1"/>
    </style:style>
    <style:style style:name="T60" style:family="text">
      <style:text-properties style:font-name="標楷體1" officeooo:rsid="4c93a889" style:font-name-asian="標楷體1" style:font-name-complex="標楷體"/>
    </style:style>
    <style:style style:name="T61" style:family="text">
      <style:text-properties style:font-name="標楷體1" officeooo:rsid="4cab639c" style:font-name-asian="標楷體1"/>
    </style:style>
    <style:style style:name="T62" style:family="text">
      <style:text-properties style:font-name="標楷體1" officeooo:rsid="4cb14fac" style:font-name-asian="標楷體1"/>
    </style:style>
    <style:style style:name="T63" style:family="text">
      <style:text-properties style:font-name="標楷體1" officeooo:rsid="4c991ddd" style:font-name-asian="標楷體1"/>
    </style:style>
    <style:style style:name="T64" style:family="text">
      <style:text-properties style:font-name="標楷體1" officeooo:rsid="4cc38040" style:font-name-asian="標楷體1"/>
    </style:style>
    <style:style style:name="T65" style:family="text">
      <style:text-properties style:font-name="標楷體1" officeooo:rsid="4ccd3da4" style:font-name-asian="標楷體1"/>
    </style:style>
    <style:style style:name="T66" style:family="text">
      <style:text-properties style:font-name="標楷體1" officeooo:rsid="4cd75442" style:font-name-asian="標楷體1"/>
    </style:style>
    <style:style style:name="T67" style:family="text">
      <style:text-properties style:font-name="標楷體1" officeooo:rsid="4ce8f976" style:font-name-asian="標楷體1"/>
    </style:style>
    <style:style style:name="T68" style:family="text">
      <style:text-properties style:font-name="標楷體1" officeooo:rsid="4d4b0db0" style:font-name-asian="標楷體1"/>
    </style:style>
    <style:style style:name="T69" style:family="text">
      <style:text-properties style:font-name="標楷體1" officeooo:rsid="4d6f203b" style:font-name-asian="標楷體1"/>
    </style:style>
    <style:style style:name="T70" style:family="text">
      <style:text-properties style:font-name="標楷體1" officeooo:rsid="4d770443" style:font-name-asian="標楷體1"/>
    </style:style>
    <style:style style:name="T71" style:family="text">
      <style:text-properties style:font-name="標楷體1" officeooo:rsid="4d3c2f4e" style:font-name-asian="標楷體1"/>
    </style:style>
    <style:style style:name="T72" style:family="text">
      <style:text-properties style:font-name="標楷體1" officeooo:rsid="4dae5276" style:font-name-asian="標楷體1"/>
    </style:style>
    <style:style style:name="T73" style:family="text">
      <style:text-properties style:font-name="標楷體1" officeooo:rsid="4dbf1947" style:font-name-asian="標楷體1"/>
    </style:style>
    <style:style style:name="T74" style:family="text">
      <style:text-properties style:font-name="標楷體1" officeooo:rsid="4dabc75d" style:font-name-asian="標楷體1"/>
    </style:style>
    <style:style style:name="T75" style:family="text">
      <style:text-properties style:font-name="標楷體1" officeooo:rsid="5228545c" style:font-name-asian="標楷體1"/>
    </style:style>
    <style:style style:name="T76" style:family="text">
      <style:text-properties style:font-name="標楷體1" officeooo:rsid="4ab05865" style:font-name-asian="Liberation Serif1" style:font-name-complex="Liberation Serif1"/>
    </style:style>
    <style:style style:name="T77" style:family="text">
      <style:text-properties style:font-name="標楷體1" officeooo:rsid="54267400" style:font-name-asian="Liberation Serif1" style:font-name-complex="Liberation Serif1"/>
    </style:style>
    <style:style style:name="T78" style:family="text">
      <style:text-properties style:font-name="標楷體1" style:text-underline-style="solid" style:text-underline-width="auto" style:text-underline-color="font-color" officeooo:rsid="17cb7444"/>
    </style:style>
    <style:style style:name="T79" style:family="text">
      <style:text-properties style:font-name="標楷體1" officeooo:rsid="4ab05865"/>
    </style:style>
    <style:style style:name="T80" style:family="text">
      <style:text-properties style:font-name="標楷體1" officeooo:rsid="4ae7655e"/>
    </style:style>
    <style:style style:name="T81" style:family="text">
      <style:text-properties style:font-name="標楷體1" officeooo:rsid="4b281999"/>
    </style:style>
    <style:style style:name="T82" style:family="text">
      <style:text-properties style:font-name="標楷體1" officeooo:rsid="4aed8a3e"/>
    </style:style>
    <style:style style:name="T83" style:family="text">
      <style:text-properties style:font-name="標楷體1" officeooo:rsid="4b2d6b21"/>
    </style:style>
    <style:style style:name="T84" style:family="text">
      <style:text-properties style:font-name="標楷體1" officeooo:rsid="4b2f8ae5"/>
    </style:style>
    <style:style style:name="T85" style:family="text">
      <style:text-properties style:font-name="標楷體1" officeooo:rsid="4aeae601"/>
    </style:style>
    <style:style style:name="T86" style:family="text">
      <style:text-properties style:font-name="標楷體1" officeooo:rsid="4afb970f"/>
    </style:style>
    <style:style style:name="T87" style:family="text">
      <style:text-properties style:font-name="標楷體1" officeooo:rsid="4b0777e9"/>
    </style:style>
    <style:style style:name="T88" style:family="text">
      <style:text-properties style:font-name="標楷體1" officeooo:rsid="4b057410"/>
    </style:style>
    <style:style style:name="T89" style:family="text">
      <style:text-properties style:font-name="標楷體1" officeooo:rsid="4b358acd"/>
    </style:style>
    <style:style style:name="T90" style:family="text">
      <style:text-properties style:font-name="標楷體1" officeooo:rsid="4b35b65f"/>
    </style:style>
    <style:style style:name="T91" style:family="text">
      <style:text-properties style:font-name="標楷體1" officeooo:rsid="4aada004"/>
    </style:style>
    <style:style style:name="T92" style:family="text">
      <style:text-properties style:font-name="標楷體1" officeooo:rsid="4aed8cac"/>
    </style:style>
    <style:style style:name="T93" style:family="text">
      <style:text-properties style:font-name="標楷體1" officeooo:rsid="4b2482fd"/>
    </style:style>
    <style:style style:name="T94" style:family="text">
      <style:text-properties style:font-name="標楷體1" officeooo:rsid="4b35c48d"/>
    </style:style>
    <style:style style:name="T95" style:family="text">
      <style:text-properties style:font-name="標楷體1" officeooo:rsid="4b5164f2"/>
    </style:style>
    <style:style style:name="T96" style:family="text">
      <style:text-properties style:font-name="標楷體1" officeooo:rsid="4b595183"/>
    </style:style>
    <style:style style:name="T97" style:family="text">
      <style:text-properties style:font-name="標楷體1" officeooo:rsid="4b5f0e09"/>
    </style:style>
    <style:style style:name="T98" style:family="text">
      <style:text-properties style:font-name="標楷體1" officeooo:rsid="4ba56d92"/>
    </style:style>
    <style:style style:name="T99" style:family="text">
      <style:text-properties style:font-name="標楷體1" officeooo:rsid="4baa3d38"/>
    </style:style>
    <style:style style:name="T100" style:family="text">
      <style:text-properties style:font-name="標楷體1" officeooo:rsid="4baf6da7"/>
    </style:style>
    <style:style style:name="T101" style:family="text">
      <style:text-properties style:font-name="標楷體1" officeooo:rsid="4bb5c5f1"/>
    </style:style>
    <style:style style:name="T102" style:family="text">
      <style:text-properties style:font-name="標楷體1" officeooo:rsid="4bb4c830"/>
    </style:style>
    <style:style style:name="T103" style:family="text">
      <style:text-properties style:font-name="標楷體1" officeooo:rsid="4be8640f"/>
    </style:style>
    <style:style style:name="T104" style:family="text">
      <style:text-properties style:font-name="標楷體1" officeooo:rsid="4b4ad8aa"/>
    </style:style>
    <style:style style:name="T105" style:family="text">
      <style:text-properties style:font-name="標楷體1" officeooo:rsid="4c07cfda"/>
    </style:style>
    <style:style style:name="T106" style:family="text">
      <style:text-properties style:font-name="標楷體1" officeooo:rsid="4c115fc6"/>
    </style:style>
    <style:style style:name="T107" style:family="text">
      <style:text-properties style:font-name="標楷體1" officeooo:rsid="4c2f0299"/>
    </style:style>
    <style:style style:name="T108" style:family="text">
      <style:text-properties style:font-name="標楷體1" officeooo:rsid="4c4763b5"/>
    </style:style>
    <style:style style:name="T109" style:family="text">
      <style:text-properties style:font-name="標楷體1" officeooo:rsid="4be8f062"/>
    </style:style>
    <style:style style:name="T110" style:family="text">
      <style:text-properties style:font-name="標楷體1" officeooo:rsid="4bfeff24"/>
    </style:style>
    <style:style style:name="T111" style:family="text">
      <style:text-properties style:font-name="標楷體1" officeooo:rsid="4c0110c3"/>
    </style:style>
    <style:style style:name="T112" style:family="text">
      <style:text-properties style:font-name="標楷體1" officeooo:rsid="4c0d8ac8"/>
    </style:style>
    <style:style style:name="T113" style:family="text">
      <style:text-properties style:font-name="標楷體1" officeooo:rsid="4c390e48"/>
    </style:style>
    <style:style style:name="T114" style:family="text">
      <style:text-properties style:font-name="標楷體1" officeooo:rsid="4c440ba6"/>
    </style:style>
    <style:style style:name="T115" style:family="text">
      <style:text-properties style:font-name="標楷體1" officeooo:rsid="4c45248e"/>
    </style:style>
    <style:style style:name="T116" style:family="text">
      <style:text-properties style:font-name="標楷體1" officeooo:rsid="4c52adf5"/>
    </style:style>
    <style:style style:name="T117" style:family="text">
      <style:text-properties style:font-name="標楷體1" officeooo:rsid="4c54622c"/>
    </style:style>
    <style:style style:name="T118" style:family="text">
      <style:text-properties style:font-name="標楷體1" officeooo:rsid="4c55d2ab"/>
    </style:style>
    <style:style style:name="T119" style:family="text">
      <style:text-properties style:font-name="標楷體1" officeooo:rsid="4c7ae97c"/>
    </style:style>
    <style:style style:name="T120" style:family="text">
      <style:text-properties style:font-name="標楷體1" officeooo:rsid="4c7cc251"/>
    </style:style>
    <style:style style:name="T121" style:family="text">
      <style:text-properties style:font-name="標楷體1" officeooo:rsid="4c8d8fa4"/>
    </style:style>
    <style:style style:name="T122" style:family="text">
      <style:text-properties style:font-name="標楷體1" officeooo:rsid="4cb14fac"/>
    </style:style>
    <style:style style:name="T123" style:family="text">
      <style:text-properties style:font-name="標楷體1" officeooo:rsid="4d4642f1"/>
    </style:style>
    <style:style style:name="T124" style:family="text">
      <style:text-properties style:font-name="標楷體1" officeooo:rsid="4ddbd579"/>
    </style:style>
    <style:style style:name="T125" style:family="text">
      <style:text-properties style:font-name="標楷體1" officeooo:rsid="4dde1ab1"/>
    </style:style>
    <style:style style:name="T126" style:family="text">
      <style:text-properties style:font-name="標楷體1" officeooo:rsid="4dbf1947"/>
    </style:style>
    <style:style style:name="T127" style:family="text">
      <style:text-properties style:font-name="標楷體1" officeooo:rsid="527d93c6"/>
    </style:style>
    <style:style style:name="T128" style:family="text">
      <style:text-properties style:font-name="標楷體1" officeooo:rsid="54212707"/>
    </style:style>
    <style:style style:name="T129" style:family="text">
      <style:text-properties style:font-name="標楷體1" officeooo:rsid="54267400"/>
    </style:style>
    <style:style style:name="T130" style:family="text">
      <style:text-properties style:font-name="標楷體1" officeooo:rsid="54310488"/>
    </style:style>
    <style:style style:name="T131" style:family="text">
      <style:text-properties style:font-name="標楷體1" officeooo:rsid="5438faf7"/>
    </style:style>
    <style:style style:name="T132" style:family="text">
      <style:text-properties style:font-name="標楷體1" officeooo:rsid="2b6f314a"/>
    </style:style>
    <style:style style:name="T133" style:family="text">
      <style:text-properties style:font-name="標楷體1" officeooo:rsid="5459eea4"/>
    </style:style>
    <style:style style:name="T134" style:family="text">
      <style:text-properties style:font-name="標楷體1" officeooo:rsid="54717ea8"/>
    </style:style>
    <style:style style:name="T135" style:family="text">
      <style:text-properties style:font-name="標楷體1" officeooo:rsid="5472f0ef"/>
    </style:style>
    <style:style style:name="T136" style:family="text">
      <style:text-properties style:font-name="標楷體1" officeooo:rsid="5476cd68"/>
    </style:style>
    <style:style style:name="T137" style:family="text">
      <style:text-properties style:font-name="標楷體1" officeooo:rsid="547e525a"/>
    </style:style>
    <style:style style:name="T138" style:family="text">
      <style:text-properties style:font-name="標楷體1" officeooo:rsid="547ea042"/>
    </style:style>
    <style:style style:name="T139" style:family="text">
      <style:text-properties style:font-name="標楷體1" officeooo:rsid="54905d15"/>
    </style:style>
    <style:style style:name="T140" style:family="text">
      <style:text-properties style:font-name="標楷體1" officeooo:rsid="54924af9"/>
    </style:style>
    <style:style style:name="T141" style:family="text">
      <style:text-properties style:font-name="標楷體1" officeooo:rsid="54944d49"/>
    </style:style>
    <style:style style:name="T142" style:family="text">
      <style:text-properties style:font-name="標楷體1" officeooo:rsid="54a6d624"/>
    </style:style>
    <style:style style:name="T143" style:family="text">
      <style:text-properties style:font-name="標楷體1" officeooo:rsid="5434983c"/>
    </style:style>
    <style:style style:name="T144" style:family="text">
      <style:text-properties style:font-name="標楷體1" officeooo:rsid="54ade61f"/>
    </style:style>
    <style:style style:name="T145" style:family="text">
      <style:text-properties style:font-name="標楷體1" officeooo:rsid="54b16b00"/>
    </style:style>
    <style:style style:name="T146" style:family="text">
      <style:text-properties style:font-name="標楷體1" officeooo:rsid="54b20e5a"/>
    </style:style>
    <style:style style:name="T147" style:family="text">
      <style:text-properties style:font-name="標楷體1" officeooo:rsid="54b55299"/>
    </style:style>
    <style:style style:name="T148" style:family="text">
      <style:text-properties style:font-name="標楷體1" officeooo:rsid="54dcf3fa"/>
    </style:style>
    <style:style style:name="T149" style:family="text">
      <style:text-properties style:font-name="標楷體1" officeooo:rsid="54e4f949"/>
    </style:style>
    <style:style style:name="T150" style:family="text">
      <style:text-properties style:font-name="標楷體1" officeooo:rsid="545d939d"/>
    </style:style>
    <style:style style:name="T151" style:family="text">
      <style:text-properties style:font-name="標楷體1" officeooo:rsid="5443543e"/>
    </style:style>
    <style:style style:name="T152" style:family="text">
      <style:text-properties style:font-name="標楷體1" officeooo:rsid="5443fbb9"/>
    </style:style>
    <style:style style:name="T153" style:family="text">
      <style:text-properties style:font-name="標楷體1" officeooo:rsid="541f743d"/>
    </style:style>
    <style:style style:name="T154" style:family="text">
      <style:text-properties style:font-name="標楷體1" officeooo:rsid="54303b1f"/>
    </style:style>
    <style:style style:name="T155" style:family="text">
      <style:text-properties style:font-name="標楷體1" officeooo:rsid="54330ca6"/>
    </style:style>
    <style:style style:name="T156" style:family="text">
      <style:text-properties style:font-name="標楷體1" officeooo:rsid="5510c495"/>
    </style:style>
    <style:style style:name="T157" style:family="text">
      <style:text-properties style:font-name="標楷體1" officeooo:rsid="55148fd9"/>
    </style:style>
    <style:style style:name="T158" style:family="text">
      <style:text-properties style:font-name="標楷體1" officeooo:rsid="553287d3"/>
    </style:style>
    <style:style style:name="T159" style:family="text">
      <style:text-properties style:font-name="標楷體1" officeooo:rsid="5532d396"/>
    </style:style>
    <style:style style:name="T160" style:family="text">
      <style:text-properties style:font-name="標楷體1" officeooo:rsid="553d1122"/>
    </style:style>
    <style:style style:name="T161" style:family="text">
      <style:text-properties style:font-name="標楷體1" officeooo:rsid="5545a3c3"/>
    </style:style>
    <style:style style:name="T162" style:family="text">
      <style:text-properties style:font-name="標楷體1" officeooo:rsid="554b4d8d"/>
    </style:style>
    <style:style style:name="T163" style:family="text">
      <style:text-properties style:font-name="標楷體1" officeooo:rsid="554fe572"/>
    </style:style>
    <style:style style:name="T164" style:family="text">
      <style:text-properties style:font-name="標楷體1" officeooo:rsid="5511b5a9"/>
    </style:style>
    <style:style style:name="T165" style:family="text">
      <style:text-properties style:font-name="標楷體1" officeooo:rsid="5522f4be"/>
    </style:style>
    <style:style style:name="T166" style:family="text">
      <style:text-properties style:font-name="標楷體1" officeooo:rsid="55232cde"/>
    </style:style>
    <style:style style:name="T167" style:family="text">
      <style:text-properties style:font-name="標楷體1" officeooo:rsid="552b91e8"/>
    </style:style>
    <style:style style:name="T168" style:family="text">
      <style:text-properties style:font-name="標楷體1" officeooo:rsid="561d084d"/>
    </style:style>
    <style:style style:name="T169" style:family="text">
      <style:text-properties style:font-name="標楷體1" officeooo:rsid="526eda21"/>
    </style:style>
    <style:style style:name="T170" style:family="text">
      <style:text-properties style:font-name="標楷體1" officeooo:rsid="531ecd01"/>
    </style:style>
    <style:style style:name="T171" style:family="text">
      <style:text-properties style:font-name="標楷體1" officeooo:rsid="539c830e"/>
    </style:style>
    <style:style style:name="T172" style:family="text">
      <style:text-properties style:font-name="標楷體1" officeooo:rsid="56381b1e"/>
    </style:style>
    <style:style style:name="T173" style:family="text">
      <style:text-properties style:font-name="標楷體1" officeooo:rsid="53d47235"/>
    </style:style>
    <style:style style:name="T174" style:family="text">
      <style:text-properties style:font-name="標楷體1" officeooo:rsid="5469c205"/>
    </style:style>
    <style:style style:name="T175" style:family="text">
      <style:text-properties style:font-name="標楷體1" officeooo:rsid="546cbe98"/>
    </style:style>
    <style:style style:name="T176" style:family="text">
      <style:text-properties style:font-name="標楷體1" officeooo:rsid="54778799"/>
    </style:style>
    <style:style style:name="T177" style:family="text">
      <style:text-properties style:font-name="標楷體1" officeooo:rsid="5478b3c1"/>
    </style:style>
    <style:style style:name="T178" style:family="text">
      <style:text-properties style:font-name="標楷體1" officeooo:rsid="54250664"/>
    </style:style>
    <style:style style:name="T179" style:family="text">
      <style:text-properties style:font-name="標楷體1" officeooo:rsid="551ec71d"/>
    </style:style>
    <style:style style:name="T180" style:family="text">
      <style:text-properties style:font-name="標楷體1" officeooo:rsid="551d5d01"/>
    </style:style>
    <style:style style:name="T181" style:family="text">
      <style:text-properties style:font-name="標楷體1" officeooo:rsid="552379d6"/>
    </style:style>
    <style:style style:name="T182" style:family="text">
      <style:text-properties style:font-name="標楷體1" officeooo:rsid="543ae2b8"/>
    </style:style>
    <style:style style:name="T183" style:family="text">
      <style:text-properties style:font-name="標楷體1" officeooo:rsid="548e9471"/>
    </style:style>
    <style:style style:name="T184" style:family="text">
      <style:text-properties style:font-name="標楷體1" officeooo:rsid="5497ca64"/>
    </style:style>
    <style:style style:name="T185" style:family="text">
      <style:text-properties style:font-name="標楷體1" officeooo:rsid="54b13fa1"/>
    </style:style>
    <style:style style:name="T186" style:family="text">
      <style:text-properties style:font-name="標楷體1" officeooo:rsid="5648c538"/>
    </style:style>
    <style:style style:name="T187" style:family="text">
      <style:text-properties style:font-name="標楷體1" officeooo:rsid="5650741c"/>
    </style:style>
    <style:style style:name="T188" style:family="text">
      <style:text-properties style:font-name="標楷體1" officeooo:rsid="362b5268"/>
    </style:style>
    <style:style style:name="T189" style:family="text">
      <style:text-properties fo:color="#333333"/>
    </style:style>
    <style:style style:name="T190" style:family="text">
      <style:text-properties fo:color="#333333" officeooo:rsid="496f7bbc"/>
    </style:style>
    <style:style style:name="T191" style:family="text">
      <style:text-properties fo:color="#333333" style:font-name="標楷體1"/>
    </style:style>
    <style:style style:name="T192" style:family="text">
      <style:text-properties fo:color="#333333" style:font-name="標楷體1" style:font-name-asian="標楷體1"/>
    </style:style>
    <style:style style:name="T193" style:family="text">
      <style:text-properties fo:color="#333333" style:font-name="標楷體1" officeooo:rsid="4c991ddd" style:font-name-asian="標楷體1"/>
    </style:style>
    <style:style style:name="T194" style:family="text">
      <style:text-properties fo:color="#333333" style:font-name="標楷體1" officeooo:rsid="4cc38040" style:font-name-asian="標楷體1"/>
    </style:style>
    <style:style style:name="T195" style:family="text">
      <style:text-properties fo:color="#333333" style:font-name="標楷體1" officeooo:rsid="55148fd9"/>
    </style:style>
    <style:style style:name="T196" style:family="text">
      <style:text-properties fo:color="#333333" style:font-name="標楷體1" officeooo:rsid="54310488"/>
    </style:style>
    <style:style style:name="T197" style:family="text">
      <style:text-properties fo:color="#333333" style:font-name="標楷體1" officeooo:rsid="541f743d"/>
    </style:style>
    <style:style style:name="T198" style:family="text">
      <style:text-properties fo:color="#333333" style:font-name="標楷體1" officeooo:rsid="5511b5a9"/>
    </style:style>
    <style:style style:name="T199" style:family="text">
      <style:text-properties fo:color="#333333" style:font-name="標楷體1" officeooo:rsid="5513b1a2"/>
    </style:style>
    <style:style style:name="T200" style:family="text">
      <style:text-properties fo:color="#333333" style:font-name="標楷體1" officeooo:rsid="553eb4bc"/>
    </style:style>
    <style:style style:name="T201" style:family="text">
      <style:text-properties fo:color="#333333" style:font-name="標楷體1" officeooo:rsid="5648c538"/>
    </style:style>
    <style:style style:name="T202" style:family="text">
      <style:text-properties fo:color="#333333" style:font-name="標楷體1" officeooo:rsid="5650741c"/>
    </style:style>
    <style:style style:name="T203" style:family="text">
      <style:text-properties fo:color="#333333" officeooo:rsid="4d3c2f4e"/>
    </style:style>
    <style:style style:name="T204" style:family="text">
      <style:text-properties fo:color="#333333" officeooo:rsid="362b5268"/>
    </style:style>
    <style:style style:name="T205" style:family="text">
      <style:text-properties fo:color="#333333" style:font-name="Arial1" officeooo:rsid="4d3c2f4e" style:font-name-asian="Arial1"/>
    </style:style>
    <style:style style:name="T206" style:family="text">
      <style:text-properties fo:color="#333333" style:font-name="Arial1" officeooo:rsid="5511b5a9" style:font-name-asian="Arial1"/>
    </style:style>
    <style:style style:name="T207" style:family="text">
      <style:text-properties fo:color="#333333" style:font-name="Arial1" officeooo:rsid="5511b5a9"/>
    </style:style>
    <style:style style:name="T208" style:family="text">
      <style:text-properties fo:color="#333333" officeooo:rsid="529a4416"/>
    </style:style>
    <style:style style:name="T209" style:family="text">
      <style:text-properties fo:color="#333333" officeooo:rsid="5511b5a9"/>
    </style:style>
    <style:style style:name="T210" style:family="text">
      <style:text-properties fo:color="#333333" officeooo:rsid="541f743d"/>
    </style:style>
    <style:style style:name="T211" style:family="text">
      <style:text-properties style:text-underline-style="solid" style:text-underline-width="auto" style:text-underline-color="font-color"/>
    </style:style>
    <style:style style:name="T212" style:family="text">
      <style:text-properties style:text-underline-style="solid" style:text-underline-width="auto" style:text-underline-color="font-color" officeooo:rsid="48782837"/>
    </style:style>
    <style:style style:name="T213" style:family="text">
      <style:text-properties style:text-underline-style="solid" style:text-underline-width="auto" style:text-underline-color="font-color" officeooo:rsid="53226882"/>
    </style:style>
    <style:style style:name="T214" style:family="text">
      <style:text-properties officeooo:rsid="362b5268"/>
    </style:style>
    <style:style style:name="T215" style:family="text">
      <style:text-properties officeooo:rsid="48fdd2e9"/>
    </style:style>
    <style:style style:name="T216" style:family="text">
      <style:text-properties officeooo:rsid="49032c72"/>
    </style:style>
    <style:style style:name="T217" style:family="text">
      <style:text-properties officeooo:rsid="2b6f314a"/>
    </style:style>
    <style:style style:name="T218" style:family="text">
      <style:text-properties officeooo:rsid="49a35660"/>
    </style:style>
    <style:style style:name="T219" style:family="text">
      <style:text-properties officeooo:rsid="4a119482"/>
    </style:style>
    <style:style style:name="T220" style:family="text">
      <style:text-properties officeooo:rsid="4a330b3c"/>
    </style:style>
    <style:style style:name="T221" style:family="text">
      <style:text-properties officeooo:rsid="4ab05865"/>
    </style:style>
    <style:style style:name="T222" style:family="text">
      <style:text-properties officeooo:rsid="4ae7655e"/>
    </style:style>
    <style:style style:name="T223" style:family="text">
      <style:text-properties officeooo:rsid="4ae8b1da"/>
    </style:style>
    <style:style style:name="T224" style:family="text">
      <style:text-properties officeooo:rsid="4aed8a3e"/>
    </style:style>
    <style:style style:name="T225" style:family="text">
      <style:text-properties officeooo:rsid="4b2482fd"/>
    </style:style>
    <style:style style:name="T226" style:family="text">
      <style:text-properties officeooo:rsid="4b3c4d64"/>
    </style:style>
    <style:style style:name="T227" style:family="text">
      <style:text-properties officeooo:rsid="4aada004"/>
    </style:style>
    <style:style style:name="T228" style:family="text">
      <style:text-properties officeooo:rsid="4b531256"/>
    </style:style>
    <style:style style:name="T229" style:family="text">
      <style:text-properties officeooo:rsid="4b536d71"/>
    </style:style>
    <style:style style:name="T230" style:family="text">
      <style:text-properties officeooo:rsid="4b555047"/>
    </style:style>
    <style:style style:name="T231" style:family="text">
      <style:text-properties officeooo:rsid="4b57a3db"/>
    </style:style>
    <style:style style:name="T232" style:family="text">
      <style:text-properties officeooo:rsid="4ba56d92"/>
    </style:style>
    <style:style style:name="T233" style:family="text">
      <style:text-properties style:text-position="sub 58%" style:font-name="標楷體1" officeooo:rsid="4baf6da7"/>
    </style:style>
    <style:style style:name="T234" style:family="text">
      <style:text-properties style:text-position="sub 58%" style:font-name="標楷體1" officeooo:rsid="4bb380ef"/>
    </style:style>
    <style:style style:name="T235" style:family="text">
      <style:text-properties style:text-position="sub 58%" style:font-name="標楷體1" officeooo:rsid="4beb5dd0"/>
    </style:style>
    <style:style style:name="T236" style:family="text">
      <style:text-properties style:text-position="sub 58%" style:font-name="標楷體1" officeooo:rsid="4c115fc6"/>
    </style:style>
    <style:style style:name="T237" style:family="text">
      <style:text-properties style:text-position="sub 58%" style:font-name="標楷體1" officeooo:rsid="4c5ab634"/>
    </style:style>
    <style:style style:name="T238" style:family="text">
      <style:text-properties style:text-position="sub 58%" style:font-name="標楷體1" officeooo:rsid="4bef50f2" style:font-name-asian="標楷體1"/>
    </style:style>
    <style:style style:name="T239" style:family="text">
      <style:text-properties style:text-position="sub 58%" style:font-name="標楷體1" officeooo:rsid="4bf1bad6" style:font-name-asian="標楷體1"/>
    </style:style>
    <style:style style:name="T240" style:family="text">
      <style:text-properties style:text-position="sub 58%" style:font-name="標楷體1" officeooo:rsid="4bf43781" style:font-name-asian="標楷體1"/>
    </style:style>
    <style:style style:name="T241" style:family="text">
      <style:text-properties style:text-position="sub 58%" style:font-name="標楷體1" officeooo:rsid="4bfaadc1" style:font-name-asian="標楷體1"/>
    </style:style>
    <style:style style:name="T242" style:family="text">
      <style:text-properties style:text-position="sub 58%" style:font-name="標楷體1" officeooo:rsid="4c456c42" style:font-name-asian="標楷體1"/>
    </style:style>
    <style:style style:name="T243" style:family="text">
      <style:text-properties style:text-position="sub 58%" style:font-name="標楷體1" officeooo:rsid="4c5bfa0d" style:font-name-asian="標楷體1"/>
    </style:style>
    <style:style style:name="T244" style:family="text">
      <style:text-properties style:text-position="sub 58%" style:font-name="標楷體1" officeooo:rsid="4c62496f" style:font-name-asian="標楷體1"/>
    </style:style>
    <style:style style:name="T245" style:family="text">
      <style:text-properties style:text-position="sub 58%" style:font-name="標楷體1" officeooo:rsid="4c631a53" style:font-name-asian="標楷體1"/>
    </style:style>
    <style:style style:name="T246" style:family="text">
      <style:text-properties style:text-position="sub 58%" style:font-name="標楷體1" officeooo:rsid="4c63c2ca" style:font-name-asian="標楷體1"/>
    </style:style>
    <style:style style:name="T247" style:family="text">
      <style:text-properties style:text-position="sub 58%" style:font-name="標楷體1" officeooo:rsid="4c64e522" style:font-name-asian="標楷體1"/>
    </style:style>
    <style:style style:name="T248" style:family="text">
      <style:text-properties style:text-position="sub 58%" style:font-name="標楷體1" officeooo:rsid="4c0d8ac8"/>
    </style:style>
    <style:style style:name="T249" style:family="text">
      <style:text-properties style:text-position="sub 58%" style:font-name="標楷體1" officeooo:rsid="4c3fda5c"/>
    </style:style>
    <style:style style:name="T250" style:family="text">
      <style:text-properties style:text-position="sub 58%" style:font-name="標楷體1" officeooo:rsid="54924af9"/>
    </style:style>
    <style:style style:name="T251" style:family="text">
      <style:text-properties style:text-position="sub 58%" style:font-name="標楷體1" officeooo:rsid="54944d49"/>
    </style:style>
    <style:style style:name="T252" style:family="text">
      <style:text-properties style:text-position="sub 58%" style:font-name="標楷體1" officeooo:rsid="554fe572"/>
    </style:style>
    <style:style style:name="T253" style:family="text">
      <style:text-properties style:text-position="sub 58%" style:font-name="標楷體1" officeooo:rsid="5559cc15"/>
    </style:style>
    <style:style style:name="T254" style:family="text">
      <style:text-properties style:text-position="sub 58%" style:font-name="標楷體1" officeooo:rsid="552379d6"/>
    </style:style>
    <style:style style:name="T255" style:family="text">
      <style:text-properties style:text-position="sub 58%" style:font-name="標楷體" officeooo:rsid="548d01c2"/>
    </style:style>
    <style:style style:name="T256" style:family="text">
      <style:text-properties officeooo:rsid="4baf6da7"/>
    </style:style>
    <style:style style:name="T257" style:family="text">
      <style:text-properties fo:color="#1c1c1c"/>
    </style:style>
    <style:style style:name="T258" style:family="text">
      <style:text-properties fo:color="#1c1c1c" style:font-name="標楷體1"/>
    </style:style>
    <style:style style:name="T259" style:family="text">
      <style:text-properties fo:color="#1c1c1c" style:font-name="標楷體1" officeooo:rsid="4baa3d38"/>
    </style:style>
    <style:style style:name="T260" style:family="text">
      <style:text-properties fo:color="#1c1c1c" style:font-name="標楷體1" officeooo:rsid="4ba56d92"/>
    </style:style>
    <style:style style:name="T261" style:family="text">
      <style:text-properties fo:color="#1c1c1c" style:font-name="標楷體1" officeooo:rsid="4baf6da7"/>
    </style:style>
    <style:style style:name="T262" style:family="text">
      <style:text-properties fo:color="#1c1c1c" style:font-name="標楷體1" officeooo:rsid="4bb4c830"/>
    </style:style>
    <style:style style:name="T263" style:family="text">
      <style:text-properties fo:color="#1c1c1c" style:font-name="標楷體1" officeooo:rsid="5434983c"/>
    </style:style>
    <style:style style:name="T264" style:family="text">
      <style:text-properties fo:color="#1c1c1c" style:font-name="標楷體1" officeooo:rsid="54ae3c25"/>
    </style:style>
    <style:style style:name="T265" style:family="text">
      <style:text-properties fo:color="#1c1c1c" officeooo:rsid="4ba56d92"/>
    </style:style>
    <style:style style:name="T266" style:family="text">
      <style:text-properties fo:color="#1c1c1c" style:text-position="super 58%" style:font-name="標楷體1" officeooo:rsid="4bb4c830"/>
    </style:style>
    <style:style style:name="T267" style:family="text">
      <style:text-properties fo:color="#1c1c1c" style:text-position="super 58%" style:font-name="標楷體1" officeooo:rsid="5434983c"/>
    </style:style>
    <style:style style:name="T268" style:family="text">
      <style:text-properties fo:color="#1c1c1c" officeooo:rsid="5253e8a9"/>
    </style:style>
    <style:style style:name="T269" style:family="text">
      <style:text-properties officeooo:rsid="4bbfd365"/>
    </style:style>
    <style:style style:name="T270" style:family="text">
      <style:text-properties officeooo:rsid="4bc2cf6c"/>
    </style:style>
    <style:style style:name="T271" style:family="text">
      <style:text-properties officeooo:rsid="4bc691fc"/>
    </style:style>
    <style:style style:name="T272" style:family="text">
      <style:text-properties officeooo:rsid="4b4ad8aa"/>
    </style:style>
    <style:style style:name="T273" style:family="text">
      <style:text-properties officeooo:rsid="4bef50f2"/>
    </style:style>
    <style:style style:name="T274" style:family="text">
      <style:text-properties officeooo:rsid="4bf5e3e3"/>
    </style:style>
    <style:style style:name="T275" style:family="text">
      <style:text-properties officeooo:rsid="4c049a0e"/>
    </style:style>
    <style:style style:name="T276" style:family="text">
      <style:text-properties officeooo:rsid="4c7cc251"/>
    </style:style>
    <style:style style:name="T277" style:family="text">
      <style:text-properties officeooo:rsid="4c8d8fa4"/>
    </style:style>
    <style:style style:name="T278" style:family="text">
      <style:text-properties officeooo:rsid="4c991ddd"/>
    </style:style>
    <style:style style:name="T279" style:family="text">
      <style:text-properties officeooo:rsid="4cab639c"/>
    </style:style>
    <style:style style:name="T280" style:family="text">
      <style:text-properties officeooo:rsid="4cb14fac"/>
    </style:style>
    <style:style style:name="T281" style:family="text">
      <style:text-properties officeooo:rsid="4cc38040"/>
    </style:style>
    <style:style style:name="T282" style:family="text">
      <style:text-properties officeooo:rsid="4cdae852"/>
    </style:style>
    <style:style style:name="T283" style:family="text">
      <style:text-properties fo:color="#808080"/>
    </style:style>
    <style:style style:name="T284" style:family="text">
      <style:text-properties officeooo:rsid="4cff6225"/>
    </style:style>
    <style:style style:name="T285" style:family="text">
      <style:text-properties officeooo:rsid="4d3c2f4e"/>
    </style:style>
    <style:style style:name="T286" style:family="text">
      <style:text-properties officeooo:rsid="4d4642f1"/>
    </style:style>
    <style:style style:name="T287" style:family="text">
      <style:text-properties officeooo:rsid="4dabc75d"/>
    </style:style>
    <style:style style:name="T288" style:family="text">
      <style:text-properties officeooo:rsid="4dae5276"/>
    </style:style>
    <style:style style:name="T289" style:family="text">
      <style:text-properties officeooo:rsid="523d1d57"/>
    </style:style>
    <style:style style:name="T290" style:family="text">
      <style:text-properties officeooo:rsid="5253e8a9"/>
    </style:style>
    <style:style style:name="T291" style:family="text">
      <style:text-properties fo:color="#010101" style:font-name="標楷體1" style:font-name-asian="標楷體1"/>
    </style:style>
    <style:style style:name="T292" style:family="text">
      <style:text-properties fo:color="#010101" style:font-name="標楷體1" officeooo:rsid="4b4ad8aa" style:font-name-asian="標楷體1"/>
    </style:style>
    <style:style style:name="T293" style:family="text">
      <style:text-properties fo:color="#010101" style:font-name="標楷體1" officeooo:rsid="4c956006" style:font-name-asian="標楷體1"/>
    </style:style>
    <style:style style:name="T294" style:family="text">
      <style:text-properties fo:color="#010101" style:font-name="標楷體1" fo:font-size="11pt" style:font-size-asian="11pt" style:font-size-complex="11pt"/>
    </style:style>
    <style:style style:name="T295" style:family="text">
      <style:text-properties fo:color="#010101" style:font-name="標楷體1" fo:font-size="11pt" officeooo:rsid="5347401f" style:font-size-asian="11pt" style:font-size-complex="11pt"/>
    </style:style>
    <style:style style:name="T296" style:family="text">
      <style:text-properties fo:color="#010101" style:font-name="標楷體1" officeooo:rsid="55148fd9"/>
    </style:style>
    <style:style style:name="T297" style:family="text">
      <style:text-properties fo:color="#010101" style:font-name="標楷體1" fo:font-size="8pt" style:font-size-asian="8pt" style:font-size-complex="8pt"/>
    </style:style>
    <style:style style:name="T298" style:family="text">
      <style:text-properties fo:color="#010101" style:font-name="標楷體1" fo:font-size="8pt" officeooo:rsid="2b6f314a" style:font-size-asian="8pt" style:font-size-complex="8pt"/>
    </style:style>
    <style:style style:name="T299" style:family="text">
      <style:text-properties fo:color="#010101" style:font-name="標楷體1" officeooo:rsid="53604aef"/>
    </style:style>
    <style:style style:name="T300" style:family="text">
      <style:text-properties fo:color="#010101" style:font-name="Arial1" officeooo:rsid="4c9457da" style:font-name-asian="Arial1"/>
    </style:style>
    <style:style style:name="T301" style:family="text">
      <style:text-properties officeooo:rsid="40b326dd"/>
    </style:style>
    <style:style style:name="T302" style:family="text">
      <style:text-properties officeooo:rsid="526eda21"/>
    </style:style>
    <style:style style:name="T303" style:family="text">
      <style:text-properties style:font-name="Liberation Serif1" officeooo:rsid="52c75ffd" style:font-name-asian="Liberation Serif1" style:font-name-complex="Liberation Serif1"/>
    </style:style>
    <style:style style:name="T304" style:family="text">
      <style:text-properties style:font-name="Liberation Serif1" officeooo:rsid="52e4cef4" style:font-name-asian="Liberation Serif1" style:font-name-complex="Liberation Serif1"/>
    </style:style>
    <style:style style:name="T305" style:family="text">
      <style:text-properties style:font-name="Liberation Serif1" officeooo:rsid="52fe158f" style:font-name-asian="Liberation Serif1" style:font-name-complex="Liberation Serif1"/>
    </style:style>
    <style:style style:name="T306" style:family="text">
      <style:text-properties style:font-name="Liberation Serif1" officeooo:rsid="544b972c" style:font-name-asian="Liberation Serif1" style:font-name-complex="Liberation Serif1"/>
    </style:style>
    <style:style style:name="T307" style:family="text">
      <style:text-properties style:font-name="Liberation Serif1" officeooo:rsid="52b3ba2e" style:font-name-complex="Liberation Serif1"/>
    </style:style>
    <style:style style:name="T308" style:family="text">
      <style:text-properties style:font-name="Liberation Serif1" officeooo:rsid="52fe158f" style:font-name-complex="Liberation Serif1"/>
    </style:style>
    <style:style style:name="T309" style:family="text">
      <style:text-properties style:font-name="Liberation Serif1" officeooo:rsid="544b972c" style:font-name-complex="Liberation Serif1"/>
    </style:style>
    <style:style style:name="T310" style:family="text">
      <style:text-properties officeooo:rsid="527d93c6"/>
    </style:style>
    <style:style style:name="T311" style:family="text">
      <style:text-properties officeooo:rsid="529a4416"/>
    </style:style>
    <style:style style:name="T312" style:family="text">
      <style:text-properties style:font-name="Arial1" style:font-name-asian="Arial1"/>
    </style:style>
    <style:style style:name="T313" style:family="text">
      <style:text-properties style:font-name="Arial1" officeooo:rsid="49032c72" style:font-name-asian="Arial1"/>
    </style:style>
    <style:style style:name="T314" style:family="text">
      <style:text-properties style:font-name="Arial1" officeooo:rsid="4b2482fd" style:font-name-asian="Arial1"/>
    </style:style>
    <style:style style:name="T315" style:family="text">
      <style:text-properties style:font-name="Arial1" officeooo:rsid="4bc691fc" style:font-name-asian="Arial1"/>
    </style:style>
    <style:style style:name="T316" style:family="text">
      <style:text-properties style:font-name="Arial1" officeooo:rsid="4c9457da" style:font-name-asian="Arial1"/>
    </style:style>
    <style:style style:name="T317" style:family="text">
      <style:text-properties style:font-name="Arial1" officeooo:rsid="4cff6225" style:font-name-asian="Arial1"/>
    </style:style>
    <style:style style:name="T318" style:family="text">
      <style:text-properties style:font-name="Arial1" officeooo:rsid="4c8d8fa4" style:font-name-asian="Arial1"/>
    </style:style>
    <style:style style:name="T319" style:family="text">
      <style:text-properties style:font-name="Arial1" officeooo:rsid="4d3c2f4e" style:font-name-asian="Arial1"/>
    </style:style>
    <style:style style:name="T320" style:family="text">
      <style:text-properties style:font-name="Arial1" officeooo:rsid="529a4416" style:font-name-asian="Arial1"/>
    </style:style>
    <style:style style:name="T321" style:family="text">
      <style:text-properties style:font-name="Arial1" officeooo:rsid="4b4ad8aa" style:font-name-asian="Arial1"/>
    </style:style>
    <style:style style:name="T322" style:family="text">
      <style:text-properties style:font-name="Arial1" officeooo:rsid="547c2a9a" style:font-name-asian="Arial1"/>
    </style:style>
    <style:style style:name="T323" style:family="text">
      <style:text-properties style:font-name="Arial1" officeooo:rsid="5511b5a9" style:font-name-asian="Arial1"/>
    </style:style>
    <style:style style:name="T324" style:family="text">
      <style:text-properties style:font-name="Liberation Serif" style:font-name-asian="Liberation Serif" style:font-name-complex="Liberation Serif1"/>
    </style:style>
    <style:style style:name="T325" style:family="text">
      <style:text-properties style:font-name="Liberation Serif" officeooo:rsid="4b595183" style:font-name-asian="Liberation Serif" style:font-name-complex="Liberation Serif1"/>
    </style:style>
    <style:style style:name="T326" style:family="text">
      <style:text-properties officeooo:rsid="531ecd01"/>
    </style:style>
    <style:style style:name="T327" style:family="text">
      <style:text-properties officeooo:rsid="5347401f"/>
    </style:style>
    <style:style style:name="T328" style:family="text">
      <style:text-properties officeooo:rsid="535694b1"/>
    </style:style>
    <style:style style:name="T329" style:family="text">
      <style:text-properties officeooo:rsid="53d47235"/>
    </style:style>
    <style:style style:name="T330" style:family="text">
      <style:text-properties officeooo:rsid="541f743d"/>
    </style:style>
    <style:style style:name="T331" style:family="text">
      <style:text-properties officeooo:rsid="54212707"/>
    </style:style>
    <style:style style:name="T332" style:family="text">
      <style:text-properties officeooo:rsid="54267400"/>
    </style:style>
    <style:style style:name="T333" style:family="text">
      <style:text-properties officeooo:rsid="541f743d" style:font-name-asian="Arial1"/>
    </style:style>
    <style:style style:name="T334" style:family="text">
      <style:text-properties officeooo:rsid="547c2a9a" style:font-name-asian="Arial1"/>
    </style:style>
    <style:style style:name="T335" style:family="text">
      <style:text-properties officeooo:rsid="5511b5a9" style:font-name-asian="Arial1"/>
    </style:style>
    <style:style style:name="T336" style:family="text">
      <style:text-properties officeooo:rsid="5438faf7"/>
    </style:style>
    <style:style style:name="T337" style:family="text">
      <style:text-properties officeooo:rsid="5443543e"/>
    </style:style>
    <style:style style:name="T338" style:family="text">
      <style:text-properties officeooo:rsid="54535e71"/>
    </style:style>
    <style:style style:name="T339" style:family="text">
      <style:text-properties officeooo:rsid="545d939d"/>
    </style:style>
    <style:style style:name="T340" style:family="text">
      <style:text-properties officeooo:rsid="547c2a9a"/>
    </style:style>
    <style:style style:name="T341" style:family="text">
      <style:text-properties officeooo:rsid="547ea042"/>
    </style:style>
    <style:style style:name="T342" style:family="text">
      <style:text-properties style:font-name="標楷體" officeooo:rsid="548d01c2"/>
    </style:style>
    <style:style style:name="T343" style:family="text">
      <style:text-properties style:font-name="標楷體" officeooo:rsid="5658aa40"/>
    </style:style>
    <style:style style:name="T344" style:family="text">
      <style:text-properties style:font-name="標楷體" officeooo:rsid="566dd3d5"/>
    </style:style>
    <style:style style:name="T345" style:family="text">
      <style:text-properties officeooo:rsid="5511b5a9"/>
    </style:style>
    <style:style style:name="T346" style:family="text">
      <style:text-properties officeooo:rsid="551d5d01"/>
    </style:style>
    <style:style style:name="T347" style:family="text">
      <style:text-properties officeooo:rsid="5522f4be"/>
    </style:style>
    <style:style style:name="T348" style:family="text">
      <style:text-properties officeooo:rsid="52785bb1" style:font-name-asian="Liberation Serif" style:font-name-complex="Liberation Serif1"/>
    </style:style>
    <style:style style:name="T349" style:family="text">
      <style:text-properties officeooo:rsid="52b3ba2e" style:font-name-asian="Liberation Serif" style:font-name-complex="Liberation Serif1"/>
    </style:style>
    <style:style style:name="T350" style:family="text">
      <style:text-properties officeooo:rsid="5648c538"/>
    </style:style>
    <style:style style:name="T351" style:family="text">
      <style:text-properties officeooo:rsid="56571093"/>
    </style:style>
    <style:style style:name="T352" style:family="text">
      <style:text-properties style:font-name-asian="標楷體1"/>
    </style:style>
    <style:style style:name="T353" style:family="text">
      <style:text-properties officeooo:rsid="4c95600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84555708" text:style-name="L1">
        <text:list-item>
          <text:p text:style-name="P1"><text:bookmark-start text:name="時間、空間"/>時間、空間<text:bookmark-end text:name="時間、空間"/></text:p>
          <text:list>
            <text:list-item>
              <text:p text:style-name="P30">時間、空間。</text:p>
              <text:list>
                <text:list-item>
                  <text:p text:style-name="P2">時間<text:span text:style-name="T215"> </text:span><text:span text:style-name="T313">↔</text:span><text:span text:style-name="T216"> 變化</text:span><text:span text:style-name="T189">、個體</text:span><text:span text:style-name="T190">的變化</text:span>。</text:p>
                </text:list-item>
                <text:list-item>
                  <text:p text:style-name="P3">空間<text:span text:style-name="T215"> </text:span><text:span text:style-name="T313">↔</text:span><text:span text:style-name="T216"> 存在</text:span><text:span text:style-name="T189">、個體</text:span><text:span text:style-name="T190">的存在</text:span><text:span text:style-name="T189">、個體</text:span>。</text:p>
                </text:list-item>
              </text:list>
            </text:list-item>
            <text:list-item>
              <text:p text:style-name="P31">時間、空間。</text:p>
              <text:list>
                <text:list-item>
                  <text:p text:style-name="P31">時間<text:span text:style-name="T215"> </text:span><text:span text:style-name="T313">↔</text:span><text:span text:style-name="T216"> </text:span>波、連綿不斷的個體。</text:p>
                </text:list-item>
                <text:list-item>
                  <text:p text:style-name="P31">空間<text:span text:style-name="T215"> </text:span><text:span text:style-name="T313">↔</text:span><text:span text:style-name="T216"> </text:span>粒子、多個粒子（組成的 個體）。</text:p>
                  <text:list>
                    <text:list-item>
                      <text:p text:style-name="P328">（波、粒子 的 相關描述在 <text:span text:style-name="T211">世界學</text:span> 文件群的 <text:span text:style-name="T211">波、粒子</text:span>）</text:p>
                    </text:list-item>
                  </text:list>
                </text:list-item>
              </text:list>
            </text:list-item>
            <text:list-item>
              <text:p text:style-name="P32">時間、空間。</text:p>
              <text:list>
                <text:list-item>
                  <text:p text:style-name="P32">明顯例子，某一特定個體 有機率 看不到、感測不<text:span text:style-name="T18">到（時間）</text:span><text:span text:style-name="T19">1世紀之後的 </text:span><text:span text:style-name="T218">景象</text:span>。</text:p>
                  <text:list>
                    <text:list-item>
                      <text:p text:style-name="P32">某一特定遙視個體 有機率 看得到、感測得到（下游的）其他<text:span text:style-name="T17">&lt;?3&gt;</text:span>個體。</text:p>
                    </text:list-item>
                    <text:list-item>
                      <text:p text:style-name="P33">某一特定遙視個體 有機率 看得到、感測得到（等效於）<text:span text:style-name="T17">&lt;_?3_&gt;</text:span>個體 <text:span text:style-name="T19">1世紀之後的 </text:span><text:span text:style-name="T218">景象</text:span>。</text:p>
                    </text:list-item>
                  </text:list>
                </text:list-item>
                <text:list-item>
                  <text:p text:style-name="P32">明顯例子，某一特定個體 有機率 看得到、感測得<text:span text:style-name="T18">到（空間）</text:span><text:span text:style-name="T19">1公尺之後的 </text:span><text:span text:style-name="T218">景象</text:span>。</text:p>
                </text:list-item>
              </text:list>
            </text:list-item>
            <text:list-item>
              <text:p text:style-name="P32">時間 相依於 密度。</text:p>
              <text:list>
                <text:list-item>
                  <text:p text:style-name="P32">密度 越高，時間 越慢。</text:p>
                </text:list-item>
                <text:list-item>
                  <text:p text:style-name="P32">明顯例子，時間 相依於 空間節點密度。</text:p>
                </text:list-item>
                <text:list-item>
                  <text:p text:style-name="P32">明顯例子，假定，空間 蘊含 某一特定個體。</text:p>
                  <text:list>
                    <text:list-item>
                      <text:p text:style-name="P32">假定，空間 密度 增加。</text:p>
                      <text:list>
                        <text:list-item>
                          <text:p text:style-name="P32">空間的 變化、時間、密度的增加速度 變慢。</text:p>
                        </text:list-item>
                        <text:list-item>
                          <text:p text:style-name="P32">該個體的 變化、時間 變慢。</text:p>
                        </text:list-item>
                        <text:list-item>
                          <text:p text:style-name="P32">該個體 折射。</text:p>
                        </text:list-item>
                        <text:list-item>
                          <text:p text:style-name="P32">空間、該個體 紫移。</text:p>
                        </text:list-item>
                      </text:list>
                    </text:list-item>
                    <text:list-item>
                      <text:p text:style-name="P32">假定，該個體 從 低密度的空間 進入 高密度的空間。</text:p>
                      <text:list>
                        <text:list-item>
                          <text:p text:style-name="P34">該個體（在 前進方向）的 變化、時間、進入速度 變慢。</text:p>
                          <text:list>
                            <text:list-item>
                              <text:p text:style-name="P32">已知，宗速 是 最高速度、最低速度、唯一速度。</text:p>
                              <text:list>
                                <text:list-item>
                                  <text:p text:style-name="P329">（宗速 的 相關描述在 <text:span text:style-name="T211">世界學</text:span> 文件群的 <text:span text:style-name="T211">宗速</text:span>）</text:p>
                                </text:list-item>
                                <text:list-item>
                                  <text:p text:style-name="P32">該個體的 其他方向的速度 變快。</text:p>
                                  <text:list>
                                    <text:list-item>
                                      <text:p text:style-name="P32">抽象例子，氣球。</text:p>
                                      <text:list>
                                        <text:list-item>
                                          <text:p text:style-name="P32">前後方向 擠壓 氣球。</text:p>
                                        </text:list-item>
                                        <text:list-item>
                                          <text:p text:style-name="P32">氣球 從 其他方向 膨脹。</text:p>
                                          <text:list>
                                            <text:list-item>
                                              <text:p text:style-name="P32">其他方向 的 明顯例子，上下方向、左右方向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2">該個體 折射。</text:p>
                        </text:list-item>
                        <text:list-item>
                          <text:p text:style-name="P32">該個體 紫移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假定，空間 是<text:span text:style-name="T18"> </text:span><text:span text:style-name="T20">n</text:span><text:span text:style-name="T219">維個體。</text:span></text:p>
              <text:list>
                <text:list-item>
                  <text:p text:style-name="P35">時間 是 <text:span text:style-name="T20">n</text:span><text:span text:style-name="T219">維個體（以下）。</text:span></text:p>
                </text:list-item>
                <text:list-item>
                  <text:p text:style-name="P36">假定，空間 蘊含<text:span text:style-name="T18"> 某一特定</text:span><text:span text:style-name="T220">個體。</text:span></text:p>
                  <text:list>
                    <text:list-item>
                      <text:p text:style-name="P45"><text:span text:style-name="T18">假定，該個體 是 </text:span><text:span text:style-name="T20">m</text:span>維個體、<text:span text:style-name="T20">m</text:span>維存在<text:span text:style-name="T18">。</text:span></text:p>
                      <text:list>
                        <text:list-item>
                          <text:p text:style-name="P48"><text:span text:style-name="T18">n </text:span><text:span text:style-name="T324">≥</text:span><text:span text:style-name="T18"> m。</text:span></text:p>
                        </text:list-item>
                        <text:list-item>
                          <text:p text:style-name="P46"><text:span text:style-name="T18">該</text:span>個體的 時間、變化 是 <text:span text:style-name="T20">m</text:span>維個體（以下）。</text:p>
                          <text:list>
                            <text:list-item>
                              <text:p text:style-name="P47"><text:span text:style-name="T18">（基於、根基是 該</text:span>個體 的）時間、變化 是 <text:span text:style-name="T20">m</text:span>維個體（以下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6"><text:bookmark-start text:name="宗速"/>宗速<text:bookmark-end text:name="宗速"/></text:p>
          <text:list>
            <text:list-item>
              <text:p text:style-name="P330">（宗速 的 相關描述在 <text:span text:style-name="T211">新生之書</text:span>的 <text:span text:style-name="T211">能量、儲量</text:span> 文件群的 <text:span text:style-name="T211">宗速</text:span>）</text:p>
            </text:list-item>
            <text:list-item>
              <text:p text:style-name="P37">明顯例子，假定，第一個個體 蘊含 第二個個體。</text:p>
              <text:list>
                <text:list-item>
                  <text:p text:style-name="P37">假定，當下、某一特定時間座標，第二個個體 在 某一特定空間座標。</text:p>
                </text:list-item>
                <text:list-item>
                  <text:p text:style-name="P38">第二個個體的 速度 是 宗速。</text:p>
                  <text:list>
                    <text:list-item>
                      <text:p text:style-name="P39">宗速 相依於 第一個個體、第二個個體 的 材料特性。</text:p>
                      <text:list>
                        <text:list-item>
                          <text:p text:style-name="P38">宗速 是 第一個個體的 傳遞（第二個個體的）速度。</text:p>
                        </text:list-item>
                        <text:list-item>
                          <text:p text:style-name="P38">宗速 是 第二個個體的 變化速度。</text:p>
                        </text:list-item>
                        <text:list-item>
                          <text:p text:style-name="P38">宗速 是（該空間座標、該時間座標 的）最高速度、最低速度、唯一速度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0">明顯例子。</text:p>
              <text:list>
                <text:list-item>
                  <text:p text:style-name="P40">假定，古典尺度，<text:span text:style-name="T18">第</text:span><text:span text:style-name="T40">1個個</text:span><text:span text:style-name="T228">體 是 靜止不動。</text:span></text:p>
                  <text:list>
                    <text:list-item>
                      <text:p text:style-name="P38">微觀尺度<text:span text:style-name="T18">，第</text:span><text:span text:style-name="T40">1個個體 繞著 第2個</text:span><text:span text:style-name="T228">個體 運動。</text:span></text:p>
                      <text:list>
                        <text:list-item>
                          <text:p text:style-name="P38"><text:span text:style-name="T18">第</text:span><text:span text:style-name="T41">1個</text:span><text:span text:style-name="T229">個體的 存在越大、變化越小，繞行的軌跡 越穩定、越週期性</text:span>。</text:p>
                          <text:list>
                            <text:list-item>
                              <text:p text:style-name="P38">明顯例子，行星的 公轉（橢圓）。</text:p>
                            </text:list-item>
                          </text:list>
                        </text:list-item>
                        <text:list-item>
                          <text:p text:style-name="P41"><text:span text:style-name="T18">第</text:span><text:span text:style-name="T41">1個</text:span><text:span text:style-name="T229">個體的 存在越小、變化越大，繞行的軌跡 越不穩定、越非週期性</text:span>。</text:p>
                          <text:list>
                            <text:list-item>
                              <text:p text:style-name="P41">明顯例子，電子的 公轉（機率雲）。</text:p>
                            </text:list-item>
                          </text:list>
                        </text:list-item>
                        <text:list-item>
                          <text:p text:style-name="P42"><text:span text:style-name="T40">第2個</text:span><text:span text:style-name="T228">個體 有機率是 靜止不動</text:span>。</text:p>
                          <text:list>
                            <text:list-item>
                              <text:p text:style-name="P41">第<text:span text:style-name="T42">2個個體 有機率是 n體系</text:span><text:span text:style-name="T230">統。</text:span></text:p>
                              <text:list>
                                <text:list-item>
                                  <text:p text:style-name="P41"><text:span text:style-name="T96">n </text:span><text:span text:style-name="T325">≥</text:span><text:span text:style-name="T96"> 0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3">假定，微觀尺度，<text:span text:style-name="T18">第</text:span><text:span text:style-name="T44">2</text:span><text:span text:style-name="T40">個個</text:span><text:span text:style-name="T228">體 是 靜止不動</text:span>。</text:p>
                  <text:list>
                    <text:list-item>
                      <text:p text:style-name="P44">（微觀尺度）<text:span text:style-name="T5">2</text:span><text:span text:style-name="T231">，</text:span><text:span text:style-name="T40">第2個</text:span><text:span text:style-name="T228">個體</text:span><text:span text:style-name="T40"> 繞著 第</text:span><text:span text:style-name="T43">3</text:span><text:span text:style-name="T40">個</text:span><text:span text:style-name="T228">個體 運動</text:span>。</text:p>
                    </text:list-item>
                  </text:list>
                </text:list-item>
                <text:list-item>
                  <text:p text:style-name="P43">假定，（微觀尺度）<text:span text:style-name="T5">i-</text:span><text:span text:style-name="T6">1</text:span>，<text:span text:style-name="T18">第</text:span><text:span text:style-name="T44">i</text:span><text:span text:style-name="T40">個個</text:span><text:span text:style-name="T228">體 是 靜止不動</text:span>。</text:p>
                  <text:list>
                    <text:list-item>
                      <text:p text:style-name="P44">（微觀尺度）<text:span text:style-name="T5">i</text:span><text:span text:style-name="T231">，</text:span><text:span text:style-name="T40">第</text:span><text:span text:style-name="T43">i</text:span><text:span text:style-name="T40">個</text:span><text:span text:style-name="T228">個體</text:span><text:span text:style-name="T40"> 繞著 第</text:span><text:span text:style-name="T43">（i+1）</text:span><text:span text:style-name="T40">個</text:span><text:span text:style-name="T228">個體 運動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9">宗疊</text:p>
          <text:list>
            <text:list-item>
              <text:p text:style-name="P331">（<text:span text:style-name="T217">宗疊</text:span> 的 相關描述在 <text:span text:style-name="T211">新生之書</text:span>的 <text:span text:style-name="T78">_</text:span> 文件群的 <text:span text:style-name="T212">擁有、包覆、蘊含、宗疊</text:span>）</text:p>
            </text:list-item>
            <text:list-item>
              <text:p text:style-name="P163">明顯例子，假定，某一特定畫面的 某一特定像素點 擁有 顏色（存在、變化）。</text:p>
              <text:list>
                <text:list-item>
                  <text:p text:style-name="P164"><text:span text:style-name="T17">RGB</text:span>，紅色值個體、綠色值個體、藍色值個體 宗疊。</text:p>
                  <text:list>
                    <text:list-item>
                      <text:p text:style-name="P164">紅色值個體 有機率無法直接 感測、交互作用 綠色值個體、藍色值個體。</text:p>
                      <text:list>
                        <text:list-item>
                          <text:p text:style-name="P190">紅色值個體 有機率認定，綠色值個體 <text:span text:style-name="T18">是 完全</text:span><text:span text:style-name="T221">宗疊個體</text:span><text:span text:style-name="T18">、100%的宗</text:span>疊個體。</text:p>
                        </text:list-item>
                      </text:list>
                    </text:list-item>
                  </text:list>
                </text:list-item>
                <text:list-item>
                  <text:p text:style-name="P164"><text:span text:style-name="T17">ESL</text:span>，色調值個體、濃度值個體、亮度值個體 宗疊。</text:p>
                  <text:list>
                    <text:list-item>
                      <text:p text:style-name="P164">紅色值個體 有機率直接 感測、交互作用 色調值個體、濃度值個體、亮度值個體。</text:p>
                      <text:list>
                        <text:list-item>
                          <text:p text:style-name="P165">紅色值個體 有機率認定，色調值個體 是<text:span text:style-name="T18"> 部分</text:span><text:span text:style-name="T221">宗疊個體</text:span><text:span text:style-name="T18">、</text:span><text:span text:style-name="T21">x%的</text:span><text:span text:style-name="T221">宗疊個體</text:span>。</text:p>
                          <text:list>
                            <text:list-item>
                              <text:p text:style-name="P164"><text:span text:style-name="T79">100% </text:span><text:span text:style-name="T76">&gt;</text:span><text:span text:style-name="T79"> x% </text:span><text:span text:style-name="T76">&gt;</text:span><text:span text:style-name="T79"> 0%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4">紅色值個體 有機率間接 感測、交互作用 綠色值個體、藍色值個體。</text:p>
                    </text:list-item>
                    <text:list-item>
                      <text:p text:style-name="P166">色調值個體、濃度值個體、亮度值個體 有機率是 假想個體。</text:p>
                    </text:list-item>
                  </text:list>
                </text:list-item>
              </text:list>
            </text:list-item>
            <text:list-item>
              <text:p text:style-name="P166">明顯例子，程式語言。</text:p>
              <text:list>
                <text:list-item>
                  <text:p text:style-name="P166">假定，某一特定電腦 擁有 <text:span text:style-name="T80">n個</text:span><text:span text:style-name="T222">處理器</text:span>。</text:p>
                  <text:list>
                    <text:list-item>
                      <text:p text:style-name="P166">假定，該電腦 跑 某一特定程式碼。</text:p>
                    </text:list-item>
                    <text:list-item>
                      <text:p text:style-name="P166">假定，<text:span text:style-name="T22">n個</text:span><text:span text:style-name="T223">處理器 同時跑 該程式碼</text:span>。</text:p>
                      <text:list>
                        <text:list-item>
                          <text:p text:style-name="P167">該電腦 同時跑<text:span text:style-name="T18"> </text:span><text:span text:style-name="T22">n</text:span><text:span text:style-name="T223">個 該程式碼。</text:span></text:p>
                        </text:list-item>
                        <text:list-item>
                          <text:p text:style-name="P168">該電腦 有 <text:span text:style-name="T22">n</text:span><text:span text:style-name="T223">個 宗疊世界</text:span><text:span text:style-name="T18">。</text:span></text:p>
                          <text:list>
                            <text:list-item>
                              <text:p text:style-name="P169"><text:span text:style-name="T18">明顯例子，第</text:span><text:span text:style-name="T27">1</text:span><text:span text:style-name="T224">個處理器</text:span>、<text:span text:style-name="T17">第</text:span><text:span text:style-name="T92">2</text:span><text:span text:style-name="T224">個處理器 執行的 程式碼</text:span><text:span text:style-name="T17">程序</text:span><text:span text:style-name="T224"> 宗疊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0">假定，該程式碼 <text:span text:style-name="T18">在 第</text:span><text:span text:style-name="T23">10000行，宣告 變數i</text:span><text:span text:style-name="T25">=0、</text:span><text:span text:style-name="T30">變數j=0</text:span>。</text:p>
                    </text:list-item>
                    <text:list-item>
                      <text:p text:style-name="P171">假定，<text:span text:style-name="T18">第</text:span><text:span text:style-name="T27">1</text:span><text:span text:style-name="T224">個處理器 執行到 </text:span><text:span text:style-name="T18">第</text:span><text:span text:style-name="T23">1000</text:span><text:span text:style-name="T34">0</text:span><text:span text:style-name="T23">行</text:span><text:span text:style-name="T224">。</text:span></text:p>
                    </text:list-item>
                    <text:list-item>
                      <text:p text:style-name="P171">假定，<text:span text:style-name="T18">第</text:span><text:span text:style-name="T27">2</text:span><text:span text:style-name="T224">個處理器 執行到 </text:span><text:span text:style-name="T18">第</text:span><text:span text:style-name="T23">1000</text:span><text:span text:style-name="T34">0</text:span><text:span text:style-name="T23">行</text:span>。</text:p>
                    </text:list-item>
                    <text:list-item>
                      <text:p text:style-name="P172">在 同一個時間、同一個空間（<text:span text:style-name="T18">第</text:span><text:span text:style-name="T23">1000</text:span><text:span text:style-name="T34">0</text:span><text:span text:style-name="T23">行</text:span>）。</text:p>
                      <text:list>
                        <text:list-item>
                          <text:p text:style-name="P172"><text:span text:style-name="T18">第</text:span><text:span text:style-name="T27">1個處理器的i</text:span><text:span text:style-name="T18">、第</text:span><text:span text:style-name="T28">2</text:span><text:span text:style-name="T27">個處理器的i 同時存在</text:span>。</text:p>
                          <text:list>
                            <text:list-item>
                              <text:p text:style-name="P173"><text:span text:style-name="T18">第</text:span><text:span text:style-name="T27">1個處理器的i、</text:span><text:span text:style-name="T18">第</text:span><text:span text:style-name="T29">2</text:span><text:span text:style-name="T27">個處理器的i 是 不同個體</text:span><text:span text:style-name="T18">。</text:span></text:p>
                            </text:list-item>
                            <text:list-item>
                              <text:p text:style-name="P174"><text:span text:style-name="T18">第</text:span><text:span text:style-name="T27">1個處理器的i、</text:span><text:span text:style-name="T18">第</text:span><text:span text:style-name="T29">2</text:span><text:span text:style-name="T27">個處理器的i 的 數值 相同</text:span><text:span text:style-name="T18">。</text:span></text:p>
                            </text:list-item>
                          </text:list>
                        </text:list-item>
                        <text:list-item>
                          <text:p text:style-name="P175"><text:span text:style-name="T18">第</text:span><text:span text:style-name="T27">1個處理器的</text:span><text:span text:style-name="T33">j</text:span><text:span text:style-name="T18">、第</text:span><text:span text:style-name="T28">2</text:span><text:span text:style-name="T27">個處理器的</text:span><text:span text:style-name="T33">j</text:span><text:span text:style-name="T27"> 同時存在</text:span><text:span text:style-name="T18">。</text:span></text:p>
                          <text:list>
                            <text:list-item>
                              <text:p text:style-name="P176"><text:span text:style-name="T18">第</text:span><text:span text:style-name="T27">1個處理器的</text:span><text:span text:style-name="T32">j</text:span><text:span text:style-name="T27">、</text:span><text:span text:style-name="T18">第</text:span><text:span text:style-name="T29">2</text:span><text:span text:style-name="T27">個處理器的</text:span><text:span text:style-name="T32">j</text:span><text:span text:style-name="T27"> 是 不同個體</text:span>。</text:p>
                            </text:list-item>
                            <text:list-item>
                              <text:p text:style-name="P174"><text:span text:style-name="T18">第</text:span><text:span text:style-name="T27">1個處理器的</text:span><text:span text:style-name="T32">j</text:span><text:span text:style-name="T27">、</text:span><text:span text:style-name="T18">第</text:span><text:span text:style-name="T29">2</text:span><text:span text:style-name="T27">個處理器的</text:span><text:span text:style-name="T32">j</text:span><text:span text:style-name="T27"> 的 數值 相同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6">假定，該程式碼 <text:span text:style-name="T18">在 第</text:span><text:span text:style-name="T23">1000</text:span><text:span text:style-name="T26">1</text:span><text:span text:style-name="T23">行，讓 變數i</text:span><text:span text:style-name="T24">=</text:span><text:span text:style-name="T31">1</text:span>。</text:p>
                    </text:list-item>
                    <text:list-item>
                      <text:p text:style-name="P176">假定，該程式碼 <text:span text:style-name="T18">在 第</text:span><text:span text:style-name="T23">1000</text:span><text:span text:style-name="T31">2</text:span><text:span text:style-name="T23">行，讓 變數</text:span><text:span text:style-name="T31">j</text:span><text:span text:style-name="T24">=處理器的編號</text:span>。</text:p>
                    </text:list-item>
                    <text:list-item>
                      <text:p text:style-name="P176">假定，<text:span text:style-name="T18">第</text:span><text:span text:style-name="T27">1</text:span><text:span text:style-name="T224">個處理器 執行到 </text:span><text:span text:style-name="T18">第</text:span><text:span text:style-name="T23">1000</text:span><text:span text:style-name="T36">2</text:span><text:span text:style-name="T23">行</text:span><text:span text:style-name="T224">。</text:span></text:p>
                    </text:list-item>
                    <text:list-item>
                      <text:p text:style-name="P176">假定，<text:span text:style-name="T18">第</text:span><text:span text:style-name="T27">2</text:span><text:span text:style-name="T224">個處理器 執行到 </text:span><text:span text:style-name="T18">第</text:span><text:span text:style-name="T23">1000</text:span><text:span text:style-name="T35">2</text:span><text:span text:style-name="T23">行</text:span>。</text:p>
                    </text:list-item>
                    <text:list-item>
                      <text:p text:style-name="P176"><text:span text:style-name="T18">第</text:span><text:span text:style-name="T27">1個處理器的</text:span><text:span text:style-name="T35">j</text:span><text:span text:style-name="T27">、</text:span><text:span text:style-name="T18">第</text:span><text:span text:style-name="T29">2</text:span><text:span text:style-name="T27">個處理器的</text:span><text:span text:style-name="T35">j</text:span><text:span text:style-name="T27"> 的 數值 不同</text:span>。</text:p>
                    </text:list-item>
                    <text:list-item>
                      <text:p text:style-name="P177">假定<text:span text:style-name="T18">，物件a 是 第一個類別的 物件。</text:span></text:p>
                      <text:list>
                        <text:list-item>
                          <text:p text:style-name="P324">物件 是（程式語言、C++ 的）物件。</text:p>
                          <text:list>
                            <text:list-item>
                              <text:p text:style-name="P324">物件 是 使用 類別 宣告的 物件。</text:p>
                            </text:list-item>
                          </text:list>
                        </text:list-item>
                        <text:list-item>
                          <text:p text:style-name="P177"><text:span text:style-name="T17">類別 是（程式語言、C++ 的）</text:span><text:span text:style-name="T81">class</text:span><text:span text:style-name="T17">。</text:span></text:p>
                        </text:list-item>
                      </text:list>
                    </text:list-item>
                    <text:list-item>
                      <text:p text:style-name="P178">假定，第二個類別 繼承 第一個類別。</text:p>
                      <text:list>
                        <text:list-item>
                          <text:p text:style-name="P178">繼承 是（程<text:span text:style-name="T18">式語言、C++ 的）</text:span><text:span text:style-name="T38">extend</text:span>。</text:p>
                        </text:list-item>
                      </text:list>
                    </text:list-item>
                    <text:list-item>
                      <text:p text:style-name="P179">假定<text:span text:style-name="T17">，物件</text:span><text:span text:style-name="T83">b</text:span><text:span text:style-name="T17"> 是 第二個類別的 物件。</text:span></text:p>
                    </text:list-item>
                    <text:list-item>
                      <text:p text:style-name="P179">假<text:span text:style-name="T17">定，</text:span><text:span text:style-name="T82">n個</text:span><text:span text:style-name="T224">處理器的 效率、速率 不同。</text:span></text:p>
                    </text:list-item>
                    <text:list-item>
                      <text:p text:style-name="P179">假定，<text:span text:style-name="T17">第</text:span><text:span text:style-name="T82">1</text:span><text:span text:style-name="T224">個處理器 執行到 </text:span><text:span text:style-name="T17">第</text:span><text:span text:style-name="T85">100</text:span><text:span text:style-name="T88">1</text:span><text:span text:style-name="T87">0</text:span><text:span text:style-name="T85">行</text:span>。</text:p>
                    </text:list-item>
                    <text:list-item>
                      <text:p text:style-name="P179"><text:span text:style-name="T17">假定，第</text:span><text:span text:style-name="T82">2個處理器 執行到 </text:span><text:span text:style-name="T17">第</text:span><text:span text:style-name="T85">100</text:span><text:span text:style-name="T86">2</text:span><text:span text:style-name="T87">0</text:span><text:span text:style-name="T85">行</text:span><text:span text:style-name="T17">。</text:span></text:p>
                    </text:list-item>
                    <text:list-item>
                      <text:p text:style-name="P323"><text:span text:style-name="T18">假定，第1個處理器、第2個處理器 能夠 感測、交互作用</text:span><text:span text:style-name="T352">。</text:span></text:p>
                      <text:list>
                        <text:list-item>
                          <text:p text:style-name="P325">第1個處理器、第2個處理器 能夠 通訊。</text:p>
                        </text:list-item>
                      </text:list>
                    </text:list-item>
                    <text:list-item>
                      <text:p text:style-name="P180">第<text:span text:style-name="T18">1個處理器的 物件</text:span><text:span text:style-name="T84">b</text:span><text:span text:style-name="T18"> 有機率 感測、知道 第2個處理器的 物件</text:span><text:span text:style-name="T84">b</text:span><text:span text:style-name="T18">的 成員、狀態</text:span>。</text:p>
                      <text:list>
                        <text:list-item>
                          <text:p text:style-name="P180">第<text:span text:style-name="T18">1個處理器的物件</text:span><text:span text:style-name="T84">b</text:span><text:span text:style-name="T18"> 有機率通訊 第2個處理器的 物件</text:span><text:span text:style-name="T84">b</text:span>。</text:p>
                        </text:list-item>
                        <text:list-item>
                          <text:p text:style-name="P181"><text:span text:style-name="T17">第</text:span><text:span text:style-name="T82">1</text:span><text:span text:style-name="T224">個處理器的</text:span><text:span text:style-name="T17">物件</text:span><text:span text:style-name="T84">b</text:span><text:span text:style-name="T82"> 有機率觀測、知道 自己的 未來、可能性、有可能發生的未來</text:span>。</text:p>
                        </text:list-item>
                        <text:list-item>
                          <text:p text:style-name="P182">第<text:span text:style-name="T17">1個處理器的 物件</text:span><text:span text:style-name="T84">b</text:span><text:span text:style-name="T17"> 有機率，使用 方法 通訊 第2個處理器。</text:span></text:p>
                          <text:list>
                            <text:list-item>
                              <text:p text:style-name="P326">方法 是（程式語言的）函數。</text:p>
                            </text:list-item>
                            <text:list-item>
                              <text:p text:style-name="P183"><text:span text:style-name="T17">通訊</text:span><text:span text:style-name="T93"> </text:span><text:span text:style-name="T314">↔</text:span><text:span text:style-name="T93"> </text:span><text:span text:style-name="T17">遙視、感測、交互作用。</text:span></text:p>
                            </text:list-item>
                            <text:list-item>
                              <text:p text:style-name="P182"><text:span text:style-name="T17">反推出 </text:span><text:span text:style-name="T82">自己、其他個體 的 過去、當下、未來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0">第<text:span text:style-name="T18">1個處理器的 物件</text:span><text:span text:style-name="T84">b</text:span><text:span text:style-name="T18"> 有機率 感測、知道 第2個處理器的 其他變數、程式執行狀態</text:span>。</text:p>
                    </text:list-item>
                    <text:list-item>
                      <text:p text:style-name="P180">第<text:span text:style-name="T18">1個處理器的 物件</text:span><text:span text:style-name="T84">b</text:span><text:span text:style-name="T18"> 有機率 感測、知道 該程式碼、第2個處理器、該電腦</text:span>。</text:p>
                      <text:list>
                        <text:list-item>
                          <text:p text:style-name="P180">第<text:span text:style-name="T18">1個處理器的 物件</text:span><text:span text:style-name="T84">b</text:span><text:span text:style-name="T18"> 有機率，使用 該程式碼，反推出 </text:span><text:span text:style-name="T27">自己、其他個體 的 未來</text:span>。</text:p>
                        </text:list-item>
                        <text:list-item>
                          <text:p text:style-name="P180">第<text:span text:style-name="T18">1個處理器的 物件</text:span><text:span text:style-name="T84">b</text:span><text:span text:style-name="T18"> 有機率，使用 該程式碼，反推出 </text:span><text:span text:style-name="T27">自己、其他個體 的 當下</text:span>。</text:p>
                        </text:list-item>
                        <text:list-item>
                          <text:p text:style-name="P178">第<text:span text:style-name="T17">1個處理器的 物件</text:span><text:span text:style-name="T84">b</text:span><text:span text:style-name="T17"> 有機率，使用 該程式碼，反推出 </text:span><text:span text:style-name="T82">自己、其他個體 的 過去</text:span>。</text:p>
                        </text:list-item>
                      </text:list>
                    </text:list-item>
                    <text:list-item>
                      <text:p text:style-name="P184">假定，<text:span text:style-name="T17">物件</text:span><text:span text:style-name="T84">b</text:span><text:span text:style-name="T18"> 擁有（</text:span><text:span text:style-name="T17">物件</text:span><text:span text:style-name="T90">a</text:span><text:span text:style-name="T37"> 沒有的）某一特定權限</text:span>。</text:p>
                      <text:list>
                        <text:list-item>
                          <text:p text:style-name="P184"><text:span text:style-name="T17">物件</text:span><text:span text:style-name="T89">a</text:span><text:span text:style-name="T18"> </text:span>有機率認定，該權限 是 超能力。</text:p>
                        </text:list-item>
                      </text:list>
                    </text:list-item>
                    <text:list-item>
                      <text:p text:style-name="P185"><text:span text:style-name="T90">第一個類別</text:span><text:span text:style-name="T225"> </text:span><text:span text:style-name="T314">↔</text:span><text:span text:style-name="T225"> 人類物種、沒有超能力的人類物種。</text:span></text:p>
                      <text:list>
                        <text:list-item>
                          <text:p text:style-name="P185"><text:span text:style-name="T90">第二個類別</text:span><text:span text:style-name="T225"> </text:span><text:span text:style-name="T314">↔</text:span><text:span text:style-name="T225"> 人類物種、擁有超能力的人類物種</text:span>。</text:p>
                        </text:list-item>
                        <text:list-item>
                          <text:p text:style-name="P186"><text:span text:style-name="T225">物件</text:span><text:span text:style-name="T93">a </text:span><text:span text:style-name="T314">↔</text:span><text:span text:style-name="T93"> </text:span><text:span text:style-name="T225">沒有超能力的人類個體</text:span>。</text:p>
                        </text:list-item>
                        <text:list-item>
                          <text:p text:style-name="P187"><text:span text:style-name="T94">物件b</text:span><text:span text:style-name="T93"> </text:span><text:span text:style-name="T314">↔</text:span><text:span text:style-name="T93"> </text:span><text:span text:style-name="T225">擁有超能力的人類個體</text:span>。</text:p>
                          <text:list>
                            <text:list-item>
                              <text:p text:style-name="P188"><text:span text:style-name="T18">第一個類別、物件</text:span><text:span text:style-name="T39">a 沒有的 </text:span><text:span text:style-name="T226">成員、方法</text:span><text:span text:style-name="T93"> </text:span><text:span text:style-name="T314">↔</text:span><text:span text:style-name="T93"> </text:span>超能力<text:span text:style-name="T226">。</text:span></text:p>
                              <text:list>
                                <text:list-item>
                                  <text:p text:style-name="P187">成員 是（程式語言的）變數。</text:p>
                                </text:list-item>
                                <text:list-item>
                                  <text:p text:style-name="P189">方法 是（程式語言的）函數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1"><text:span text:style-name="T227">該電腦 擁有 第</text:span><text:span text:style-name="T91">1個處理器、</text:span><text:span text:style-name="T227">第</text:span><text:span text:style-name="T17">2</text:span><text:span text:style-name="T91">個處理器</text:span>。</text:p>
                        </text:list-item>
                        <text:list-item>
                          <text:p text:style-name="P192"><text:span text:style-name="T227">第</text:span><text:span text:style-name="T91">1個處理器執行的程式碼程序、</text:span><text:span text:style-name="T227">第</text:span><text:span text:style-name="T17">2</text:span><text:span text:style-name="T91">個處理器執行的程式碼程序 宗疊</text:span>。</text:p>
                          <text:list>
                            <text:list-item>
                              <text:p text:style-name="P192">宗疊層級。</text:p>
                              <text:list>
                                <text:list-item>
                                  <text:p text:style-name="P193">明顯例子，<text:span text:style-name="T91">處理器執行的程式碼程序</text:span><text:span text:style-name="T93"> </text:span><text:span text:style-name="T314">↔</text:span><text:span text:style-name="T93"> 第</text:span><text:span text:style-name="T95">1層級宗疊</text:span>。</text:p>
                                </text:list-item>
                                <text:list-item>
                                  <text:p text:style-name="P193">明顯例子，電腦<text:span text:style-name="T91">執行的程式碼程序</text:span><text:span text:style-name="T93"> </text:span><text:span text:style-name="T314">↔</text:span><text:span text:style-name="T93"> 第</text:span><text:span text:style-name="T95">2層級宗疊</text:span>。</text:p>
                                  <text:list>
                                    <text:list-item>
                                      <text:p text:style-name="P193">不同電腦 之間 有機率 沒有網路連線、區域網路連線、網際網路連線。</text:p>
                                    </text:list-item>
                                    <text:list-item>
                                      <text:p text:style-name="P193">不同電腦 之間 有機率 無線網路連線、有線網路連線。</text:p>
                                    </text:list-item>
                                    <text:list-item>
                                      <text:p text:style-name="P193">不同電腦 之間 有機率 藍芽連線、紅外線連線<text:span text:style-name="T18">、WIFI</text:span>連線、光纖連線。</text:p>
                                    </text:list-item>
                                  </text:list>
                                </text:list-item>
                                <text:list-item>
                                  <text:p text:style-name="P194">明顯例子，分散式系統<text:span text:style-name="T91">執行的程式碼程序</text:span><text:span text:style-name="T93"> </text:span><text:span text:style-name="T314">↔</text:span><text:span text:style-name="T93"> 第</text:span><text:span text:style-name="T97">3</text:span><text:span text:style-name="T95">層級宗疊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94"><text:bookmark-start text:name="平方"/>平方<text:bookmark-end text:name="平方"/></text:p>
          <text:list>
            <text:list-item>
              <text:p text:style-name="P195">平方 <text:span text:style-name="T315">↔</text:span><text:span text:style-name="T271">（</text:span><text:span text:style-name="T48">3</text:span><text:span text:style-name="T269">維運動 投影到）</text:span><text:span text:style-name="T48">2</text:span><text:span text:style-name="T269">維存在</text:span>。</text:p>
              <text:list>
                <text:list-item>
                  <text:p text:style-name="P196">平方 <text:span text:style-name="T315">↔</text:span><text:span text:style-name="T271">（</text:span><text:span text:style-name="T49">(粒子群的)</text:span><text:span text:style-name="T48">3</text:span><text:span text:style-name="T269">維運動 投影到）（粒子群的）</text:span><text:span text:style-name="T48">2</text:span><text:span text:style-name="T269">維存在</text:span><text:span text:style-name="T48">、（粒子的）1維</text:span><text:span text:style-name="T269">運動。</text:span></text:p>
                  <text:list>
                    <text:list-item>
                      <text:p text:style-name="P284"><text:span text:style-name="T18">2維</text:span>存在 的 明顯例子，<text:span text:style-name="T18">2維平面、2維曲面</text:span>。</text:p>
                    </text:list-item>
                    <text:list-item>
                      <text:p text:style-name="P285"><text:span text:style-name="T18">1維運動</text:span> <text:span text:style-name="T270">的 明顯例子，</text:span>直線運動、切線運動。</text:p>
                    </text:list-item>
                  </text:list>
                </text:list-item>
                <text:list-item>
                  <text:p text:style-name="P194">明顯例子，某一特定個體 在 空間，以 同心圓 發射 粒子群。</text:p>
                  <text:list>
                    <text:list-item>
                      <text:p text:style-name="P194">明顯例子，蠟燭 在 空間座標系，以 同心圓 發射 光。</text:p>
                    </text:list-item>
                    <text:list-item>
                      <text:p text:style-name="P197">假定，第<text:span text:style-name="T100">t</text:span><text:span text:style-name="T233">1</text:span><text:span text:style-name="T256">秒</text:span>，該個體、某一特定粒子群 之間的 距離 是<text:span text:style-name="T18"> S公</text:span>尺。</text:p>
                    </text:list-item>
                    <text:list-item>
                      <text:p text:style-name="P194">假定，第<text:span text:style-name="T100">t</text:span><text:span text:style-name="T233">1</text:span><text:span text:style-name="T256">秒</text:span>，該粒子群 佔據的 面積 是（<text:span text:style-name="T17">L</text:span><text:span text:style-name="T98"> * L</text:span><text:span text:style-name="T232">）</text:span><text:span text:style-name="T46">(公尺</text:span><text:span text:style-name="T2">2</text:span><text:span text:style-name="T47">)</text:span>。</text:p>
                    </text:list-item>
                    <text:list-item>
                      <text:p text:style-name="P197">假定，第<text:span text:style-name="T100">t</text:span><text:span text:style-name="T233">2</text:span><text:span text:style-name="T256">秒</text:span>，該個體、某一特定粒子群 之間的 距離 是<text:span text:style-name="T17"> </text:span><text:span text:style-name="T18">(</text:span><text:span text:style-name="T45">r * </text:span><text:span text:style-name="T17">S)</text:span><text:span text:style-name="T18">公</text:span>尺。</text:p>
                    </text:list-item>
                    <text:list-item>
                      <text:p text:style-name="P198">第<text:span text:style-name="T100">t</text:span><text:span text:style-name="T233">2</text:span><text:span text:style-name="T256">秒</text:span>，該粒子群 佔據的 面積 是（<text:span text:style-name="T99">r*L * r*L</text:span>）<text:span text:style-name="T46">(公尺</text:span><text:span text:style-name="T2">2</text:span><text:span text:style-name="T47">)</text:span>。</text:p>
                    </text:list-item>
                    <text:list-item>
                      <text:p text:style-name="P199">第<text:span text:style-name="T100">t</text:span><text:span text:style-name="T234">2</text:span><text:span text:style-name="T256">秒的面積、</text:span>第<text:span text:style-name="T100">t</text:span><text:span text:style-name="T233">1</text:span><text:span text:style-name="T256">秒的面積 的 比值</text:span><text:span text:style-name="T100"> =</text:span><text:span text:style-name="T257">（</text:span><text:span text:style-name="T259">r*L * r*L</text:span><text:span text:style-name="T257">）/（</text:span><text:span text:style-name="T258">L</text:span><text:span text:style-name="T260"> * L</text:span><text:span text:style-name="T265">）</text:span><text:span text:style-name="T261">= </text:span><text:span text:style-name="T262">r</text:span><text:span text:style-name="T266">2</text:span><text:span text:style-name="T259"> </text:span><text:span text:style-name="T261">=</text:span><text:span text:style-name="T100"> </text:span><text:span text:style-name="T102">距離比值</text:span><text:span text:style-name="T7">2</text:span>。</text:p>
                    </text:list-item>
                    <text:list-item>
                      <text:p text:style-name="P199">第<text:span text:style-name="T17">(</text:span><text:span text:style-name="T119">r*</text:span><text:span text:style-name="T17">S)公尺</text:span><text:span text:style-name="T256">的面積、</text:span>第<text:span text:style-name="T17">S公尺</text:span><text:span text:style-name="T256">的面積 的比值</text:span><text:span text:style-name="T100">=</text:span><text:span text:style-name="T257">（</text:span><text:span text:style-name="T259">r*L * r*L</text:span><text:span text:style-name="T257">）/（</text:span><text:span text:style-name="T258">L</text:span><text:span text:style-name="T260">*L</text:span><text:span text:style-name="T265">）</text:span><text:span text:style-name="T261">=</text:span><text:span text:style-name="T262">r</text:span><text:span text:style-name="T266">2</text:span><text:span text:style-name="T261">=</text:span><text:span text:style-name="T100"> </text:span><text:span text:style-name="T102">距離比值</text:span><text:span text:style-name="T7">2</text:span>。</text:p>
                    </text:list-item>
                    <text:list-item>
                      <text:p text:style-name="P200">前進距離 越增加，粒子群佔據的面積 越大，粒子群 越被稀釋，粒子群的 密度 越低。</text:p>
                    </text:list-item>
                    <text:list-item>
                      <text:p text:style-name="P286">相同面積，<text:span text:style-name="T272">第</text:span><text:span text:style-name="T104">(</text:span><text:span text:style-name="T116">r*S</text:span><text:span text:style-name="T104">)公尺</text:span><text:span text:style-name="T256">的粒子群數量、第</text:span><text:span text:style-name="T100">S公尺</text:span><text:span text:style-name="T256">的粒子群數量 的 比值</text:span><text:span text:style-name="T100"> =</text:span><text:span text:style-name="T105">1/</text:span><text:span text:style-name="T102">距離比值</text:span><text:span text:style-name="T7">2</text:span>。</text:p>
                    </text:list-item>
                  </text:list>
                </text:list-item>
                <text:list-item>
                  <text:p text:style-name="P201">明顯例子，某一特定個體 在 時間座標系，以 同心圓 發射 粒子群。</text:p>
                  <text:list>
                    <text:list-item>
                      <text:p text:style-name="P202">第<text:span text:style-name="T100">S</text:span><text:span text:style-name="T234">2</text:span><text:span text:style-name="T256">公尺的面積、</text:span>第<text:span text:style-name="T100">S</text:span><text:span text:style-name="T233">1</text:span><text:span text:style-name="T256">公尺的面積 的 比值</text:span><text:span text:style-name="T100"> = 時間比值</text:span><text:span text:style-name="T7">2</text:span>。</text:p>
                    </text:list-item>
                    <text:list-item>
                      <text:p text:style-name="P203">第<text:span text:style-name="T17">(</text:span><text:span text:style-name="T117">a </text:span><text:span text:style-name="T109">* </text:span><text:span text:style-name="T103">t</text:span><text:span text:style-name="T235">1</text:span><text:span text:style-name="T103">)秒</text:span><text:span text:style-name="T256">的面積、</text:span>第<text:span text:style-name="T103">t</text:span><text:span text:style-name="T233">1</text:span><text:span text:style-name="T100">秒</text:span><text:span text:style-name="T256">的面積 的 比值</text:span><text:span text:style-name="T100"> = 時間比值</text:span><text:span text:style-name="T7">2</text:span>。</text:p>
                      <text:list>
                        <text:list-item>
                          <text:p text:style-name="P204"><text:span text:style-name="T117">a </text:span><text:span text:style-name="T109">是 時間倍率</text:span>。</text:p>
                        </text:list-item>
                      </text:list>
                    </text:list-item>
                    <text:list-item>
                      <text:p text:style-name="P205"><text:span text:style-name="T275">相同面積範圍，</text:span>第<text:span text:style-name="T17">(</text:span><text:span text:style-name="T118">a*</text:span><text:span text:style-name="T103">t</text:span><text:span text:style-name="T235">1</text:span><text:span text:style-name="T17">)</text:span><text:span text:style-name="T103">秒</text:span><text:span text:style-name="T256">的粒子群數量、第</text:span><text:span text:style-name="T103">t</text:span><text:span text:style-name="T233">1</text:span><text:span text:style-name="T103">秒</text:span><text:span text:style-name="T256">的粒子群數量 的 比值</text:span><text:span text:style-name="T100">=</text:span><text:span text:style-name="T105">1/</text:span><text:span text:style-name="T100">時間比值</text:span><text:span text:style-name="T7">2</text:span>。</text:p>
                    </text:list-item>
                  </text:list>
                </text:list-item>
                <text:list-item>
                  <text:p text:style-name="P200">明顯例子，某一特定個體 在 速度座標系，以 同心圓 發射 粒子群。</text:p>
                  <text:list>
                    <text:list-item>
                      <text:p text:style-name="P206">第<text:span text:style-name="T100">S</text:span><text:span text:style-name="T234">2</text:span><text:span text:style-name="T256">公尺的面積、</text:span>第<text:span text:style-name="T100">S</text:span><text:span text:style-name="T233">1</text:span><text:span text:style-name="T256">公尺的面積 的 比值</text:span><text:span text:style-name="T100"> = </text:span><text:span text:style-name="T101">速度比值</text:span><text:span text:style-name="T7">2</text:span>。</text:p>
                    </text:list-item>
                    <text:list-item>
                      <text:p text:style-name="P207">第<text:span text:style-name="T112">v</text:span><text:span text:style-name="T248">2</text:span><text:span text:style-name="T103">(公尺/秒)</text:span><text:span text:style-name="T256">的面積、</text:span>第<text:span text:style-name="T112">v</text:span><text:span text:style-name="T248">1</text:span><text:span text:style-name="T103">(公尺/秒)</text:span><text:span text:style-name="T256">的面積 的 比值</text:span><text:span text:style-name="T100"> = </text:span><text:span text:style-name="T101">速度比值</text:span><text:span text:style-name="T7">2</text:span>。</text:p>
                    </text:list-item>
                    <text:list-item>
                      <text:p text:style-name="P208"><text:span text:style-name="T275">相同面積，</text:span>第<text:span text:style-name="T112">v</text:span><text:span text:style-name="T248">2</text:span><text:span text:style-name="T103">(公尺/秒)</text:span><text:span text:style-name="T256">的粒子群數量、第</text:span><text:span text:style-name="T112">v</text:span><text:span text:style-name="T248">1</text:span><text:span text:style-name="T103">(公尺/秒)</text:span><text:span text:style-name="T256">的粒子群數量 比值</text:span><text:span text:style-name="T100">=1/</text:span><text:span text:style-name="T106">(</text:span><text:span text:style-name="T100">v</text:span><text:span text:style-name="T236">2、</text:span><text:span text:style-name="T237">1</text:span><text:span text:style-name="T106">)</text:span><text:span text:style-name="T7">2</text:span>。</text:p>
                      <text:list>
                        <text:list-item>
                          <text:p text:style-name="P209"><text:span text:style-name="T100">v</text:span><text:span text:style-name="T236">2、</text:span><text:span text:style-name="T237">1</text:span><text:span text:style-name="T17"> </text:span>是 速度比值。</text:p>
                        </text:list-item>
                      </text:list>
                    </text:list-item>
                  </text:list>
                </text:list-item>
                <text:list-item>
                  <text:p text:style-name="P206">明顯例子，第一個個體 在 第二個個體的 座標系，以 同心圓 發射（第三個個體的）粒子群。</text:p>
                  <text:list>
                    <text:list-item>
                      <text:p text:style-name="P210">第<text:span text:style-name="T100">S</text:span><text:span text:style-name="T234">2</text:span><text:span text:style-name="T256">公尺的面積、</text:span>第<text:span text:style-name="T100">S</text:span><text:span text:style-name="T233">1</text:span><text:span text:style-name="T256">公尺的面積 的 比值</text:span><text:span text:style-name="T100"> = (</text:span>第二個個體的 比值<text:span text:style-name="T101">)</text:span><text:span text:style-name="T7">2</text:span>。</text:p>
                    </text:list-item>
                    <text:list-item>
                      <text:p text:style-name="P211">第<text:span text:style-name="T111">b</text:span><text:span text:style-name="T240">2</text:span>（<text:span text:style-name="T110">u</text:span>）<text:span text:style-name="T256">的面積、</text:span>第<text:span text:style-name="T111">b</text:span><text:span text:style-name="T241">1</text:span>（<text:span text:style-name="T110">u</text:span>）<text:span text:style-name="T256">的面積 的 比值</text:span><text:span text:style-name="T100"> = (</text:span><text:span text:style-name="T53">b</text:span><text:span text:style-name="T240">2、</text:span><text:span text:style-name="T245">1</text:span><text:span text:style-name="T101">)</text:span><text:span text:style-name="T7">2</text:span>。</text:p>
                      <text:list>
                        <text:list-item>
                          <text:p text:style-name="P212">假定，第二個個體 是<text:span text:style-name="T18"> </text:span><text:span text:style-name="T54">b</text:span>。</text:p>
                          <text:list>
                            <text:list-item>
                              <text:p text:style-name="P213">假定，粒子群 蘊含的 <text:span text:style-name="T50">初始</text:span><text:span text:style-name="T53">b</text:span><text:span text:style-name="T50"> 是 </text:span><text:span text:style-name="T53">b</text:span><text:span text:style-name="T238">1</text:span><text:span text:style-name="T273">。</text:span></text:p>
                            </text:list-item>
                            <text:list-item>
                              <text:p text:style-name="P214">假定，粒子群 蘊含的<text:span text:style-name="T18"> 結果</text:span><text:span text:style-name="T53">b</text:span><text:span text:style-name="T50"> 是 </text:span><text:span text:style-name="T53">b</text:span><text:span text:style-name="T239">2</text:span>。</text:p>
                            </text:list-item>
                            <text:list-item>
                              <text:p text:style-name="P215">假定，粒子群 蘊含的<text:span text:style-name="T18"> 比值</text:span><text:span text:style-name="T53">b</text:span><text:span text:style-name="T50"> 是 </text:span><text:span text:style-name="T53">b</text:span><text:span text:style-name="T240">2、</text:span><text:span text:style-name="T243">1</text:span>。</text:p>
                            </text:list-item>
                          </text:list>
                        </text:list-item>
                        <text:list-item>
                          <text:p text:style-name="P215">假定，<text:span text:style-name="T111">b</text:span><text:span text:style-name="T51">的 單位 是 </text:span><text:span text:style-name="T52">u</text:span><text:span text:style-name="T274">。</text:span></text:p>
                          <text:list>
                            <text:list-item>
                              <text:p text:style-name="P215">明顯例子，空間的 單位 是 公尺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6"><text:span text:style-name="T275">相同面積，</text:span>第<text:span text:style-name="T111">b</text:span><text:span text:style-name="T240">2</text:span>（<text:span text:style-name="T110">u</text:span>）<text:span text:style-name="T256">的粒子群數量、第</text:span><text:span text:style-name="T111">b</text:span><text:span text:style-name="T241">1</text:span>（<text:span text:style-name="T110">u</text:span>）<text:span text:style-name="T256">的粒子群數量 的 比值 </text:span><text:span text:style-name="T100">= 1 / </text:span><text:span text:style-name="T106">(</text:span><text:span text:style-name="T53">b</text:span><text:span text:style-name="T240">2、</text:span><text:span text:style-name="T244">1</text:span><text:span text:style-name="T106">)</text:span><text:span text:style-name="T7">2</text:span>。</text:p>
                    </text:list-item>
                    <text:list-item>
                      <text:p text:style-name="P217">假定，第三個個體 均勻分布。</text:p>
                    </text:list-item>
                    <text:list-item>
                      <text:p text:style-name="P217">在 第二個個體的 座標系。</text:p>
                      <text:list>
                        <text:list-item>
                          <text:p text:style-name="P217">第三個個體 距離 第一個個體 越遠，第三個個體的 密度 越低。</text:p>
                        </text:list-item>
                        <text:list-item>
                          <text:p text:style-name="P218"><text:span text:style-name="T275">相同粒子群數量，</text:span>第三個個體 距離 第一個個體 越遠，面積 越大。</text:p>
                          <text:list>
                            <text:list-item>
                              <text:p text:style-name="P219">假定，第<text:span text:style-name="T53">b</text:span><text:span text:style-name="T239">1</text:span> （<text:span text:style-name="T110">u</text:span>）的 面積 是 <text:span text:style-name="T113">A</text:span><text:span text:style-name="T249">1</text:span>。</text:p>
                              <text:list>
                                <text:list-item>
                                  <text:p text:style-name="P220"><text:span text:style-name="T53">b</text:span><text:span text:style-name="T239">1</text:span> 是（第二個個體的 座標系，第一個個體、第三個個體 之間的）距離。</text:p>
                                </text:list-item>
                              </text:list>
                            </text:list-item>
                            <text:list-item>
                              <text:p text:style-name="P221">第<text:span text:style-name="T53">b</text:span><text:span text:style-name="T242">2</text:span> （<text:span text:style-name="T110">u</text:span>）的 <text:span text:style-name="T106">面積 = </text:span><text:span text:style-name="T113">A</text:span><text:span text:style-name="T249">1</text:span><text:span text:style-name="T106"> *</text:span><text:span text:style-name="T107"> </text:span><text:span text:style-name="T106">(</text:span><text:span text:style-name="T53">b</text:span><text:span text:style-name="T240">2、</text:span><text:span text:style-name="T246">1</text:span><text:span text:style-name="T106">)</text:span><text:span text:style-name="T7">2</text:span>。</text:p>
                              <text:list>
                                <text:list-item>
                                  <text:p text:style-name="P222"><text:span text:style-name="T53">b</text:span><text:span text:style-name="T240">2、</text:span><text:span text:style-name="T247">1</text:span> 是（第二個個體的 座標系，第三個個體 位移的）距離<text:span text:style-name="T106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3"><text:span text:style-name="T275">相同面積，</text:span>第三個個體 距離 第一個個體 越遠，粒子群數量 越少。</text:p>
                          <text:list>
                            <text:list-item>
                              <text:p text:style-name="P224">假定， 距離 是 <text:span text:style-name="T53">b</text:span><text:span text:style-name="T240">2、</text:span><text:span text:style-name="T247">1</text:span><text:span text:style-name="T106">。</text:span></text:p>
                              <text:list>
                                <text:list-item>
                                  <text:p text:style-name="P225"><text:span text:style-name="T106">當下粒子群數量 = 過去粒子群數量 *</text:span><text:span text:style-name="T107"> </text:span><text:span text:style-name="T100">1 / </text:span><text:span text:style-name="T106">(</text:span><text:span text:style-name="T53">b</text:span><text:span text:style-name="T240">2、</text:span><text:span text:style-name="T247">1</text:span><text:span text:style-name="T106">)</text:span><text:span text:style-name="T7">2</text:span>。</text:p>
                                </text:list-item>
                              </text:list>
                            </text:list-item>
                            <text:list-item>
                              <text:p text:style-name="P225">假定，第<text:span text:style-name="T53">b</text:span><text:span text:style-name="T239">1</text:span> （<text:span text:style-name="T110">u</text:span>）的 粒子群數量 是 <text:span text:style-name="T114">c</text:span><text:span text:style-name="T249">1</text:span>。</text:p>
                            </text:list-item>
                            <text:list-item>
                              <text:p text:style-name="P226">第<text:span text:style-name="T53">b</text:span><text:span text:style-name="T242">2</text:span> （<text:span text:style-name="T110">u</text:span>）的 <text:span text:style-name="T106">粒子群數量 = </text:span><text:span text:style-name="T115">c</text:span><text:span text:style-name="T249">1</text:span><text:span text:style-name="T106"> </text:span><text:span text:style-name="T108">/ </text:span><text:span text:style-name="T106">(</text:span><text:span text:style-name="T53">b</text:span><text:span text:style-name="T240">2、</text:span><text:span text:style-name="T247">1</text:span><text:span text:style-name="T106">)</text:span><text:span text:style-name="T7">2</text:span>。</text:p>
                            </text:list-item>
                          </text:list>
                        </text:list-item>
                        <text:list-item>
                          <text:p text:style-name="P227">假定， <text:span text:style-name="T53">b</text:span><text:span text:style-name="T240">2</text:span><text:span text:style-name="T17"> = </text:span><text:span text:style-name="T124">0</text:span>。</text:p>
                          <text:list>
                            <text:list-item>
                              <text:p text:style-name="P227">第<text:span text:style-name="T53">b</text:span><text:span text:style-name="T242">2</text:span> （<text:span text:style-name="T110">u</text:span>）的 <text:span text:style-name="T106">粒子群數量</text:span><text:span text:style-name="T17"> = </text:span><text:span text:style-name="T124">0</text:span>。</text:p>
                            </text:list-item>
                            <text:list-item>
                              <text:p text:style-name="P332">（相關描述在 <text:span text:style-name="T211">世界學</text:span> 文件群的 <text:span text:style-name="T211">無窮大、無窮小</text:span> 的 <text:span text:style-name="T211">假定，汽車流水線 運作</text:span>）</text:p>
                            </text:list-item>
                          </text:list>
                        </text:list-item>
                        <text:list-item>
                          <text:p text:style-name="P228">假定，<text:span text:style-name="T53">b</text:span><text:span text:style-name="T240">2</text:span><text:span text:style-name="T17"> 無限趨近於 </text:span><text:span text:style-name="T125">0</text:span>。</text:p>
                          <text:list>
                            <text:list-item>
                              <text:p text:style-name="P228">第<text:span text:style-name="T53">b</text:span><text:span text:style-name="T242">2</text:span> （<text:span text:style-name="T110">u</text:span>）的 <text:span text:style-name="T106">粒子群數量</text:span><text:span text:style-name="T17"> = 粒子群 </text:span><text:span text:style-name="T125">剛生產出來的 數量</text:span>。</text:p>
                              <text:list>
                                <text:list-item>
                                  <text:p text:style-name="P228">抽象例子，汽車流水線 連續生產、連綿不斷生產的 的 生產數量。</text:p>
                                  <text:list>
                                    <text:list-item>
                                      <text:p text:style-name="P228">連續生產 的 明顯例子，（古典力學 認定的）連續。</text:p>
                                    </text:list-item>
                                  </text:list>
                                </text:list-item>
                                <text:list-item>
                                  <text:p text:style-name="P228">抽象例子，麵包工坊、麵包烤箱 剛出爐、一次出爐、一批一批 的 麵包數量。</text:p>
                                  <text:list>
                                    <text:list-item>
                                      <text:p text:style-name="P228">一批一批 的 明顯例子，（量子力學 認定的）一份一份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明顯例子，<text:span text:style-name="T17">P = IR</text:span><text:span text:style-name="T8">2</text:span><text:span text:style-name="T338">。</text:span></text:p>
              <text:list>
                <text:list-item>
                  <text:p text:style-name="P229"><text:span text:style-name="T132">P = I * (</text:span><text:span text:style-name="T134">電阻</text:span><text:span text:style-name="T132">串聯 * </text:span><text:span text:style-name="T135">電阻</text:span><text:span text:style-name="T132">並聯)。</text:span></text:p>
                  <text:list>
                    <text:list-item>
                      <text:p text:style-name="P230"><text:span text:style-name="T132">P = I * (</text:span><text:span text:style-name="T134">R</text:span><text:span text:style-name="T132">串聯 * </text:span><text:span text:style-name="T134">R</text:span><text:span text:style-name="T132">並聯)</text:span>。</text:p>
                      <text:list>
                        <text:list-item>
                          <text:p text:style-name="P231"><text:span text:style-name="T134">R</text:span><text:span text:style-name="T132">串聯 * </text:span><text:span text:style-name="T134">R</text:span><text:span text:style-name="T132">並聯 = (串聯 R、R)個(並聯 R、</text:span><text:span text:style-name="T147">R</text:span><text:span text:style-name="T132">)</text:span>。</text:p>
                        </text:list-item>
                      </text:list>
                    </text:list-item>
                    <text:list-item>
                      <text:p text:style-name="P232"><text:span text:style-name="T17">P = I * </text:span><text:span text:style-name="T133">(</text:span><text:span text:style-name="T17">(R + R) * (R * R / </text:span><text:span text:style-name="T133">(R + R)))</text:span>。</text:p>
                    </text:list-item>
                    <text:list-item>
                      <text:p text:style-name="P233"><text:span text:style-name="T17">P = I</text:span><text:span text:style-name="T132">R</text:span><text:span text:style-name="T8">2</text:span>。</text:p>
                    </text:list-item>
                  </text:list>
                </text:list-item>
                <text:list-item>
                  <text:p text:style-name="P234"><text:span text:style-name="T132">P = I * </text:span><text:span text:style-name="T134">電阻</text:span>平方<text:span text:style-name="T132">串聯</text:span>。</text:p>
                  <text:list>
                    <text:list-item>
                      <text:p text:style-name="P235">平方<text:span text:style-name="T132">串聯</text:span> 是 <text:span text:style-name="T132">(串聯 </text:span><text:span text:style-name="T134">電阻</text:span><text:span text:style-name="T132">個 </text:span><text:span text:style-name="T134">電阻</text:span><text:span text:style-name="T132">)</text:span>。</text:p>
                      <text:list>
                        <text:list-item>
                          <text:p text:style-name="P234">平方<text:span text:style-name="T132">串聯</text:span> 是 <text:span text:style-name="T132">(串聯 R個 </text:span><text:span text:style-name="T147">R</text:span><text:span text:style-name="T132">)</text:span>。</text:p>
                        </text:list-item>
                      </text:list>
                    </text:list-item>
                    <text:list-item>
                      <text:p text:style-name="P236"><text:span text:style-name="T132">P = I * (串聯 R個 </text:span><text:span text:style-name="T147">R</text:span><text:span text:style-name="T132">)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bookmark-start text:name="無窮大、無窮小"/>無窮大<text:bookmark-end text:name="無窮大、無窮小"/>、無窮小</text:p>
          <text:list>
            <text:list-item>
              <text:p text:style-name="P287">無窮<text:span text:style-name="T214">大、</text:span>無窮<text:span text:style-name="T214">小</text:span>。</text:p>
              <text:list>
                <text:list-item>
                  <text:p text:style-name="P303">無窮<text:span text:style-name="T214">大</text:span> 是 <text:span text:style-name="T214">無限大、</text:span>無限趨近於 <text:span text:style-name="T343">反0</text:span>。</text:p>
                </text:list-item>
                <text:list-item>
                  <text:p text:style-name="P288">無窮<text:span text:style-name="T214">小</text:span> 是 <text:span text:style-name="T214">無限小、無限趨近於</text:span><text:span text:style-name="T188">0</text:span>。</text:p>
                </text:list-item>
              </text:list>
            </text:list-item>
            <text:list-item>
              <text:p text:style-name="P289"><text:span text:style-name="T343">反0 &gt; 無窮大 &gt; 數值 &gt; 無窮</text:span><text:span text:style-name="T344">小 &gt; 0</text:span>。</text:p>
            </text:list-item>
            <text:list-item>
              <text:p text:style-name="P290">數值、無窮。</text:p>
              <text:list>
                <text:list-item>
                  <text:p text:style-name="P291">數值、無窮。</text:p>
                  <text:list>
                    <text:list-item>
                      <text:p text:style-name="P14"><text:span text:style-name="T272">數值 </text:span><text:span text:style-name="T316">↔</text:span><text:span text:style-name="T272"> 存在</text:span>。</text:p>
                    </text:list-item>
                    <text:list-item>
                      <text:p text:style-name="P15"><text:span text:style-name="T272">無窮 </text:span><text:span text:style-name="T316">↔</text:span><text:span text:style-name="T272"> 變化</text:span>。</text:p>
                    </text:list-item>
                    <text:list-item>
                      <text:p text:style-name="P16"><text:span text:style-name="T186">0、</text:span><text:span text:style-name="T343">反0</text:span><text:span text:style-name="T186"> </text:span><text:span text:style-name="T350"><text:s/></text:span><text:span text:style-name="T316">↔</text:span><text:span text:style-name="T201"> (還)沒有存在、(還)沒有</text:span><text:span text:style-name="T202">變化、(已經)存在完成、(已經)變化</text:span><text:span text:style-name="T187">完成</text:span><text:span text:style-name="T351">。</text:span></text:p>
                    </text:list-item>
                  </text:list>
                </text:list-item>
                <text:list-item>
                  <text:p text:style-name="P292">數值、無窮。</text:p>
                  <text:list>
                    <text:list-item>
                      <text:p text:style-name="P293"><text:span text:style-name="T272">數值 </text:span><text:span text:style-name="T316">↔</text:span><text:span text:style-name="T272"> 成熟期</text:span>。<text:span text:style-name="T291">{、發胖期、消瘦期}</text:span></text:p>
                    </text:list-item>
                    <text:list-item>
                      <text:p text:style-name="P294"><text:span text:style-name="T272">無窮 </text:span><text:span text:style-name="T316">↔</text:span><text:span text:style-name="T272"> 成長期、衰亡期</text:span>。<text:span text:style-name="T291">{、懷孕期、降解期}</text:span></text:p>
                    </text:list-item>
                  </text:list>
                </text:list-item>
                <text:list-item>
                  <text:p text:style-name="P294">數值、無窮。</text:p>
                  <text:list>
                    <text:list-item>
                      <text:p text:style-name="P295"><text:span text:style-name="T272">數值 </text:span><text:span text:style-name="T316">↔</text:span><text:span text:style-name="T272"> 降低、維持、提升</text:span>。<text:span text:style-name="T291">{</text:span><text:span text:style-name="T292">維持 </text:span><text:span text:style-name="T300">↔</text:span><text:span text:style-name="T292"> 暫停 降低、提升}</text:span></text:p>
                    </text:list-item>
                    <text:list-item>
                      <text:p text:style-name="P296"><text:span text:style-name="T272">無窮 </text:span><text:span text:style-name="T316">↔</text:span><text:span text:style-name="T272"> 退化、維持、昇華</text:span>。<text:span text:style-name="T291">{</text:span><text:span text:style-name="T292">維持 </text:span><text:span text:style-name="T300">↔</text:span><text:span text:style-name="T292"> 暫停 退化、昇華</text:span><text:span text:style-name="T291">}</text:span></text:p>
                    </text:list-item>
                  </text:list>
                </text:list-item>
                <text:list-item>
                  <text:p text:style-name="P294">數值、無窮。</text:p>
                  <text:list>
                    <text:list-item>
                      <text:p text:style-name="P294"><text:span text:style-name="T272">數值 </text:span><text:span text:style-name="T316">↔</text:span><text:span text:style-name="T272"> 溫度</text:span>。</text:p>
                      <text:list>
                        <text:list-item>
                          <text:p text:style-name="P297"><text:span text:style-name="T272">數值 </text:span><text:span text:style-name="T316">↔</text:span><text:span text:style-name="T272">（某一特定個體 在 某一特定相態的）溫度、重量、平均動能</text:span>。</text:p>
                        </text:list-item>
                      </text:list>
                    </text:list-item>
                    <text:list-item>
                      <text:p text:style-name="P294"><text:span text:style-name="T272">無窮 </text:span><text:span text:style-name="T316">↔</text:span><text:span text:style-name="T272"> 相變</text:span>。</text:p>
                      <text:list>
                        <text:list-item>
                          <text:p text:style-name="P290"><text:span text:style-name="T272">無窮 </text:span><text:span text:style-name="T316">↔</text:span><text:span text:style-name="T272">（某一特定個體 在 不同相態的）相態轉換、相態轉變</text:span>。</text:p>
                          <text:list>
                            <text:list-item>
                              <text:p text:style-name="P290">相態 的 明顯例子，固態、液態、氣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2"><text:span text:style-name="T186">0、</text:span><text:span text:style-name="T343">反0</text:span><text:span text:style-name="T186"> </text:span><text:span text:style-name="T350"><text:s/></text:span><text:span text:style-name="T316">↔</text:span><text:span text:style-name="T104"> (還)沒有相變、(已經)</text:span><text:span text:style-name="T272">相變完成</text:span>。</text:p>
                    </text:list-item>
                  </text:list>
                </text:list-item>
                <text:list-item>
                  <text:p text:style-name="P298">數值、無窮。</text:p>
                  <text:list>
                    <text:list-item>
                      <text:p text:style-name="P298"><text:span text:style-name="T272">數值 </text:span><text:span text:style-name="T316">↔</text:span><text:span text:style-name="T272"> 數量</text:span>。</text:p>
                    </text:list-item>
                    <text:list-item>
                      <text:p text:style-name="P299"><text:span text:style-name="T272">無窮 </text:span><text:span text:style-name="T316">↔</text:span><text:span text:style-name="T272"> 種類</text:span>。</text:p>
                    </text:list-item>
                  </text:list>
                </text:list-item>
                <text:list-item>
                  <text:p text:style-name="P299">數值、無窮。</text:p>
                  <text:list>
                    <text:list-item>
                      <text:p text:style-name="P300"><text:span text:style-name="T272">數值 </text:span><text:span text:style-name="T316">↔</text:span><text:span text:style-name="T272"> 量變</text:span>。</text:p>
                    </text:list-item>
                    <text:list-item>
                      <text:p text:style-name="P301"><text:span text:style-name="T272">無窮 </text:span><text:span text:style-name="T316">↔</text:span><text:span text:style-name="T272"> 質變</text:span>、湧現、<text:span text:style-name="T157">反</text:span>湧現、<text:span text:style-name="T217">出現</text:span>、<text:span text:style-name="T217">消失</text:span>。</text:p>
                      <text:list>
                        <text:list-item>
                          <text:p text:style-name="P237"><text:span text:style-name="T217">出現 </text:span><text:span text:style-name="T320">↔</text:span><text:span text:style-name="T311"> 無窮大</text:span>。<text:span text:style-name="T291">{</text:span><text:span text:style-name="T293">、湧現</text:span><text:span text:style-name="T291">}</text:span></text:p>
                        </text:list-item>
                        <text:list-item>
                          <text:p text:style-name="P238"><text:span text:style-name="T217">消失 </text:span><text:span text:style-name="T320">↔</text:span><text:span text:style-name="T311"> 無窮小</text:span>。<text:span text:style-name="T291">{</text:span><text:span text:style-name="T293">、</text:span><text:span text:style-name="T296">反</text:span><text:span text:style-name="T293">湧現</text:span><text:span text:style-name="T291">}</text:span></text:p>
                        </text:list-item>
                        <text:list-item>
                          <text:p text:style-name="P333">（出現、消失 的 相關描述在 <text:span text:style-name="T211">世界學</text:span> 文件群的 <text:span text:style-name="T211">湧現</text:span>）</text:p>
                        </text:list-item>
                      </text:list>
                    </text:list-item>
                    <text:list-item>
                      <text:p text:style-name="P283"><text:span text:style-name="T186">0、</text:span><text:span text:style-name="T343">反0</text:span><text:span text:style-name="T186"> </text:span><text:span text:style-name="T350"><text:s/></text:span><text:span text:style-name="T316">↔</text:span><text:span text:style-name="T17"> (還)沒有量變、(還)沒有質變、(已經)量變完成、(已經)質變</text:span>完成。</text:p>
                    </text:list-item>
                  </text:list>
                </text:list-item>
              </text:list>
            </text:list-item>
            <text:list-item>
              <text:p text:style-name="P239">無窮大 <text:span text:style-name="T316">↔</text:span> 變化（的 過程）、不存在。</text:p>
              <text:list>
                <text:list-item>
                  <text:p text:style-name="P240">無窮小 <text:span text:style-name="T316">↔</text:span> 無窮大的 倒數。</text:p>
                  <text:list>
                    <text:list-item>
                      <text:p text:style-name="P5">無窮<text:span text:style-name="T189">小 </text:span><text:span text:style-name="T316">↔</text:span> <text:span text:style-name="T189">狀態、結構、關係 </text:span>變化<text:span text:style-name="T189">（的 過程）</text:span>。</text:p>
                      <text:list>
                        <text:list-item>
                          <text:p text:style-name="P226">變化 的 明顯例子，產生、消失、湮滅、轉變、轉換。</text:p>
                          <text:list>
                            <text:list-item>
                              <text:p text:style-name="P241">逼近、變成 數值 <text:span text:style-name="T316">↔</text:span>（逐漸）<text:span text:style-name="T278">存在</text:span>。</text:p>
                            </text:list-item>
                            <text:list-item>
                              <text:p text:style-name="P6">從 數值<text:span text:style-name="T189"> 逼近、</text:span>變成 無窮大 <text:span text:style-name="T316">↔</text:span> 第一個<text:span text:style-name="T282">存在</text:span><text:span text:style-name="T189"> </text:span><text:span text:style-name="T194">形成</text:span><text:span text:style-name="T189">、</text:span><text:span text:style-name="T283">變成</text:span><text:span text:style-name="T189"> </text:span><text:span text:style-name="T281">第二個存在</text:span><text:span text:style-name="T193">(</text:span><text:span text:style-name="T192">的 過程)</text:span>。</text:p>
                              <text:list>
                                <text:list-item>
                                  <text:p text:style-name="P242"><text:span text:style-name="T281">形成</text:span> 是 <text:span text:style-name="T281">形成、產生、收斂</text:span>。</text:p>
                                </text:list-item>
                              </text:list>
                            </text:list-item>
                            <text:list-item>
                              <text:p text:style-name="P6">從 數值<text:span text:style-name="T189"> 逼近、</text:span>變成 無窮小 <text:span text:style-name="T316">↔</text:span> 第一個<text:span text:style-name="T282">存在</text:span><text:span text:style-name="T189"> </text:span><text:span text:style-name="T194">消成</text:span><text:span text:style-name="T189">、</text:span><text:span text:style-name="T283">變成</text:span><text:span text:style-name="T189"> </text:span><text:span text:style-name="T281">第二個存在</text:span><text:span text:style-name="T193">(</text:span><text:span text:style-name="T192">的 過程)</text:span>。</text:p>
                              <text:list>
                                <text:list-item>
                                  <text:p text:style-name="P243">消成 是 消散、消失、發散。</text:p>
                                </text:list-item>
                              </text:list>
                            </text:list-item>
                            <text:list-item>
                              <text:p text:style-name="P244">從 無窮大 逼近、變成 數值 <text:span text:style-name="T316">↔</text:span> 第一個存在<text:span text:style-name="T18"> </text:span><text:span text:style-name="T64">消成</text:span>、變成 第二個<text:span text:style-name="T278">存在</text:span><text:span text:style-name="T63">(</text:span><text:span text:style-name="T18">的 過程)</text:span>。</text:p>
                            </text:list-item>
                            <text:list-item>
                              <text:p text:style-name="P6">從 無窮小<text:span text:style-name="T189"> 逼近、</text:span>變成 數值 <text:span text:style-name="T316">↔</text:span> 第一個存在<text:span text:style-name="T189"> </text:span><text:span text:style-name="T194">形成</text:span><text:span text:style-name="T189">、</text:span><text:span text:style-name="T283">變成</text:span> 第二個<text:span text:style-name="T278">存在</text:span><text:span text:style-name="T193">(</text:span><text:span text:style-name="T192">的 過程)</text:span>。</text:p>
                              <text:list>
                                <text:list-item>
                                  <text:p text:style-name="P245">明顯例子<text:span text:style-name="T18">，攝氏</text:span><text:span text:style-name="T61">0度的液態水（逐漸）</text:span><text:span text:style-name="T64">形成、</text:span><text:span text:style-name="T61">變成 攝氏0</text:span><text:span text:style-name="T279">度的固態水</text:span>。</text:p>
                                  <text:list>
                                    <text:list-item>
                                      <text:p text:style-name="P246">液態水的 重量、存在<text:span text:style-name="T61">（逐漸）</text:span><text:span text:style-name="T64">形成、</text:span><text:span text:style-name="T61">變成</text:span><text:span text:style-name="T281"> 固態</text:span>水的 重量、存在<text:span text:style-name="T61">。</text:span></text:p>
                                      <text:list>
                                        <text:list-item>
                                          <text:p text:style-name="P247"><text:span text:style-name="T61">該過程，</text:span>液態水的 重量、存在，數值 →<text:span text:style-name="T280"> </text:span>無窮小<text:span text:style-name="T18"> →</text:span><text:span text:style-name="T62"> 0</text:span><text:span text:style-name="T280">。</text:span></text:p>
                                        </text:list-item>
                                        <text:list-item>
                                          <text:p text:style-name="P248"><text:span text:style-name="T61">該過程，</text:span>固態水的 重量、存在，<text:span text:style-name="T62">0</text:span><text:span text:style-name="T17"> →</text:span><text:span text:style-name="T122"> </text:span>無窮小<text:span text:style-name="T18"> →</text:span><text:span text:style-name="T62"> </text:span><text:span text:style-name="T280">數值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49">液態水的<text:span text:style-name="T65">(1/</text:span><text:span text:style-name="T18">重量</text:span><text:span text:style-name="T65">)</text:span>、<text:span text:style-name="T18">(存在</text:span><text:span text:style-name="T1">-</text:span><text:span text:style-name="T4">1</text:span><text:span text:style-name="T66">) </text:span><text:span text:style-name="T18">(</text:span><text:span text:style-name="T61">逐漸</text:span><text:span text:style-name="T66">)</text:span><text:span text:style-name="T67">消成</text:span><text:span text:style-name="T281"> 固態</text:span>水的<text:span text:style-name="T65">(1/</text:span><text:span text:style-name="T18">重量</text:span><text:span text:style-name="T65">)</text:span>、<text:span text:style-name="T18">(存在</text:span><text:span text:style-name="T1">-</text:span><text:span text:style-name="T4">1</text:span><text:span text:style-name="T66">)</text:span>。</text:p>
                                      <text:list>
                                        <text:list-item>
                                          <text:p text:style-name="P281"><text:span text:style-name="T61">該過程，</text:span>液態水的 <text:span text:style-name="T65">(1/</text:span><text:span text:style-name="T18">重量</text:span><text:span text:style-name="T65">)</text:span>、<text:span text:style-name="T18">(存在</text:span><text:span text:style-name="T1">-</text:span><text:span text:style-name="T4">1</text:span><text:span text:style-name="T66">)</text:span>，數值 →<text:span text:style-name="T280"> </text:span>無窮大<text:span text:style-name="T17"> →</text:span><text:span text:style-name="T122"> </text:span><text:span text:style-name="T343">反0</text:span><text:span text:style-name="T353">。</text:span></text:p>
                                        </text:list-item>
                                        <text:list-item>
                                          <text:p text:style-name="P281"><text:span text:style-name="T61">該過程，</text:span>固態水的 <text:span text:style-name="T65">(1/</text:span><text:span text:style-name="T18">重量</text:span><text:span text:style-name="T65">)</text:span>、<text:span text:style-name="T18">(存在</text:span><text:span text:style-name="T1">-</text:span><text:span text:style-name="T4">1</text:span><text:span text:style-name="T66">)</text:span>，<text:span text:style-name="T343">反0</text:span><text:span text:style-name="T17"> →</text:span><text:span text:style-name="T122"> </text:span>無窮大<text:span text:style-name="T18"> →</text:span><text:span text:style-name="T62"> </text:span><text:span text:style-name="T280">數值</text:span>。</text:p>
                                          <text:list>
                                            <text:list-item>
                                              <text:p text:style-name="P250">固態水 開始存在的 瞬間，無窮大 坍縮到 某一特定數值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51">水分子的（平均）動<text:span text:style-name="T214">能</text:span> 沒有 變化。</text:p>
                                      <text:list>
                                        <text:list-item>
                                          <text:p text:style-name="P7"><text:span text:style-name="T189">動</text:span><text:span text:style-name="T204">能</text:span><text:span text:style-name="T189">、</text:span>大小<text:span text:style-name="T189">、溫度 的 存在 </text:span><text:span text:style-name="T317">↔</text:span><text:span text:style-name="T284"> 數值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48">水分子 之間的 結構、關係 有 變化。</text:p>
                                      <text:list>
                                        <text:list-item>
                                          <text:p text:style-name="P8"><text:span text:style-name="T189">結構、關係、相態 的 </text:span>變化 <text:span text:style-name="T317">↔</text:span><text:span text:style-name="T284"> 無窮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0">數值 <text:span text:style-name="T316">↔</text:span> 存在。</text:p>
                      <text:list>
                        <text:list-item>
                          <text:p text:style-name="P226">數值 的 明顯例子，<text:span text:style-name="T59">1、</text:span><text:span text:style-name="T60">√</text:span><text:span text:style-name="T59">2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52">明顯例子，蠟燭 在 空間座標系，以 同心圓 發射 光。</text:p>
                  <text:list>
                    <text:list-item>
                      <text:p text:style-name="P226">假定，蠟燭、光 的 距離 是<text:span text:style-name="T18"> </text:span><text:span text:style-name="T55">0</text:span>。</text:p>
                      <text:list>
                        <text:list-item>
                          <text:p text:style-name="P253">已知，第<text:span text:style-name="T17">(</text:span><text:span text:style-name="T119">r*</text:span><text:span text:style-name="T17">S)公尺</text:span><text:span text:style-name="T256">的面積、</text:span>第<text:span text:style-name="T17">S公尺</text:span><text:span text:style-name="T256">的面積 的比值 </text:span><text:span text:style-name="T100">= </text:span><text:span text:style-name="T102">距離比值</text:span><text:span text:style-name="T7">2</text:span>。</text:p>
                          <text:list>
                            <text:list-item>
                              <text:p text:style-name="P334">（相關描述在 <text:span text:style-name="T211">世界學</text:span> 文件群的 <text:span text:style-name="T211">平方</text:span>）</text:p>
                            </text:list-item>
                            <text:list-item>
                              <text:p text:style-name="P253">假定<text:span text:style-name="T18">，</text:span><text:span text:style-name="T56">r = 0</text:span><text:span text:style-name="T276">。</text:span></text:p>
                              <text:list>
                                <text:list-item>
                                  <text:p text:style-name="P254">第<text:span text:style-name="T120">0</text:span><text:span text:style-name="T17">公尺</text:span><text:span text:style-name="T256">的 </text:span>面積 是<text:span text:style-name="T18"> </text:span><text:span text:style-name="T56">0</text:span>。</text:p>
                                </text:list-item>
                              </text:list>
                            </text:list-item>
                            <text:list-item>
                              <text:p text:style-name="P254">光 佔據（空間）的 面積 是<text:span text:style-name="T18"> </text:span><text:span text:style-name="T57">0</text:span>。</text:p>
                            </text:list-item>
                          </text:list>
                        </text:list-item>
                        <text:list-item>
                          <text:p text:style-name="P255">已知，<text:span text:style-name="T275">相同面積。</text:span></text:p>
                          <text:list>
                            <text:list-item>
                              <text:p text:style-name="P255">第<text:span text:style-name="T17">(</text:span><text:span text:style-name="T116">r*S</text:span><text:span text:style-name="T17">)公尺</text:span><text:span text:style-name="T256">的粒子群數量、第</text:span><text:span text:style-name="T100">S公尺</text:span><text:span text:style-name="T256">的粒子群數量 的 比值</text:span><text:span text:style-name="T100"> =</text:span><text:span text:style-name="T105">1/</text:span><text:span text:style-name="T102">距離比值</text:span><text:span text:style-name="T7">2</text:span>。</text:p>
                            </text:list-item>
                            <text:list-item>
                              <text:p text:style-name="P256">假定<text:span text:style-name="T18">，</text:span><text:span text:style-name="T56">r = 0</text:span>。</text:p>
                              <text:list>
                                <text:list-item>
                                  <text:p text:style-name="P281">第<text:span text:style-name="T120">0</text:span><text:span text:style-name="T17">公尺</text:span><text:span text:style-name="T256">的 粒子群數量</text:span> 是<text:span text:style-name="T18"> (</text:span><text:span text:style-name="T343">反0)</text:span><text:span text:style-name="T7">2</text:span>。</text:p>
                                </text:list-item>
                              </text:list>
                            </text:list-item>
                            <text:list-item>
                              <text:p text:style-name="P281">光的 數量 是 <text:span text:style-name="T343">(反0)</text:span><text:span text:style-name="T7">2</text:span>。</text:p>
                            </text:list-item>
                          </text:list>
                        </text:list-item>
                        <text:list-item>
                          <text:p text:style-name="P281">光 佔據的面積是零、粒子群數量是<text:span text:style-name="T58">(</text:span><text:span text:style-name="T343">(反0)</text:span><text:span text:style-name="T3">2</text:span><text:span text:style-name="T58">)</text:span><text:span text:style-name="T277"> </text:span><text:span text:style-name="T318">↔</text:span><text:span text:style-name="T121"> </text:span>蠟燭 正在產生 光。</text:p>
                          <text:list>
                            <text:list-item>
                              <text:p text:style-name="P226">光 正在形成。</text:p>
                            </text:list-item>
                            <text:list-item>
                              <text:p text:style-name="P226">假定，光 有 形成。</text:p>
                              <text:list>
                                <text:list-item>
                                  <text:p text:style-name="P257">粒子群數量 是 某一特定數值。</text:p>
                                </text:list-item>
                              </text:list>
                            </text:list-item>
                            <text:list-item>
                              <text:p text:style-name="P257">明顯例子，汽車流水線。</text:p>
                              <text:list>
                                <text:list-item>
                                  <text:p text:style-name="P257">假定，汽車流水線 生產出 汽車，汽車 駕駛出去、擴散出去。</text:p>
                                  <text:list>
                                    <text:list-item>
                                      <text:p text:style-name="P257">駕駛出去 的 明顯例子，汽車司機、電腦 駕駛 汽車 出去。</text:p>
                                    </text:list-item>
                                  </text:list>
                                </text:list-item>
                                <text:list-item>
                                  <text:p text:style-name="P282">汽車流水線 裡面的（假想、潛能、能夠生產的）汽車數量 是 <text:span text:style-name="T343">反0</text:span>。</text:p>
                                  <text:list>
                                    <text:list-item>
                                      <text:p text:style-name="P258">潛能 是（亞里斯多德 認定的）潛能。</text:p>
                                    </text:list-item>
                                    <text:list-item>
                                      <text:p text:style-name="P258">汽車流水線（只）擁有 未完成的汽車。</text:p>
                                      <text:list>
                                        <text:list-item>
                                          <text:p text:style-name="P258">離開 汽車流水線的 汽車，才算是 完成的汽車。</text:p>
                                          <text:list>
                                            <text:list-item>
                                              <text:p text:style-name="P9">完整的汽車<text:span text:style-name="T189">、成品</text:span> 是 組裝完畢的 汽車。</text:p>
                                            </text:list-item>
                                            <text:list-item>
                                              <text:p text:style-name="P9">完成的汽車<text:span text:style-name="T189">、用品</text:span> 是 正式運行的 汽車。</text:p>
                                            </text:list-item>
                                            <text:list-item>
                                              <text:p text:style-name="P259">明顯例子，手機流水線的 手機 是 未完成的手機、半成品、材料。</text:p>
                                            </text:list-item>
                                            <text:list-item>
                                              <text:p text:style-name="P258">明顯例子，手機行的手機 是 完整的手機、未使用的手機。</text:p>
                                            </text:list-item>
                                            <text:list-item>
                                              <text:p text:style-name="P260">明顯例子，使用者的手機 是 完成的手機、使用中的手機。</text:p>
                                            </text:list-item>
                                            <text:list-item>
                                              <text:p text:style-name="P260">離開 的 明顯例子，被汽車司機駕駛離開、汽車自己自動駕駛離開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60">完成的汽車 不一定是 完整的汽車。</text:p>
                                          <text:list>
                                            <text:list-item>
                                              <text:p text:style-name="P260">明顯例子，（已經在道路上跑的）少裝方向燈的汽車。</text:p>
                                            </text:list-item>
                                            <text:list-item>
                                              <text:p text:style-name="P261">明顯例子，（已經在道路上跑的）方向燈損毀的汽車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82">汽車流水線 裡面的（假想、潛能、能夠生產的）汽車密度 是 <text:span text:style-name="T343">反0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257">汽車流水線 裡面的（真實、實現、當下擁有的）汽車數量 是<text:span text:style-name="T18"> </text:span><text:span text:style-name="T68">0</text:span>。</text:p>
                                  <text:list>
                                    <text:list-item>
                                      <text:p text:style-name="P258">實現 是（亞里斯多德 認定的）實現。</text:p>
                                    </text:list-item>
                                    <text:list-item>
                                      <text:p text:style-name="P262">汽車流水線 裡面的（真實、實現、當下擁有的）汽車密度 是<text:span text:style-name="T18"> </text:span><text:span text:style-name="T69">0</text:span>。</text:p>
                                    </text:list-item>
                                    <text:list-item>
                                      <text:p text:style-name="P263">在 汽車流水線 裡面。</text:p>
                                      <text:list>
                                        <text:list-item>
                                          <text:p text:style-name="P263">汽車 正在（被 汽車流水線、工人、機械手臂）生產、產生、形成。</text:p>
                                        </text:list-item>
                                        <text:list-item>
                                          <text:p text:style-name="P264">塑膠、金屬、材料（逐漸）<text:span text:style-name="T281">形成、產生、收斂、塑形、改造 成 汽車</text:span>。</text:p>
                                          <text:list>
                                            <text:list-item>
                                              <text:p text:style-name="P264">明顯例子，攝氏<text:span text:style-name="T123">0</text:span><text:span text:style-name="T286">度的</text:span>液態水（逐漸）形成 攝氏<text:span text:style-name="T17">0</text:span>度的固態水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63">在 汽車流水線 外面。</text:p>
                                  <text:list>
                                    <text:list-item>
                                      <text:p text:style-name="P263">汽車（持續、源源不斷）出來。</text:p>
                                    </text:list-item>
                                  </text:list>
                                </text:list-item>
                                <text:list-item>
                                  <text:p text:style-name="P263">汽車 <text:span text:style-name="T319">↔</text:span><text:span text:style-name="T285"> 光</text:span>。</text:p>
                                  <text:list>
                                    <text:list-item>
                                      <text:p text:style-name="P265">（汽車流水線的）生產（汽車）過程 <text:span text:style-name="T319">↔</text:span><text:span text:style-name="T285">（蠟燭 燃燒中心的）燃燒</text:span>。</text:p>
                                    </text:list-item>
                                    <text:list-item>
                                      <text:p text:style-name="P10"><text:span text:style-name="T192">(汽車流水線的)</text:span><text:span text:style-name="T18">假想</text:span><text:span text:style-name="T192">（、潛能、</text:span><text:span text:style-name="T189">能夠生產的</text:span><text:span text:style-name="T192">）</text:span><text:span text:style-name="T189">汽車</text:span>密度 是 <text:span text:style-name="T343">反0</text:span><text:span text:style-name="T285">。</text:span></text:p>
                                      <text:list>
                                        <text:list-item>
                                          <text:p text:style-name="P282"><text:span text:style-name="T285">（蠟燭 燃燒中心的）</text:span><text:span text:style-name="T18">假想（、潛能、</text:span>能夠生產的<text:span text:style-name="T18">）</text:span><text:span text:style-name="T285">光密度 是 </text:span><text:span text:style-name="T343">反0</text:span>。</text:p>
                                          <text:list>
                                            <text:list-item>
                                              <text:p text:style-name="P266"><text:span text:style-name="T18">假想</text:span>汽車密度 是 汽車流水線 裡面<text:span text:style-name="T18">的</text:span><text:span text:style-name="T285">（</text:span><text:span text:style-name="T18">假想、潛能</text:span><text:span text:style-name="T285">）</text:span>汽車密度。</text:p>
                                            </text:list-item>
                                            <text:list-item>
                                              <text:p text:style-name="P267"><text:span text:style-name="T18">假想</text:span>光密度 是<text:span text:style-name="T285">（蠟燭）燃燒中心 </text:span>裡面的<text:span text:style-name="T285">（</text:span><text:span text:style-name="T18">假想、潛能</text:span><text:span text:style-name="T285">）</text:span>光密度。</text:p>
                                            </text:list-item>
                                            <text:list-item>
                                              <text:p text:style-name="P268">假定 材料 沒有 輸入 →<text:span text:style-name="T288"> 隨著</text:span><text:span text:style-name="T72">(持續)</text:span><text:span text:style-name="T288">生產 材料密度</text:span><text:span text:style-name="T72">(持續)</text:span><text:span text:style-name="T288">下降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"><text:span text:style-name="T203">（</text:span><text:span text:style-name="T192">汽車流水線的</text:span><text:span text:style-name="T203">）</text:span><text:span text:style-name="T18">真實</text:span><text:span text:style-name="T203">（</text:span><text:span text:style-name="T189">、實現、當下擁有的）汽車</text:span>密度 是<text:span text:style-name="T18"> </text:span><text:span text:style-name="T70">0</text:span><text:span text:style-name="T191"> </text:span><text:span text:style-name="T205">↔</text:span><text:span text:style-name="T285">。</text:span></text:p>
                                      <text:list>
                                        <text:list-item>
                                          <text:p text:style-name="P269"><text:span text:style-name="T285">（蠟燭）燃燒中心的 </text:span><text:span text:style-name="T18">真實</text:span><text:span text:style-name="T285">（</text:span>、實現、當下擁有的）<text:span text:style-name="T285">光密度</text:span> 是<text:span text:style-name="T18"> </text:span><text:span text:style-name="T70">0</text:span>。</text:p>
                                          <text:list>
                                            <text:list-item>
                                              <text:p text:style-name="P267"><text:span text:style-name="T18">真實</text:span>汽車密度 是 汽車流水線 裡面的<text:span text:style-name="T285">（</text:span><text:span text:style-name="T18">真實、實現</text:span><text:span text:style-name="T285">）</text:span>汽車密度。</text:p>
                                            </text:list-item>
                                            <text:list-item>
                                              <text:p text:style-name="P267"><text:span text:style-name="T18">真實</text:span>光密度 <text:span text:style-name="T18">是</text:span><text:span text:style-name="T285">（</text:span><text:span text:style-name="T71">蠟燭</text:span><text:span text:style-name="T285">）燃燒中心 </text:span>裡面的<text:span text:style-name="T285">（</text:span><text:span text:style-name="T18">真實、實現</text:span><text:span text:style-name="T285">）</text:span>光密度。</text:p>
                                            </text:list-item>
                                            <text:list-item>
                                              <text:p text:style-name="P267">在 汽車流水線 裡面，材料、半成品（逐漸）變成 成品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70">假定，材料 沒有 輸入到、物流到 汽車流水線。</text:p>
                                      <text:list>
                                        <text:list-item>
                                          <text:p text:style-name="P271">假定，汽車流水線 運作。</text:p>
                                          <text:list>
                                            <text:list-item>
                                              <text:p text:style-name="P271">汽車 生產過程，材料的 數量（持續）下降。</text:p>
                                            </text:list-item>
                                            <text:list-item>
                                              <text:p text:style-name="P272">汽車 生產過程，半成品 的（真實、實現）數量（<text:span text:style-name="T18">持續</text:span>）上升。</text:p>
                                            </text:list-item>
                                            <text:list-item>
                                              <text:p text:style-name="P272">汽車 生產過程，成品 的（真實、實現）數量（<text:span text:style-name="T18">持續</text:span>）上升。</text:p>
                                            </text:list-item>
                                            <text:list-item>
                                              <text:p text:style-name="P12"><text:span text:style-name="T189">汽車流水線的（</text:span>假想<text:span text:style-name="T189">、潛能）完成的汽車</text:span>數量<text:span text:style-name="T189">（仍然）</text:span>是 <text:span text:style-name="T343">反0</text:span>。</text:p>
                                            </text:list-item>
                                            <text:list-item>
                                              <text:p text:style-name="P13"><text:span text:style-name="T189">汽車流水線的（</text:span>真實<text:span text:style-name="T189">、實現）完成的汽車</text:span>數量<text:span text:style-name="T189">（仍然）</text:span>是<text:span text:style-name="T18"> </text:span><text:span text:style-name="T73">0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73">假定，汽車流水線 沒有運作。</text:p>
                                          <text:list>
                                            <text:list-item>
                                              <text:p text:style-name="P273">汽車 生產過程，材料的 數量 沒有變化。</text:p>
                                            </text:list-item>
                                            <text:list-item>
                                              <text:p text:style-name="P273">汽車 生產過程，半成品 的（真實、實現）數量 沒有變化。</text:p>
                                            </text:list-item>
                                            <text:list-item>
                                              <text:p text:style-name="P274">汽車 生產過程，成品 的（真實、實現）數量 沒有變化。</text:p>
                                            </text:list-item>
                                            <text:list-item>
                                              <text:p text:style-name="P275">汽車流水線的（假想、潛能）完成的汽車數量（仍然）是 <text:span text:style-name="T73">0</text:span>。</text:p>
                                            </text:list-item>
                                            <text:list-item>
                                              <text:p text:style-name="P273">汽車流水線的（真實、實現）完成的汽車數量（仍然）是<text:span text:style-name="T18"> </text:span><text:span text:style-name="T73">0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76">汽車流水線 <text:span text:style-name="T312">↔</text:span><text:span text:style-name="T287">（</text:span><text:span text:style-name="T71">蠟燭</text:span><text:span text:style-name="T285">）</text:span>燃燒中心。</text:p>
                                          <text:list>
                                            <text:list-item>
                                              <text:p text:style-name="P277">汽車 <text:span text:style-name="T312">↔</text:span><text:span text:style-name="T287"> </text:span>光。</text:p>
                                            </text:list-item>
                                            <text:list-item>
                                              <text:p text:style-name="P278">數量 <text:span text:style-name="T312">↔</text:span><text:span text:style-name="T287"> 光、粒子群 的 數量、密度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77">假定，材料 有 輸入到、物流到 汽車流水線。</text:p>
                                      <text:list>
                                        <text:list-item>
                                          <text:p text:style-name="P277">假定，汽車流水線 運作。</text:p>
                                          <text:list>
                                            <text:list-item>
                                              <text:p text:style-name="P277">汽車 生產過程，材料的 數量 有機率（持續）上升。</text:p>
                                            </text:list-item>
                                            <text:list-item>
                                              <text:p text:style-name="P277">汽車 生產過程，半成品 的（實現）數量（持續）上升。</text:p>
                                            </text:list-item>
                                            <text:list-item>
                                              <text:p text:style-name="P279">汽車 生產過程，成品 的（真實、實現）數量（<text:span text:style-name="T18">持續</text:span>）上升。</text:p>
                                            </text:list-item>
                                            <text:list-item>
                                              <text:p text:style-name="P282">汽車流水線的（假想、潛能）完成的汽車數量（仍然）是 <text:span text:style-name="T343">反0</text:span>。</text:p>
                                            </text:list-item>
                                            <text:list-item>
                                              <text:p text:style-name="P277">汽車流水線的（真實、實現）完成的汽車數量（仍然）是<text:span text:style-name="T18"> </text:span><text:span text:style-name="T73">0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77">假定，汽車流水線 沒有運作。</text:p>
                                          <text:list>
                                            <text:list-item>
                                              <text:p text:style-name="P280">汽車 生產過程，材料的 數量（持續）上升。</text:p>
                                            </text:list-item>
                                            <text:list-item>
                                              <text:p text:style-name="P279">汽車 生產過程，半成品 的（實現）數量 沒有變化。</text:p>
                                            </text:list-item>
                                            <text:list-item>
                                              <text:p text:style-name="P279">汽車 生產過程，成品 的（真實、實現）數量 沒有變化。</text:p>
                                            </text:list-item>
                                            <text:list-item>
                                              <text:p text:style-name="P279">汽車流水線的（假想、潛能）完成的汽車數量（仍然）是 <text:span text:style-name="T73">0</text:span>。</text:p>
                                            </text:list-item>
                                            <text:list-item>
                                              <text:p text:style-name="P279">汽車流水線的（真實、實現）完成的汽車數量（仍然）是<text:span text:style-name="T17"> </text:span><text:span text:style-name="T126">0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1">運動</text:p>
          <text:list>
            <text:list-item>
              <text:p text:style-name="P335"><text:span text:style-name="T287">運動</text:span>。</text:p>
              <text:list>
                <text:list-item>
                  <text:p text:style-name="P336">一維運動。</text:p>
                  <text:list>
                    <text:list-item>
                      <text:p text:style-name="P336">單點運動。</text:p>
                      <text:list>
                        <text:list-item>
                          <text:p text:style-name="P337">（二維的）單點往復運動<text:span text:style-name="T272"> </text:span><text:span text:style-name="T321">↔</text:span><text:span text:style-name="T287">（三維的）</text:span>單點往復運動<text:span text:style-name="T287">、</text:span>直線運動。</text:p>
                        </text:list-item>
                      </text:list>
                    </text:list-item>
                  </text:list>
                </text:list-item>
                <text:list-item>
                  <text:p text:style-name="P336">二維運動。</text:p>
                  <text:list>
                    <text:list-item>
                      <text:p text:style-name="P336">直線運動。</text:p>
                      <text:list>
                        <text:list-item>
                          <text:p text:style-name="P338">（二維的）直線往復運動<text:span text:style-name="T272"> </text:span><text:span text:style-name="T321">↔</text:span><text:span text:style-name="T287">（三維的）</text:span>直線往復運動、二維曲線<text:span text:style-name="T287">運動、圓周運動</text:span>。</text:p>
                          <text:list>
                            <text:list-item>
                              <text:p text:style-name="P339">直線往復運動 的 明顯例子，上下運動。</text:p>
                            </text:list-item>
                            <text:list-item>
                              <text:p text:style-name="P340">（二維的）上下運動<text:span text:style-name="T272"> </text:span><text:span text:style-name="T321">↔</text:span><text:span text:style-name="T287">（三維的）圓周運動、同心圓運動</text:span>。</text:p>
                            </text:list-item>
                            <text:list-item>
                              <text:p text:style-name="P52"><text:span text:style-name="T257">明顯例子，粒子 上下運動 →</text:span><text:span text:style-name="T268"> </text:span>粒子 <text:span text:style-name="T287">同心圓運動</text:span>。</text:p>
                              <text:list>
                                <text:list-item>
                                  <text:p text:style-name="P371">同心圓 不是 正圓。</text:p>
                                </text:list-item>
                                <text:list-item>
                                  <text:p text:style-name="P371">同心圓 是 擁有相同 圓心的 圓。</text:p>
                                  <text:list>
                                    <text:list-item>
                                      <text:p text:style-name="P372">同心圓 是 擁有相同 圓心、弧心 的 圓弧（曲線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38">（二維的）直線向前運動<text:span text:style-name="T272"> </text:span><text:span text:style-name="T321">↔</text:span><text:span text:style-name="T287">（三維的）</text:span>直線向前運動、二維曲線<text:span text:style-name="T287">運動、弦波運動</text:span>。</text:p>
                          <text:list>
                            <text:list-item>
                              <text:p text:style-name="P341">右 是<text:span text:style-name="T18"> XYZ坐標系的（</text:span><text:span text:style-name="T75">X軸的）右邊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36"><text:span text:style-name="T287">曲線運動</text:span>。</text:p>
                      <text:list>
                        <text:list-item>
                          <text:p text:style-name="P342">（二維的）<text:span text:style-name="T287">圓周運動 </text:span><text:span text:style-name="T321">↔</text:span><text:span text:style-name="T287"> </text:span><text:span text:style-name="T74">(三維的)圓周</text:span><text:span text:style-name="T287">運動</text:span>、三維曲線<text:span text:style-name="T287">運動、螺旋線運動、球周運動</text:span>。</text:p>
                          <text:list>
                            <text:list-item>
                              <text:p text:style-name="P343">圓周運動 的 明顯例子，圓周運動、同心圓運動。</text:p>
                            </text:list-item>
                          </text:list>
                        </text:list-item>
                        <text:list-item>
                          <text:p text:style-name="P342">（二維的）弦波<text:span text:style-name="T289">運動 </text:span><text:span text:style-name="T321">↔</text:span><text:span text:style-name="T287"> </text:span><text:span text:style-name="T74">(三維的)</text:span>弦波<text:span text:style-name="T289">運動</text:span>、三維曲線<text:span text:style-name="T287">運動、螺旋線運動、球弦運動</text:span>。</text:p>
                          <text:list>
                            <text:list-item>
                              <text:p text:style-name="P344">（二維的）弦波運動、圓周運動、同心圓運動<text:span text:style-name="T272"> </text:span><text:span text:style-name="T321">↔</text:span><text:span text:style-name="T287">（三維的）螺旋線運動</text:span>。</text:p>
                            </text:list-item>
                            <text:list-item>
                              <text:p text:style-name="P52"><text:span text:style-name="T257">明顯例子，電磁波 弦波運動 →</text:span><text:span text:style-name="T268"> </text:span>電磁波 <text:span text:style-name="T290">螺旋線</text:span>運動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04"><text:bookmark-start text:name="湧現"/>湧現<text:bookmark-end text:name="湧現"/></text:p>
          <text:list>
            <text:list-item>
              <text:p text:style-name="P345">（<text:span text:style-name="T301">湧現 的 </text:span>相關描述在 <text:span text:style-name="T211">新生之書</text:span>的 <text:span text:style-name="T211">_</text:span> 文件群的 <text:span text:style-name="T211">湧現</text:span>）</text:p>
            </text:list-item>
            <text:list-item>
              <text:p text:style-name="P346">（<text:span text:style-name="T301">湧現 的 </text:span>相關描述在 <text:span text:style-name="T211">世界學</text:span> 文件群的 <text:span text:style-name="T211">宏觀世界、古典世界、微觀世界</text:span>）</text:p>
            </text:list-item>
            <text:list-item>
              <text:p text:style-name="P346">（<text:span text:style-name="T301">湧現 的 </text:span>相關描述在 <text:span text:style-name="T211">物質世界學</text:span> 文件群的 <text:span text:style-name="T211">量子</text:span>）</text:p>
            </text:list-item>
            <text:list-item>
              <text:p text:style-name="P53">假定，某一特定個體 達到、超過 某一特定條件。</text:p>
              <text:list>
                <text:list-item>
                  <text:p text:style-name="P54">該個體 有機率出現 湧現 現象。</text:p>
                </text:list-item>
                <text:list-item>
                  <text:p text:style-name="P55">明顯例子。</text:p>
                  <text:list>
                    <text:list-item>
                      <text:p text:style-name="P55">假定，微觀尺度，水分子的 平均動能 逐漸 下降。</text:p>
                      <text:list>
                        <text:list-item>
                          <text:p text:style-name="P56">古典尺度，水的 溫度 越來越低。</text:p>
                        </text:list-item>
                      </text:list>
                    </text:list-item>
                    <text:list-item>
                      <text:p text:style-name="P57">假定，古典尺度，攝氏<text:span text:style-name="T169">0度</text:span><text:span text:style-name="T302">的</text:span>液態水 變成 攝氏<text:span text:style-name="T169">0度</text:span><text:span text:style-name="T302">的</text:span>冰塊。</text:p>
                      <text:list>
                        <text:list-item>
                          <text:p text:style-name="P58">微觀尺度，水分子的 平均動能 <text:span text:style-name="T348">≤</text:span> 某一特定閥值。</text:p>
                          <text:list>
                            <text:list-item>
                              <text:p text:style-name="P59">水分子 逐漸 鏈結。</text:p>
                            </text:list-item>
                            <text:list-item>
                              <text:p text:style-name="P60">水分子的 變化 越太小，水分子 鏈結的 機率 越高。</text:p>
                              <text:list>
                                <text:list-item>
                                  <text:p text:style-name="P61">變化 越太小 <text:span text:style-name="T312">↔</text:span><text:span text:style-name="T310">（火箭的）速度 越太低於（脫離地球的）逃逸速度</text:span>。</text:p>
                                </text:list-item>
                                <text:list-item>
                                  <text:p text:style-name="P62"><text:span text:style-name="T310">（</text:span>平均動能 <text:span text:style-name="T348">≤</text:span> 某一特定閥值<text:span text:style-name="T310">）</text:span><text:span text:style-name="T312">↔</text:span><text:span text:style-name="T310"> </text:span><text:span text:style-name="T127">((火箭的)</text:span><text:span text:style-name="T310">速度</text:span> <text:span text:style-name="T348">≤</text:span> <text:span text:style-name="T127">(</text:span><text:span text:style-name="T310">脫離地球的</text:span><text:span text:style-name="T127">)</text:span><text:span text:style-name="T310">逃逸速度</text:span><text:span text:style-name="T127">)</text:span>。</text:p>
                                  <text:list>
                                    <text:list-item>
                                      <text:p text:style-name="P53">水分子的 鏈結力 <text:span text:style-name="T312">↔</text:span> 地球的 引力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3">微觀尺度，水分子的 平均動能（達到、超過）低於 某一特定閥值。</text:p>
                      <text:list>
                        <text:list-item>
                          <text:p text:style-name="P53">微觀尺度，水分子 出現 鏈結的 湧現現象。</text:p>
                        </text:list-item>
                        <text:list-item>
                          <text:p text:style-name="P64">微觀尺度，水分子的 平均動能 <text:span text:style-name="T348">≤</text:span> 該閥值，湧現出 鏈結 現象。</text:p>
                          <text:list>
                            <text:list-item>
                              <text:p text:style-name="P64">（微觀尺度）鏈結變化 <text:span text:style-name="T312">↔</text:span>（古典尺度的）相態變化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5">出現 是 從無到有。</text:p>
              <text:list>
                <text:list-item>
                  <text:p text:style-name="P65">出現 是，從 無 變成 單一、一小群、一大群。</text:p>
                </text:list-item>
                <text:list-item>
                  <text:p text:style-name="P65">出現 <text:span text:style-name="T320">↔</text:span><text:span text:style-name="T311"> 無窮大</text:span>。</text:p>
                  <text:list>
                    <text:list-item>
                      <text:p text:style-name="P347">（無窮大 的 相關描述在 <text:span text:style-name="T211">世界學</text:span> 文件群的 <text:span text:style-name="T211">無窮大、無窮小</text:span>）</text:p>
                    </text:list-item>
                  </text:list>
                </text:list-item>
              </text:list>
            </text:list-item>
            <text:list-item>
              <text:p text:style-name="P66">消失 是 從有到無。</text:p>
              <text:list>
                <text:list-item>
                  <text:p text:style-name="P66">消失 是，從 單一、一小群、一大群 變成 無。</text:p>
                </text:list-item>
                <text:list-item>
                  <text:p text:style-name="P67">消失 <text:span text:style-name="T320">↔</text:span><text:span text:style-name="T311"> 無窮小</text:span>。</text:p>
                </text:list-item>
              </text:list>
            </text:list-item>
            <text:list-item>
              <text:p text:style-name="P17">湧現 <text:span text:style-name="T320">↔</text:span><text:span text:style-name="T208"> 出現、</text:span><text:span text:style-name="T311">昇華</text:span><text:span text:style-name="T208">、質變、狀態轉移</text:span><text:span text:style-name="T311">、從無到有</text:span>。</text:p>
              <text:list>
                <text:list-item>
                  <text:p text:style-name="P68">昇華 <text:span text:style-name="T320">↔</text:span><text:span text:style-name="T311"> 無窮大</text:span>。</text:p>
                </text:list-item>
                <text:list-item>
                  <text:p text:style-name="P69">明顯例子，液態水的 溫度（持續）提升。</text:p>
                  <text:list>
                    <text:list-item>
                      <text:p text:style-name="P69">假定，液態水的 溫度 提升到 攝<text:span text:style-name="T17">氏</text:span><text:span text:style-name="T170">100度（</text:span><text:span text:style-name="T326">以上）</text:span>。</text:p>
                    </text:list-item>
                    <text:list-item>
                      <text:p text:style-name="P70">水 在 古典尺度，湧現。</text:p>
                    </text:list-item>
                    <text:list-item>
                      <text:p text:style-name="P69">古典尺度，水（逐漸）湧現出 氣態水、沸騰現象。</text:p>
                      <text:list>
                        <text:list-item>
                          <text:p text:style-name="P69">水（逐漸）消失 液態水。</text:p>
                        </text:list-item>
                        <text:list-item>
                          <text:p text:style-name="P69">水（逐漸）出現 氣態水、沸騰現象。</text:p>
                        </text:list-item>
                        <text:list-item>
                          <text:p text:style-name="P305">水（逐漸）從 液態水 昇華成 氣態水。</text:p>
                          <text:list>
                            <text:list-item>
                              <text:p text:style-name="P305">水（逐漸）從 液態水 質變成 氣態水。</text:p>
                            </text:list-item>
                            <text:list-item>
                              <text:p text:style-name="P306">水（逐漸）從 液態水 狀態轉移到 氣態水。</text:p>
                              <text:list>
                                <text:list-item>
                                  <text:p text:style-name="P307">水（逐漸）從 液態水的狀態 狀態轉移到 氣態水的狀態。</text:p>
                                </text:list-item>
                                <text:list-item>
                                  <text:p text:style-name="P308">水的 相態（逐漸）從 液態 狀態轉移到 氣態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08">明顯例子，假定，某一特定行星 沒有 衛星、行星環、行星殼。</text:p>
                  <text:list>
                    <text:list-item>
                      <text:p text:style-name="P308">行星 吸引 宇宙塵埃、太空垃圾。</text:p>
                    </text:list-item>
                    <text:list-item>
                      <text:p text:style-name="P308">假定，有 宇宙塵埃、太空垃圾 繞著 行星 轉。</text:p>
                      <text:list>
                        <text:list-item>
                          <text:p text:style-name="P309">行星 出現、湧現出 衛星。</text:p>
                          <text:list>
                            <text:list-item>
                              <text:p text:style-name="P309">（微觀尺度 → 古典尺度 → 宏觀尺度）行星 出現、湧現出 衛星。</text:p>
                              <text:list>
                                <text:list-item>
                                  <text:p text:style-name="P310">（古典尺度的）單一 宇宙塵埃，（微觀尺度）行星 出現、湧現出 衛星。</text:p>
                                  <text:list>
                                    <text:list-item>
                                      <text:p text:style-name="P311">（微觀尺度）行星 有 衛星。</text:p>
                                    </text:list-item>
                                    <text:list-item>
                                      <text:p text:style-name="P312">（古典尺度、宏觀尺度）行星 沒有 衛星。</text:p>
                                    </text:list-item>
                                  </text:list>
                                </text:list-item>
                                <text:list-item>
                                  <text:p text:style-name="P310">（古典尺度的）一小群 宇宙塵埃，（古典尺度）行星 出現、湧現出 衛星。</text:p>
                                  <text:list>
                                    <text:list-item>
                                      <text:p text:style-name="P313">（微觀尺度、古典尺度）行星 有 衛星。</text:p>
                                    </text:list-item>
                                    <text:list-item>
                                      <text:p text:style-name="P313">（宏觀尺度）行星 沒有 衛星。</text:p>
                                    </text:list-item>
                                  </text:list>
                                </text:list-item>
                                <text:list-item>
                                  <text:p text:style-name="P310">（古典尺度的）一大群 宇宙塵埃，（宏觀尺度）行星 出現、湧現出 衛星。</text:p>
                                  <text:list>
                                    <text:list-item>
                                      <text:p text:style-name="P311">（微觀尺度、古典尺度、宏觀尺度）行星 有 衛星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4">行星（持續）吸引 宇宙塵埃、太空垃圾。</text:p>
                    </text:list-item>
                    <text:list-item>
                      <text:p text:style-name="P314">假定，宇宙塵埃群、太空垃圾群 形成 環、殼。</text:p>
                      <text:list>
                        <text:list-item>
                          <text:p text:style-name="P314">行星 出現、湧現出 行星環、行星殼。</text:p>
                          <text:list>
                            <text:list-item>
                              <text:p text:style-name="P315">（微觀尺度 → 古典尺度 → 宏觀尺度）行星 出現、湧現出 行星環、行星殼。</text:p>
                              <text:list>
                                <text:list-item>
                                  <text:p text:style-name="P315"><text:span text:style-name="T171">(</text:span><text:span text:style-name="T17">古典尺度的)</text:span>單一 宇宙塵埃群 形成的 環，<text:span text:style-name="T17">(微觀尺度)</text:span>行星 出現 行星環。</text:p>
                                </text:list-item>
                                <text:list-item>
                                  <text:p text:style-name="P316"><text:span text:style-name="T171">(</text:span><text:span text:style-name="T17">古典尺度的)</text:span>一小群 宇宙塵埃群 形成<text:span text:style-name="T17">的 環，(古典尺度)</text:span>行星 出現 行星環。</text:p>
                                </text:list-item>
                                <text:list-item>
                                  <text:p text:style-name="P316"><text:span text:style-name="T171">(</text:span><text:span text:style-name="T17">古典尺度的)</text:span>一大群 宇宙塵埃群 形成<text:span text:style-name="T17">的 環</text:span>，<text:span text:style-name="T17">(宏觀尺度)</text:span>行星 出現 行星環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1">湧現 是 質變。</text:p>
              <text:list>
                <text:list-item>
                  <text:p text:style-name="P72">湧現 是，出現 質的 改變。</text:p>
                  <text:list>
                    <text:list-item>
                      <text:p text:style-name="P18">湧現 是<text:span text:style-name="T189">，（從 單一、一小群 變成 一大群）出現 </text:span>質<text:span text:style-name="T189">的 改</text:span>變。</text:p>
                      <text:list>
                        <text:list-item>
                          <text:p text:style-name="P73">明顯例子，一隻蜜蜂 隨意飛行 湧現成、行態變化成 一群蜜蜂 採蜜、建造蜂巢。</text:p>
                          <text:list>
                            <text:list-item>
                              <text:p text:style-name="P73">行態 不是 型態。</text:p>
                            </text:list-item>
                            <text:list-item>
                              <text:p text:style-name="P72">行態 是 行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3">湧現 是，第一個狀態 變成 第二個狀態。</text:p>
                      <text:list>
                        <text:list-item>
                          <text:p text:style-name="P73">明顯例子，液態水 湧現成、相態變化成 冰塊。</text:p>
                        </text:list-item>
                      </text:list>
                    </text:list-item>
                    <text:list-item>
                      <text:p text:style-name="P72">明顯例子，數量 <text:span text:style-name="T349">≥</text:span><text:span text:style-name="T307"> 某一特定閥值</text:span>，逐漸 湧現。</text:p>
                      <text:list>
                        <text:list-item>
                          <text:p text:style-name="P74">明顯例子，把 杯子 放置在 桌子 上面。</text:p>
                          <text:list>
                            <text:list-item>
                              <text:p text:style-name="P75">假定，桌子 彈性變形。</text:p>
                            </text:list-item>
                            <text:list-item>
                              <text:p text:style-name="P75">已知，動量<text:span text:style-name="T17"> = 力 * 時間</text:span>。</text:p>
                              <text:list>
                                <text:list-item>
                                  <text:p text:style-name="P75">動<text:span text:style-name="T17">量 = 杯子（傳遞到、作用在 桌子）</text:span>的 動量。</text:p>
                                </text:list-item>
                                <text:list-item>
                                  <text:p text:style-name="P75"><text:span text:style-name="T17">力 = 杯子</text:span>的 重力。</text:p>
                                </text:list-item>
                                <text:list-item>
                                  <text:p text:style-name="P75"><text:span text:style-name="T17">時間 = 放置的 時間</text:span>。</text:p>
                                </text:list-item>
                                <text:list-item>
                                  <text:p text:style-name="P76">假定，動量 <text:span text:style-name="T303">≥</text:span> 桌子的 彈性變形的耐久度閥值、彈性變形的動量容許閥值。</text:p>
                                  <text:list>
                                    <text:list-item>
                                      <text:p text:style-name="P77">假定，桌子的 塑性變形的耐久度閥值、塑性變形的動量容許閥值 <text:span text:style-name="T304">&gt;</text:span><text:span text:style-name="T17"> </text:span>動量。</text:p>
                                    </text:list-item>
                                    <text:list-item>
                                      <text:p text:style-name="P78">古典尺度，桌子（仍然）彈性變形。</text:p>
                                    </text:list-item>
                                    <text:list-item>
                                      <text:p text:style-name="P79">微觀尺度，桌子<text:span text:style-name="T17">(一大群)彈性變形、(單一、一小群)</text:span>塑性變形、斷裂變形。</text:p>
                                    </text:list-item>
                                  </text:list>
                                </text:list-item>
                                <text:list-item>
                                  <text:p text:style-name="P80">假定，動量 <text:span text:style-name="T303">≥</text:span> 桌子的 塑性變形的耐久度閥值、塑性變形的動量容許閥值。</text:p>
                                  <text:list>
                                    <text:list-item>
                                      <text:p text:style-name="P77">假定，桌子的 斷裂變形的耐久度閥值、斷裂變形的動量容許閥值 <text:span text:style-name="T304">&gt;</text:span><text:span text:style-name="T17"> </text:span>動量。</text:p>
                                    </text:list-item>
                                    <text:list-item>
                                      <text:p text:style-name="P81">古典尺度，桌子（逐漸）湧現出 塑性變形。</text:p>
                                    </text:list-item>
                                    <text:list-item>
                                      <text:p text:style-name="P82">微觀尺度，桌子<text:span text:style-name="T17">(一大群)</text:span>塑性變形<text:span text:style-name="T17">、(單一、一小群)彈性變形</text:span>、斷裂變形。</text:p>
                                    </text:list-item>
                                  </text:list>
                                </text:list-item>
                                <text:list-item>
                                  <text:p text:style-name="P83">假定，動量 <text:span text:style-name="T303">≥</text:span> 桌子的 斷裂變形的耐久度閥值、斷裂變形的動量容許閥值。</text:p>
                                  <text:list>
                                    <text:list-item>
                                      <text:p text:style-name="P83">古典尺度，桌子（逐漸）湧現出 斷裂變形。</text:p>
                                    </text:list-item>
                                    <text:list-item>
                                      <text:p text:style-name="P82">微觀尺度，桌子<text:span text:style-name="T17">(一大群)</text:span>斷裂變形<text:span text:style-name="T17">、(單一、一小群)彈性變形</text:span>、塑性變形。</text:p>
                                    </text:list-item>
                                  </text:list>
                                </text:list-item>
                                <text:list-item>
                                  <text:p text:style-name="P82">抽象例子，滴水穿石、持續蒸發到消失。</text:p>
                                </text:list-item>
                              </text:list>
                            </text:list-item>
                            <text:list-item>
                              <text:p text:style-name="P84">數量 <text:span text:style-name="T320">↔</text:span> 動量。</text:p>
                              <text:list>
                                <text:list-item>
                                  <text:p text:style-name="P84"><text:span text:style-name="T307">某一特定閥值</text:span> <text:span text:style-name="T320">↔</text:span>（桌子的）耐久度閥值、動量容許閥值。</text:p>
                                </text:list-item>
                                <text:list-item>
                                  <text:p text:style-name="P84">湧現 <text:span text:style-name="T320">↔</text:span>（從 彈性變形 變成 斷裂變形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5">明顯例子，數量 <text:span text:style-name="T349">≤</text:span><text:span text:style-name="T307"> 某一特定閥值</text:span>，逐漸 湧現。</text:p>
                    </text:list-item>
                  </text:list>
                </text:list-item>
              </text:list>
            </text:list-item>
            <text:list-item>
              <text:p text:style-name="P85">湧現過程 是，從 質變的 過程。</text:p>
              <text:list>
                <text:list-item>
                  <text:p text:style-name="P85">明顯例子，地球 有機率捕捉到 單一、一小群 宇宙塵埃、太空垃圾，形成<text:span text:style-name="T17">(微觀尺度的)</text:span>衛星。</text:p>
                  <text:list>
                    <text:list-item>
                      <text:p text:style-name="P86">地球 有機率（逐漸 累積）有 一大群 塵埃、太空垃圾，湧現出 行星環、行星殼。</text:p>
                    </text:list-item>
                  </text:list>
                </text:list-item>
                <text:list-item>
                  <text:p text:style-name="P85">明顯例子，高溫的液態水 有機率有 單一、一小群 鏈結，形成（微觀尺度的）冰、小碎冰。</text:p>
                  <text:list>
                    <text:list-item>
                      <text:p text:style-name="P85">低溫的液態水 有機率有 一大群 鏈結，湧現出（人類 認定的）冰、相態變化。</text:p>
                    </text:list-item>
                  </text:list>
                </text:list-item>
              </text:list>
            </text:list-item>
            <text:list-item>
              <text:p text:style-name="P85">湧現 是 質變、狀態轉移。</text:p>
              <text:list>
                <text:list-item>
                  <text:p text:style-name="P85">明顯例子，地球上的 火箭。</text:p>
                  <text:list>
                    <text:list-item>
                      <text:p text:style-name="P85">假定，火箭的 速度（持續）提升。</text:p>
                    </text:list-item>
                    <text:list-item>
                      <text:p text:style-name="P85">假定，火箭的 速度<text:span text:style-name="T17"> &lt; 逃逸速度</text:span>。</text:p>
                      <text:list>
                        <text:list-item>
                          <text:p text:style-name="P85">火箭 沒有脫離 地球。</text:p>
                        </text:list-item>
                        <text:list-item>
                          <text:p text:style-name="P85">火箭 是 沒有脫離的 狀態。</text:p>
                        </text:list-item>
                      </text:list>
                    </text:list-item>
                    <text:list-item>
                      <text:p text:style-name="P85">假定，火箭的 速度 <text:span text:style-name="T305">≥</text:span><text:span text:style-name="T308"> </text:span>逃逸速度。</text:p>
                      <text:list>
                        <text:list-item>
                          <text:p text:style-name="P85">火箭 有機率脫離 地球。</text:p>
                        </text:list-item>
                        <text:list-item>
                          <text:p text:style-name="P85">火箭 有機率湧現出 脫離 狀態、現象。</text:p>
                          <text:list>
                            <text:list-item>
                              <text:p text:style-name="P85">火箭 有機率，從 沒有脫離的狀態 昇華成 脫離的狀態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5">明顯例子，鹽水。</text:p>
                  <text:list>
                    <text:list-item>
                      <text:p text:style-name="P85">假定，水（持續）加鹽。</text:p>
                      <text:list>
                        <text:list-item>
                          <text:p text:style-name="P85">水的 鹽量（持續）提升。</text:p>
                        </text:list-item>
                        <text:list-item>
                          <text:p text:style-name="P87">鹽水 擁有的 鹽量（持續）提升。</text:p>
                        </text:list-item>
                      </text:list>
                    </text:list-item>
                    <text:list-item>
                      <text:p text:style-name="P88">鹽水（逐漸）從 未飽和的狀態 湧現出<text:span text:style-name="T327"> 飽和</text:span>的狀態。<text:span text:style-name="T294">{湧現出、昇華成、質變成、狀態轉移到</text:span><text:span text:style-name="T295"> 過飽和</text:span><text:span text:style-name="T294">的狀態}</text:span></text:p>
                      <text:list>
                        <text:list-item>
                          <text:p text:style-name="P89">鹽水，未飽和 <text:span text:style-name="T328">→ 飽和</text:span>。<text:span text:style-name="T299">{→ 過飽和}</text:span></text:p>
                        </text:list-item>
                        <text:list-item>
                          <text:p text:style-name="P90">鹽水，鹹度提升 <text:span text:style-name="T328">→</text:span> 鹹度不變。</text:p>
                        </text:list-item>
                        <text:list-item>
                          <text:p text:style-name="P90">鹽水，液體 <text:span text:style-name="T328">→</text:span> 包覆固體的液體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湧現<text:span text:style-name="T189"> 是 從無到有</text:span>。</text:p>
              <text:list>
                <text:list-item>
                  <text:p text:style-name="P20">組合型湧現<text:span text:style-name="T189">、條件型湧現</text:span>。</text:p>
                  <text:list>
                    <text:list-item>
                      <text:p text:style-name="P91">把 不同種類的個體群 組合起來，出現、湧現出 某一特定狀態、某一特定現象。</text:p>
                      <text:list>
                        <text:list-item>
                          <text:p text:style-name="P91">明顯例子，組合型湧現，第一個個體、第二個個體 組合出 第三個個體。</text:p>
                        </text:list-item>
                      </text:list>
                    </text:list-item>
                    <text:list-item>
                      <text:p text:style-name="P91">明顯例子，汽車流水線。</text:p>
                      <text:list>
                        <text:list-item>
                          <text:p text:style-name="P91">每一個站點 都在做 同一件事。</text:p>
                          <text:list>
                            <text:list-item>
                              <text:p text:style-name="P91">明顯例子，噴漆站點 只做，把 漆 噴在 汽車 上面。</text:p>
                            </text:list-item>
                          </text:list>
                        </text:list-item>
                        <text:list-item>
                          <text:p text:style-name="P91">所有站點 組合起來，出現、湧現出 汽車流水線、能夠組裝出汽車。</text:p>
                        </text:list-item>
                      </text:list>
                    </text:list-item>
                    <text:list-item>
                      <text:p text:style-name="P91">明顯例子，馬達。</text:p>
                      <text:list>
                        <text:list-item>
                          <text:p text:style-name="P92">轉子、定子 組合起來，出現、湧現出 馬達。</text:p>
                        </text:list-item>
                        <text:list-item>
                          <text:p text:style-name="P93">磁鐵、線圈、機構 組合起來，出現、湧現出 馬達。</text:p>
                        </text:list-item>
                      </text:list>
                    </text:list-item>
                    <text:list-item>
                      <text:p text:style-name="P93">組合型湧現。</text:p>
                      <text:list>
                        <text:list-item>
                          <text:p text:style-name="P21">最小尺度<text:span text:style-name="T189">組合</text:span>型湧現<text:span text:style-name="T189">、最小尺度條件型湧現、最小尺度的條件型湧現</text:span>。</text:p>
                          <text:list>
                            <text:list-item>
                              <text:p text:style-name="P94">最小尺度組合型湧現。</text:p>
                              <text:list>
                                <text:list-item>
                                  <text:p text:style-name="P95">明顯例子，假定，某一特定個體 是 組合型湧現的 個體。</text:p>
                                  <text:list>
                                    <text:list-item>
                                      <text:p text:style-name="P95">假定，該個體 是 某一特定種類的 個體。</text:p>
                                    </text:list-item>
                                    <text:list-item>
                                      <text:p text:style-name="P96">假定，該個體 切割成 第一個個體、第二個個體。</text:p>
                                    </text:list-item>
                                    <text:list-item>
                                      <text:p text:style-name="P96">假定，第一個個體、第二個個體 <text:span text:style-name="T17">(都)不是</text:span> 該種類<text:span text:style-name="T17">(的 個體)</text:span>。</text:p>
                                      <text:list>
                                        <text:list-item>
                                          <text:p text:style-name="P96">該個體 是 最小尺度組合型湧現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7">最小尺度組合型湧現，相同種類的個體 無法切割成 尺度更小的相同種類的個體。</text:p>
                              <text:list>
                                <text:list-item>
                                  <text:p text:style-name="P98">無法 <text:span text:style-name="T329">依序、按照（尺度的 從宏觀到微觀）順序 反湧現</text:span>。</text:p>
                                </text:list-item>
                              </text:list>
                            </text:list-item>
                            <text:list-item>
                              <text:p text:style-name="P99">明顯例子，馬達。</text:p>
                              <text:list>
                                <text:list-item>
                                  <text:p text:style-name="P100"><text:span text:style-name="T17">(古典尺度)</text:span>馬達 無法 切割成<text:span text:style-name="T17">、反(組合型湧現)出</text:span> <text:span text:style-name="T17">(微觀尺度)</text:span>馬達。</text:p>
                                </text:list-item>
                                <text:list-item>
                                  <text:p text:style-name="P100">馬達 無法切割成 <text:span text:style-name="T168">2</text:span>個馬達、<text:span text:style-name="T168">n</text:span>個馬達。</text:p>
                                  <text:list>
                                    <text:list-item>
                                      <text:p text:style-name="P101"><text:span text:style-name="T168">n 是 正整數</text:span>。</text:p>
                                    </text:list-item>
                                    <text:list-item>
                                      <text:p text:style-name="P100">馬達 無法切割成 第一<text:span text:style-name="T17">個</text:span>馬達、第二個馬達<text:span text:style-name="T17">。</text:span></text:p>
                                      <text:list>
                                        <text:list-item>
                                          <text:p text:style-name="P100">假定，該馬達 不是 特別設計的 馬達<text:span text:style-name="T17">。</text:span></text:p>
                                        </text:list-item>
                                        <text:list-item>
                                          <text:p text:style-name="P100"><text:span text:style-name="T17">假定，該</text:span>馬達<text:span text:style-name="T17"> 是（人類 認定的）</text:span>馬達<text:span text:style-name="T17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放大尺度<text:span text:style-name="T189">組合</text:span>型湧現<text:span text:style-name="T189">、放大尺度條件型湧現、放大尺度的條件型湧現</text:span>。</text:p>
                          <text:list>
                            <text:list-item>
                              <text:p text:style-name="P102">放大尺度組合型湧現。</text:p>
                              <text:list>
                                <text:list-item>
                                  <text:p text:style-name="P102">明顯例子，假定，某一特定個體 是 組合型湧現的 個體。</text:p>
                                  <text:list>
                                    <text:list-item>
                                      <text:p text:style-name="P102">假定，該個體 是 某一特定種類的 個體。</text:p>
                                    </text:list-item>
                                    <text:list-item>
                                      <text:p text:style-name="P102">假定，該個體 切割成 第一個個體、第二個個體。</text:p>
                                    </text:list-item>
                                    <text:list-item>
                                      <text:p text:style-name="P102">假定，<text:span text:style-name="T17">第一個個體 是</text:span> 該種類<text:span text:style-name="T17">(的 個體)</text:span>。</text:p>
                                      <text:list>
                                        <text:list-item>
                                          <text:p text:style-name="P102">該個體 是 放大尺度組合型湧現。</text:p>
                                        </text:list-item>
                                        <text:list-item>
                                          <text:p text:style-name="P103">該個體 是 <text:span text:style-name="T17">第一個個體</text:span><text:span text:style-name="T172">的 放大版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17"><text:span text:style-name="T217">放大尺度組合型湧現，相同種類的個體 能夠堆疊出，尺度更大的相同種類的個體</text:span>。</text:p>
                              <text:list>
                                <text:list-item>
                                  <text:p text:style-name="P318">依序、按照（尺度的）順序 湧現。</text:p>
                                  <text:list>
                                    <text:list-item>
                                      <text:p text:style-name="P93">明顯例子，放大尺度組合型湧現，微觀尺度 →<text:span text:style-name="T329"> 古典尺度 → 宏觀尺度</text:span>。</text:p>
                                    </text:list-item>
                                    <text:list-item>
                                      <text:p text:style-name="P104">湧現時機，更小尺度 同時、更早於 更大尺度。</text:p>
                                      <text:list>
                                        <text:list-item>
                                          <text:p text:style-name="P104">更小尺度 的 明顯例子，微觀尺度。</text:p>
                                        </text:list-item>
                                        <text:list-item>
                                          <text:p text:style-name="P104">更大尺度 的 明顯例子，古典尺度。</text:p>
                                        </text:list-item>
                                        <text:list-item>
                                          <text:p text:style-name="P105">微觀尺度、<text:span text:style-name="T329">古典尺度 有機率同時 湧現</text:span>。</text:p>
                                        </text:list-item>
                                        <text:list-item>
                                          <text:p text:style-name="P105">微觀尺度<text:span text:style-name="T329"> 有機率更早於 古典尺度 湧現</text:span>。</text:p>
                                        </text:list-item>
                                        <text:list-item>
                                          <text:p text:style-name="P105">微觀尺度<text:span text:style-name="T329"> 無法更晚於 古典尺度 湧現</text:span>。</text:p>
                                          <text:list>
                                            <text:list-item>
                                              <text:p text:style-name="P106">假定<text:span text:style-name="T17">，(微觀尺度)湧現、(</text:span><text:span text:style-name="T173">古典尺度)湧現 是 相同種類的 湧現</text:span>。</text:p>
                                            </text:list-item>
                                            <text:list-item>
                                              <text:p text:style-name="P107">假定<text:span text:style-name="T17">，(微觀尺度)湧現、(</text:span><text:span text:style-name="T173">古典尺度)湧現 是 相同方式的 湧現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3">明顯例子，行星環。</text:p>
                              <text:list>
                                <text:list-item>
                                  <text:p text:style-name="P108"><text:span text:style-name="T17">(古典尺度)行星環 能夠 切割成、反(組合型湧現)出 (微觀尺度)</text:span>行星環。</text:p>
                                </text:list-item>
                                <text:list-item>
                                  <text:p text:style-name="P319"><text:span text:style-name="T132">行星環</text:span><text:span text:style-name="T217"> 能夠切割成 第一</text:span><text:span text:style-name="T132">個行星環</text:span><text:span text:style-name="T217">、第二個</text:span><text:span text:style-name="T132">個體</text:span>。<text:span text:style-name="T297">{</text:span><text:span text:style-name="T298">行星環 能夠切割成 第一個行星環、某一特定個體</text:span><text:span text:style-name="T297">}</text:span></text:p>
                                  <text:list>
                                    <text:list-item>
                                      <text:p text:style-name="P320">假定，該行星環 不是 最小尺度的 行星環。</text:p>
                                      <text:list>
                                        <text:list-item>
                                          <text:p text:style-name="P320">最小尺度 的 明顯例子，<text:span text:style-name="T17">(微觀尺度)</text:span><text:span text:style-name="T14">10000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21">假定，該行星環 是 <text:span text:style-name="T17">(大於 最小尺度的)其</text:span>他尺度的 行星環。</text:p>
                                      <text:list>
                                        <text:list-item>
                                          <text:p text:style-name="P321">其他尺度 的 明顯例子，微觀尺度、古典尺度、宏觀尺度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22">假定，該行星環 是（人類 認定的）行星環。</text:p>
                                    </text:list-item>
                                  </text:list>
                                </text:list-item>
                                <text:list-item>
                                  <text:p text:style-name="P348">（相關描述在 <text:span text:style-name="T211">世界學</text:span> 文件群的 <text:span text:style-name="T211">湧現</text:span> 的 <text:span text:style-name="T213">行星 出現、湧現出 衛星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0">假定，某一特定尺度 放大尺度組合型湧現。</text:p>
              <text:list>
                <text:list-item>
                  <text:p text:style-name="P109">假定，某一特定尺度 湧現出 某一特定狀態。</text:p>
                </text:list-item>
                <text:list-item>
                  <text:p text:style-name="P90">（比 該尺度 更小的）更小尺度 已經 湧現出該狀態、進入湧現後的狀態。</text:p>
                </text:list-item>
                <text:list-item>
                  <text:p text:style-name="P90">更小尺度 先湧現，該尺度 才有機率 湧現。</text:p>
                  <text:list>
                    <text:list-item>
                      <text:p text:style-name="P23">放大尺度<text:span text:style-name="T189">組合</text:span>型湧現。</text:p>
                      <text:list>
                        <text:list-item>
                          <text:p text:style-name="P23"><text:span text:style-name="T189">更</text:span>小尺度<text:span text:style-name="T189"> 先</text:span>湧現<text:span text:style-name="T189">出 該狀態</text:span>，<text:span text:style-name="T189">該尺度、更</text:span>大尺度 才有機率湧現<text:span text:style-name="T189">出 該狀態</text:span>。</text:p>
                        </text:list-item>
                      </text:list>
                    </text:list-item>
                    <text:list-item>
                      <text:p text:style-name="P23">放大尺度<text:span text:style-name="T189">組合</text:span>型湧現。</text:p>
                      <text:list>
                        <text:list-item>
                          <text:p text:style-name="P23"><text:span text:style-name="T189">更</text:span>小尺度 沒有湧現<text:span text:style-name="T189">出 該狀態</text:span>，<text:span text:style-name="T189">該尺度、更</text:span>大尺度 無法湧現<text:span text:style-name="T189">出 該狀態</text:span>。</text:p>
                        </text:list-item>
                        <text:list-item>
                          <text:p text:style-name="P90">假定，更小尺度 沒有湧現出 該狀態。</text:p>
                          <text:list>
                            <text:list-item>
                              <text:p text:style-name="P90">該尺度 無法湧現出 該狀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9">（相關描述在 <text:span text:style-name="T211">世界學</text:span> 文件群的 <text:span text:style-name="T211">湧現</text:span> 的 <text:span text:style-name="T213">行星 出現、湧現出 衛星</text:span>）</text:p>
                    </text:list-item>
                    <text:list-item>
                      <text:p text:style-name="P110">明顯例子，假定，古典尺度 出現、湧現出 衛星、行星環。</text:p>
                      <text:list>
                        <text:list-item>
                          <text:p text:style-name="P110">（比 古典尺度 更小的）微觀尺度 已經 湧現出 衛星、行星環。</text:p>
                        </text:list-item>
                        <text:list-item>
                          <text:p text:style-name="P110">（比 古典尺度 更大的）宏觀尺度 有機率 還沒湧現出 衛星、行星環。</text:p>
                        </text:list-item>
                        <text:list-item>
                          <text:p text:style-name="P111">假定，（比 古典尺度 更大的）宏觀尺度 還沒湧現出 衛星、行星環。</text:p>
                          <text:list>
                            <text:list-item>
                              <text:p text:style-name="P112">（比 宏觀尺度 更大的<text:span text:style-name="T17">）(宏觀尺度)</text:span><text:span text:style-name="T15">2</text:span><text:span text:style-name="T17"> 無法</text:span>湧現出 衛星、行星環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2">假定，某一特定個體 組合型湧現。</text:p>
              <text:list>
                <text:list-item>
                  <text:p text:style-name="P24">組合型湧現，<text:span text:style-name="T189">元件 </text:span>種類、數量 達到 條件，<text:span text:style-name="T189">系統、個體 </text:span>才有機率湧現<text:span text:style-name="T189">出 該狀態</text:span>。</text:p>
                </text:list-item>
                <text:list-item>
                  <text:p text:style-name="P25">組合型湧現，<text:span text:style-name="T189">元件 </text:span>種類、數量 沒有達到 條件，<text:span text:style-name="T189">系統、個體 </text:span>無法湧現<text:span text:style-name="T189"> 該狀態</text:span>。</text:p>
                </text:list-item>
                <text:list-item>
                  <text:p text:style-name="P113">明顯例子，已知，有馬達的電風扇 擁有 馬達、電路、外殼。</text:p>
                  <text:list>
                    <text:list-item>
                      <text:p text:style-name="P114">馬達、電路、外殼 有機率 湧現出、組合型湧現出 有馬達的電風扇。</text:p>
                      <text:list>
                        <text:list-item>
                          <text:p text:style-name="P114">馬達、電路、外殼 有機率湧現出 有馬達的電風扇、風力發電機、遊艇推進器。</text:p>
                        </text:list-item>
                      </text:list>
                    </text:list-item>
                    <text:list-item>
                      <text:p text:style-name="P114">有 馬達、電路、外殼，才有機率湧現出 有馬達的電風扇。</text:p>
                    </text:list-item>
                    <text:list-item>
                      <text:p text:style-name="P114">沒有 馬達，無法機率湧現出 有馬達的電風扇。</text:p>
                      <text:list>
                        <text:list-item>
                          <text:p text:style-name="P115">電路、外殼，有機率湧現出 沒有馬達的電風扇。</text:p>
                        </text:list-item>
                      </text:list>
                    </text:list-item>
                  </text:list>
                </text:list-item>
                <text:list-item>
                  <text:p text:style-name="P115">明顯例子，假定，第一個個體 賣 水。</text:p>
                  <text:list>
                    <text:list-item>
                      <text:p text:style-name="P115">假定，第一個個體 賣 水，有 折扣活動。</text:p>
                      <text:list>
                        <text:list-item>
                          <text:p text:style-name="P116">假定，<text:span text:style-name="T151">10000公升 &gt; </text:span><text:span text:style-name="T17">買 水的 公升數</text:span><text:span text:style-name="T337">，價格 沒有打折</text:span>。</text:p>
                        </text:list-item>
                        <text:list-item>
                          <text:p text:style-name="P117">假定，<text:span text:style-name="T151">1</text:span><text:span text:style-name="T152">0000</text:span><text:span text:style-name="T151">0000公升 &gt; </text:span><text:span text:style-name="T17">買 水的 公升數 </text:span><text:span text:style-name="T306">≥</text:span><text:span text:style-name="T17"> </text:span><text:span text:style-name="T151">10000公升</text:span><text:span text:style-name="T337">，價格 打九折。</text:span></text:p>
                        </text:list-item>
                        <text:list-item>
                          <text:p text:style-name="P118">假定，<text:span text:style-name="T17">買 水的 公升數 </text:span><text:span text:style-name="T306">≥</text:span><text:span text:style-name="T17"> </text:span><text:span text:style-name="T151">1</text:span><text:span text:style-name="T152">0000</text:span><text:span text:style-name="T151">0000公升</text:span><text:span text:style-name="T337">，價格 打六折</text:span>。</text:p>
                        </text:list-item>
                      </text:list>
                    </text:list-item>
                    <text:list-item>
                      <text:p text:style-name="P118">假定，第二個個體 網購，把 水 加入到 購物車 裡面。</text:p>
                      <text:list>
                        <text:list-item>
                          <text:p text:style-name="P118">第二個個體 加<text:span text:style-name="T17"> </text:span><text:span text:style-name="T150">1</text:span><text:span text:style-name="T339">公升的 水 → 價格 沒有出現、沒有湧現 打折的狀態。</text:span></text:p>
                        </text:list-item>
                        <text:list-item>
                          <text:p text:style-name="P119">第二個個體 再加<text:span text:style-name="T17"> </text:span><text:span text:style-name="T151">10000</text:span><text:span text:style-name="T339">公升的 水 → 價格 出現、湧現出 打折、打九折的狀態</text:span>。</text:p>
                        </text:list-item>
                        <text:list-item>
                          <text:p text:style-name="P120">第二個個體 減<text:span text:style-name="T17"> </text:span><text:span text:style-name="T174">5</text:span><text:span text:style-name="T151">000</text:span><text:span text:style-name="T339">公升的 水 → 價格 消失、反湧現出 沒有打折的狀態</text:span>。</text:p>
                        </text:list-item>
                        <text:list-item>
                          <text:p text:style-name="P121">第二個個體 再加<text:span text:style-name="T17"> </text:span><text:span text:style-name="T175">6</text:span><text:span text:style-name="T151">000</text:span><text:span text:style-name="T339">公升的 水 → 價格 出現、湧現出 打折、打九折的狀態</text:span>。</text:p>
                        </text:list-item>
                        <text:list-item>
                          <text:p text:style-name="P122">第二個個體 再加<text:span text:style-name="T17"> </text:span><text:span text:style-name="T151">1</text:span><text:span text:style-name="T152">0000</text:span><text:span text:style-name="T151">0000</text:span><text:span text:style-name="T339">公升的 水 → 價格 出現、湧現出 打六折的狀態</text:span>。</text:p>
                          <text:list>
                            <text:list-item>
                              <text:p text:style-name="P123"><text:span text:style-name="T17">(</text:span><text:span text:style-name="T136">1+</text:span><text:span text:style-name="T151">10000</text:span><text:span text:style-name="T176">-</text:span><text:span text:style-name="T174">5</text:span><text:span text:style-name="T151">000</text:span><text:span text:style-name="T176">+</text:span><text:span text:style-name="T175">6</text:span><text:span text:style-name="T151">000</text:span><text:span text:style-name="T136">+</text:span><text:span text:style-name="T151">1</text:span><text:span text:style-name="T152">0000</text:span><text:span text:style-name="T151">0000)</text:span><text:span text:style-name="T339">公升 </text:span><text:span text:style-name="T177">= </text:span><text:span text:style-name="T151">1</text:span><text:span text:style-name="T152">000</text:span><text:span text:style-name="T177">11</text:span><text:span text:style-name="T151">00</text:span><text:span text:style-name="T177">1</text:span><text:span text:style-name="T339">公升</text:span><text:span text:style-name="T17"> </text:span><text:span text:style-name="T306">≥</text:span><text:span text:style-name="T17"> </text:span><text:span text:style-name="T151">1</text:span><text:span text:style-name="T152">0000</text:span><text:span text:style-name="T151">0000</text:span><text:span text:style-name="T339">公升</text:span>。</text:p>
                            </text:list-item>
                            <text:list-item>
                              <text:p text:style-name="P123">水 <text:span text:style-name="T334">↔</text:span><text:span text:style-name="T340">（元件的）種類</text:span>。</text:p>
                              <text:list>
                                <text:list-item>
                                  <text:p text:style-name="P124"><text:span text:style-name="T151">1</text:span><text:span text:style-name="T152">000</text:span><text:span text:style-name="T177">11</text:span><text:span text:style-name="T151">00</text:span><text:span text:style-name="T177">1公升</text:span><text:span text:style-name="T17"> </text:span><text:span text:style-name="T322">↔</text:span><text:span text:style-name="T17">（</text:span><text:span text:style-name="T340">元件的）數量</text:span>。</text:p>
                                </text:list-item>
                                <text:list-item>
                                  <text:p text:style-name="P125"><text:span text:style-name="T306">≥</text:span><text:span text:style-name="T309"> </text:span><text:span text:style-name="T151">1</text:span><text:span text:style-name="T152">0000</text:span><text:span text:style-name="T151">0000</text:span><text:span text:style-name="T339">公升</text:span> <text:span text:style-name="T334">↔</text:span><text:span text:style-name="T340">（</text:span>達到）條件。</text:p>
                                </text:list-item>
                                <text:list-item>
                                  <text:p text:style-name="P126"><text:span text:style-name="T337">價格 打六折</text:span> <text:span text:style-name="T334">↔</text:span> 湧現的 狀態、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7">第二個個體 再加<text:span text:style-name="T17"> </text:span><text:span text:style-name="T150">1</text:span><text:span text:style-name="T339">公升的 水 → 價格 維持在 打六折的狀態</text:span>。</text:p>
                          <text:list>
                            <text:list-item>
                              <text:p text:style-name="P127">價格 沒有 湧現。</text:p>
                              <text:list>
                                <text:list-item>
                                  <text:p text:style-name="P128">價格 沒有 湧現出 其他狀態。</text:p>
                                </text:list-item>
                                <text:list-item>
                                  <text:p text:style-name="P128">價格 沒有 昇華成 其他狀態。</text:p>
                                </text:list-item>
                                <text:list-item>
                                  <text:p text:style-name="P129">價格 沒有 質變成 其他狀態。</text:p>
                                </text:list-item>
                                <text:list-item>
                                  <text:p text:style-name="P130">價格 沒有 狀態轉移到 其他狀態。</text:p>
                                </text:list-item>
                                <text:list-item>
                                  <text:p text:style-name="P130">價格 沒有 出現 其他狀態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1">抽象例子，<text:span text:style-name="T130">m</text:span><text:span text:style-name="T17">元</text:span><text:span text:style-name="T153">n次</text:span><text:span text:style-name="T330">方程式。</text:span></text:p>
                  <text:list>
                    <text:list-item>
                      <text:p text:style-name="P132">假定，<text:span text:style-name="T129">n </text:span><text:span text:style-name="T77">≥</text:span><text:span text:style-name="T129"> 3</text:span><text:span text:style-name="T332">。</text:span></text:p>
                      <text:list>
                        <text:list-item>
                          <text:p text:style-name="P131"><text:span text:style-name="T130">m</text:span><text:span text:style-name="T17">元</text:span><text:span text:style-name="T178">n</text:span><text:span text:style-name="T153">次</text:span><text:span text:style-name="T330">方程式 </text:span><text:span text:style-name="T128">才</text:span><text:span text:style-name="T331">有機率湧現出 擁有</text:span><text:span text:style-name="T128">3</text:span><text:span text:style-name="T331">次方的方程式</text:span>。</text:p>
                        </text:list-item>
                      </text:list>
                    </text:list-item>
                    <text:list-item>
                      <text:p text:style-name="P327">假定，n &lt; 3。</text:p>
                      <text:list>
                        <text:list-item>
                          <text:p text:style-name="P131"><text:span text:style-name="T130">m</text:span><text:span text:style-name="T17">元</text:span><text:span text:style-name="T178">n</text:span><text:span text:style-name="T153">次</text:span><text:span text:style-name="T330">方程式 無法湧現出 擁有</text:span><text:span text:style-name="T128">3</text:span><text:span text:style-name="T331">次方的方程式</text:span>。</text:p>
                        </text:list-item>
                      </text:list>
                    </text:list-item>
                    <text:list-item>
                      <text:p text:style-name="P133">一<text:span text:style-name="T17">元</text:span><text:span text:style-name="T178">n</text:span><text:span text:style-name="T153">次</text:span><text:span text:style-name="T330">方程式的 變數、不同次方的變數 </text:span><text:span text:style-name="T333">↔</text:span><text:span text:style-name="T330"> 元件的種類</text:span>。</text:p>
                      <text:list>
                        <text:list-item>
                          <text:p text:style-name="P134"><text:span text:style-name="T130">m</text:span><text:span text:style-name="T17">元</text:span><text:span text:style-name="T178">n</text:span><text:span text:style-name="T153">次</text:span><text:span text:style-name="T330">方程式的 係數 </text:span><text:span text:style-name="T333">↔</text:span><text:span text:style-name="T330">（該種類的元件）數量</text:span>。</text:p>
                        </text:list-item>
                      </text:list>
                    </text:list-item>
                    <text:list-item>
                      <text:p text:style-name="P135">抽象例子，假定，<text:span text:style-name="T130">m</text:span><text:span text:style-name="T17">元</text:span><text:span text:style-name="T153">n次</text:span><text:span text:style-name="T330">方程式 </text:span><text:span text:style-name="T153">= </text:span><text:span text:style-name="T154">(</text:span><text:span text:style-name="T157">f(x,y) </text:span><text:span text:style-name="T154">= ax</text:span><text:span text:style-name="T11">2</text:span><text:span text:style-name="T154"> + bx + c</text:span><text:span text:style-name="T155"> + d</text:span><text:span text:style-name="T143">xy + ex</text:span><text:span text:style-name="T10">2</text:span><text:span text:style-name="T143">y</text:span><text:span text:style-name="T154">)</text:span>。</text:p>
                      <text:list>
                        <text:list-item>
                          <text:p text:style-name="P26"><text:span text:style-name="T195">f(x,y)</text:span><text:span text:style-name="T191"> </text:span><text:span text:style-name="T206">↔</text:span><text:span text:style-name="T198"> </text:span><text:span text:style-name="T164">函數</text:span> <text:span text:style-name="T335">↔</text:span><text:span text:style-name="T345"> 系統、個體</text:span>。</text:p>
                        </text:list-item>
                        <text:list-item>
                          <text:p text:style-name="P27"><text:span text:style-name="T198">x、y</text:span><text:span text:style-name="T191"> </text:span><text:span text:style-name="T206">↔</text:span><text:span text:style-name="T198"> </text:span>變數 <text:span text:style-name="T335">↔</text:span><text:span text:style-name="T345"> 元件</text:span>。</text:p>
                        </text:list-item>
                        <text:list-item>
                          <text:p text:style-name="P28"><text:span text:style-name="T199">a、b、c</text:span><text:span text:style-name="T191"> </text:span><text:span text:style-name="T207">↔</text:span><text:span text:style-name="T198"> </text:span>係數 <text:span text:style-name="T335">↔</text:span><text:span text:style-name="T345"> 數量</text:span>。</text:p>
                        </text:list-item>
                        <text:list-item>
                          <text:p text:style-name="P136"><text:span text:style-name="T143">ex</text:span><text:span text:style-name="T10">2</text:span><text:span text:style-name="T143">y</text:span>。</text:p>
                          <text:list>
                            <text:list-item>
                              <text:p text:style-name="P137">已知，<text:span text:style-name="T143">e</text:span><text:span text:style-name="T17"> </text:span><text:span text:style-name="T323">↔</text:span><text:span text:style-name="T17"> </text:span>數量。</text:p>
                            </text:list-item>
                            <text:list-item>
                              <text:p text:style-name="P136">假<text:span text:style-name="T17">定，</text:span><text:span text:style-name="T179">g(x,y)</text:span><text:span text:style-name="T180"> = </text:span><text:span text:style-name="T143">x</text:span><text:span text:style-name="T10">2</text:span><text:span text:style-name="T143">y</text:span><text:span text:style-name="T346">。</text:span></text:p>
                            </text:list-item>
                            <text:list-item>
                              <text:p text:style-name="P138">假定，乘法 <text:span text:style-name="T323">↔</text:span> 鏈結。</text:p>
                            </text:list-item>
                            <text:list-item>
                              <text:p text:style-name="P139">假定，<text:span text:style-name="T165">x</text:span><text:span text:style-name="T17"> </text:span><text:span text:style-name="T323">↔</text:span><text:span text:style-name="T17"> </text:span>氫原子<text:span text:style-name="T17">(H)</text:span><text:span text:style-name="T347">。</text:span></text:p>
                            </text:list-item>
                            <text:list-item>
                              <text:p text:style-name="P140">假定，<text:span text:style-name="T166">y</text:span><text:span text:style-name="T17"> </text:span><text:span text:style-name="T323">↔</text:span><text:span text:style-name="T17"> 氧</text:span>原子<text:span text:style-name="T17">(O)</text:span>。</text:p>
                            </text:list-item>
                            <text:list-item>
                              <text:p text:style-name="P141"><text:span text:style-name="T179">g(x,y)</text:span><text:span text:style-name="T17"> </text:span><text:span text:style-name="T323">↔</text:span><text:span text:style-name="T17"> </text:span>水分<text:span text:style-name="T17">子(H</text:span><text:span text:style-name="T254">2</text:span><text:span text:style-name="T181">O</text:span><text:span text:style-name="T17">)</text:span>。</text:p>
                            </text:list-item>
                            <text:list-item>
                              <text:p text:style-name="P142"><text:span text:style-name="T179">g(x,y)</text:span><text:span text:style-name="T17"> </text:span>是由 <text:span text:style-name="T180">2個x、1個y 乘法 組成</text:span><text:span text:style-name="T17"> </text:span><text:span text:style-name="T323">↔</text:span><text:span text:style-name="T17"> </text:span>水<text:span text:style-name="T17"> </text:span>是由 <text:span text:style-name="T180">2個</text:span>氫<text:span text:style-name="T180">、1個</text:span><text:span text:style-name="T17">氧</text:span> 鏈結<text:span text:style-name="T180"> 組成</text:span>。</text:p>
                            </text:list-item>
                            <text:list-item>
                              <text:p text:style-name="P143"><text:span text:style-name="T143">ex</text:span><text:span text:style-name="T10">2</text:span><text:span text:style-name="T143">y</text:span><text:span text:style-name="T17"> </text:span><text:span text:style-name="T323">↔</text:span><text:span text:style-name="T17"> </text:span><text:span text:style-name="T167">e個水分子</text:span>。</text:p>
                            </text:list-item>
                            <text:list-item>
                              <text:p text:style-name="P144"><text:span text:style-name="T157">f(x,y) 擁有 </text:span><text:span text:style-name="T143">ex</text:span><text:span text:style-name="T10">2</text:span><text:span text:style-name="T143">y、e</text:span><text:span text:style-name="T167">個</text:span><text:span text:style-name="T143">x</text:span><text:span text:style-name="T10">2</text:span><text:span text:style-name="T143">y</text:span><text:span text:style-name="T17"> </text:span><text:span text:style-name="T323">↔</text:span><text:span text:style-name="T17"> 該系統、該個體 擁有 </text:span><text:span text:style-name="T167">e個水分子</text:span>。</text:p>
                            </text:list-item>
                            <text:list-item>
                              <text:p text:style-name="P145"><text:span text:style-name="T157">f(x,y) 沒有 </text:span><text:span text:style-name="T143">x</text:span><text:span text:style-name="T10">2</text:span><text:span text:style-name="T143">y</text:span><text:span text:style-name="T12">2</text:span><text:span text:style-name="T17"> </text:span><text:span text:style-name="T323">↔</text:span><text:span text:style-name="T17"> 該系統、該個體 沒有 </text:span><text:span text:style-name="T167">雙氧水</text:span>。</text:p>
                            </text:list-item>
                            <text:list-item>
                              <text:p text:style-name="P146">假定，<text:span text:style-name="T157">f(x,y) * </text:span><text:span text:style-name="T158">y</text:span><text:span text:style-name="T17"> </text:span><text:span text:style-name="T323">↔</text:span><text:span text:style-name="T17"> (該系統、該個體 的每個)子系統、子個體 都鏈結 氧原子</text:span>。</text:p>
                              <text:list>
                                <text:list-item>
                                  <text:p text:style-name="P147"><text:span text:style-name="T157">f(x,y) * </text:span><text:span text:style-name="T158">y</text:span><text:span text:style-name="T157"> </text:span><text:span text:style-name="T154">= ax</text:span><text:span text:style-name="T11">2 </text:span><text:span text:style-name="T158">y</text:span><text:span text:style-name="T154"> + bx</text:span><text:span text:style-name="T159">y</text:span><text:span text:style-name="T154"> + c</text:span><text:span text:style-name="T159">y</text:span><text:span text:style-name="T155"> + d</text:span><text:span text:style-name="T143">xy</text:span><text:span text:style-name="T13">2</text:span><text:span text:style-name="T143"> + ex</text:span><text:span text:style-name="T10">2</text:span><text:span text:style-name="T143">y</text:span><text:span text:style-name="T13">2</text:span>。</text:p>
                                </text:list-item>
                                <text:list-item>
                                  <text:p text:style-name="P148"><text:span text:style-name="T17">(</text:span><text:span text:style-name="T157">f(x,y) * </text:span><text:span text:style-name="T158">y)</text:span><text:span text:style-name="T157">擁有 </text:span><text:span text:style-name="T143">ex</text:span><text:span text:style-name="T10">2</text:span><text:span text:style-name="T143">y</text:span><text:span text:style-name="T10">2</text:span><text:span text:style-name="T143">、e</text:span><text:span text:style-name="T167">個</text:span><text:span text:style-name="T143">x</text:span><text:span text:style-name="T10">2</text:span><text:span text:style-name="T143">y</text:span><text:span text:style-name="T10">2</text:span><text:span text:style-name="T17"> </text:span><text:span text:style-name="T323">↔</text:span><text:span text:style-name="T17"> 新的系統、新的個體 擁有 </text:span><text:span text:style-name="T167">e個雙氧水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9">已知，<text:span text:style-name="T154">(</text:span><text:span text:style-name="T157">f(x,y) </text:span><text:span text:style-name="T154">= ax</text:span><text:span text:style-name="T11">2</text:span><text:span text:style-name="T154"> + bx + c</text:span><text:span text:style-name="T155"> + d</text:span><text:span text:style-name="T143">xy + ex</text:span><text:span text:style-name="T10">2</text:span><text:span text:style-name="T143">y</text:span><text:span text:style-name="T154">)</text:span>。</text:p>
                          <text:list>
                            <text:list-item>
                              <text:p text:style-name="P149">假定，<text:span text:style-name="T154">ax</text:span><text:span text:style-name="T11">2</text:span><text:span text:style-name="T154"> + bx + c</text:span><text:span text:style-name="T155"> + d</text:span><text:span text:style-name="T143">xy + ex</text:span><text:span text:style-name="T10">2</text:span><text:span text:style-name="T143">y = (</text:span><text:span text:style-name="T160">x - i</text:span><text:span text:style-name="T143">)(</text:span><text:span text:style-name="T160">x - j</text:span><text:span text:style-name="T143">)(</text:span><text:span text:style-name="T160">y - k</text:span><text:span text:style-name="T143">)</text:span>。</text:p>
                            </text:list-item>
                            <text:list-item>
                              <text:p text:style-name="P29"><text:span text:style-name="T200">i、j、k</text:span><text:span text:style-name="T191"> </text:span><text:span text:style-name="T207">↔</text:span><text:span text:style-name="T198"> 係數的</text:span><text:span text:style-name="T164">本質、</text:span><text:span text:style-name="T196">m</text:span><text:span text:style-name="T191">元</text:span><text:span text:style-name="T197">n次</text:span><text:span text:style-name="T210">方程式</text:span><text:span text:style-name="T189">的</text:span>解 <text:span text:style-name="T335">↔</text:span><text:span text:style-name="T345"> </text:span><text:span text:style-name="T209">數量的</text:span><text:span text:style-name="T345">本質</text:span>。</text:p>
                            </text:list-item>
                          </text:list>
                        </text:list-item>
                        <text:list-item>
                          <text:p text:style-name="P150">已知，<text:span text:style-name="T154">(</text:span><text:span text:style-name="T157">f(x,y) </text:span><text:span text:style-name="T154">= ax</text:span><text:span text:style-name="T11">2</text:span><text:span text:style-name="T154"> + bx + c</text:span><text:span text:style-name="T155"> + d</text:span><text:span text:style-name="T143">xy + ex</text:span><text:span text:style-name="T10">2</text:span><text:span text:style-name="T143">y</text:span><text:span text:style-name="T154">)</text:span>。</text:p>
                          <text:list>
                            <text:list-item>
                              <text:p text:style-name="P151"><text:span text:style-name="T157">該f(x,y)的 特徵 是 最高次方是二次方、有</text:span><text:span text:style-name="T161">x、有y</text:span><text:span text:style-name="T157">、二元二次方程式</text:span>。</text:p>
                              <text:list>
                                <text:list-item>
                                  <text:p text:style-name="P152">假定，<text:span text:style-name="T157">f(x,y) * </text:span><text:span text:style-name="T162">x</text:span>。</text:p>
                                  <text:list>
                                    <text:list-item>
                                      <text:p text:style-name="P153">新的<text:span text:style-name="T157">f(x,y)的 特徵 是 最高次方是三次方、有</text:span><text:span text:style-name="T161">x、有y</text:span><text:span text:style-name="T157">、二元三次方程式</text:span>。</text:p>
                                    </text:list-item>
                                    <text:list-item>
                                      <text:p text:style-name="P154">新的<text:span text:style-name="T157">f(x,y) 湧現出 最高次方是三次方、二元三次方程式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55"><text:span text:style-name="T17">該系統、該個體 </text:span><text:span text:style-name="T157">的特徵是 擁有 </text:span><text:span text:style-name="T163">a個H</text:span><text:span text:style-name="T252">2</text:span><text:span text:style-name="T163">、b個H、c個？？？、d個HO、e個H</text:span><text:span text:style-name="T252">2</text:span><text:span text:style-name="T163">O</text:span>。</text:p>
                              <text:list>
                                <text:list-item>
                                  <text:p text:style-name="P156"><text:span text:style-name="T163">？？？ 有機率是 化學鍵的 潛能位置、空白位置、預留位置</text:span>。</text:p>
                                  <text:list>
                                    <text:list-item>
                                      <text:p text:style-name="P156">潛能 是（潛能、實現 的）潛能。</text:p>
                                    </text:list-item>
                                    <text:list-item>
                                      <text:p text:style-name="P156">抽象例子，未飽和的鹽水、鹽水裡面的未飽和水。</text:p>
                                    </text:list-item>
                                  </text:list>
                                </text:list-item>
                                <text:list-item>
                                  <text:p text:style-name="P157">假定<text:span text:style-name="T17">，(該系統、該個體 的每個)子系統、子個體 都鏈結 氧原子</text:span>。</text:p>
                                  <text:list>
                                    <text:list-item>
                                      <text:p text:style-name="P158">新的系統、新的個體 <text:span text:style-name="T157">的 特徵 是 擁有 </text:span><text:span text:style-name="T163">a個H</text:span><text:span text:style-name="T252">2</text:span><text:span text:style-name="T163">O、b個HO、c個O、d個HO</text:span><text:span text:style-name="T253">2</text:span><text:span text:style-name="T163">、e個H</text:span><text:span text:style-name="T252">2</text:span><text:span text:style-name="T163">O</text:span><text:span text:style-name="T253">2</text:span>。</text:p>
                                    </text:list-item>
                                    <text:list-item>
                                      <text:p text:style-name="P159">新的系統、新的個體<text:span text:style-name="T157"> 出現、湧現出 </text:span><text:span text:style-name="T163">O、HO</text:span><text:span text:style-name="T253">2</text:span><text:span text:style-name="T163">、H</text:span><text:span text:style-name="T252">2</text:span><text:span text:style-name="T163">O</text:span><text:span text:style-name="T253">2</text:span>。</text:p>
                                    </text:list-item>
                                    <text:list-item>
                                      <text:p text:style-name="P159">新的系統、新的個體<text:span text:style-name="T157"> 消失、反湧現出 </text:span><text:span text:style-name="T163">H</text:span><text:span text:style-name="T252">2</text:span><text:span text:style-name="T163">、H、？？？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50"><text:span text:style-name="T330">湧現出 擁有</text:span><text:span text:style-name="T156">2</text:span><text:span text:style-name="T330">次方的方程式、擁有</text:span><text:span text:style-name="T156">1</text:span><text:span text:style-name="T330">次方的方程式</text:span>。</text:p>
                        </text:list-item>
                        <text:list-item>
                          <text:p text:style-name="P350"><text:span text:style-name="T330">湧現出 擁有</text:span><text:span text:style-name="T156">2種變數</text:span><text:span text:style-name="T330">的方程式、擁有</text:span><text:span text:style-name="T156">1種變數</text:span><text:span text:style-name="T330">的方程式</text:span>。</text:p>
                        </text:list-item>
                        <text:list-item>
                          <text:p text:style-name="P351">假定<text:span text:style-name="T17">，</text:span><text:span text:style-name="T131">x 是</text:span><text:span text:style-name="T336"> 第一個電阻。</text:span></text:p>
                          <text:list>
                            <text:list-item>
                              <text:p text:style-name="P351"><text:span text:style-name="T131">明顯例子，</text:span><text:span text:style-name="T137">x 是 </text:span><text:span text:style-name="T131">1</text:span><text:span text:style-name="T336">歐姆的電阻</text:span>。</text:p>
                            </text:list-item>
                          </text:list>
                        </text:list-item>
                        <text:list-item>
                          <text:p text:style-name="P351">假定，<text:span text:style-name="T131">y </text:span><text:span text:style-name="T336">是 第二個電阻。</text:span></text:p>
                        </text:list-item>
                        <text:list-item>
                          <text:p text:style-name="P352">假定，<text:span text:style-name="T138">z </text:span><text:span text:style-name="T341">是（</text:span><text:span text:style-name="T130">m</text:span><text:span text:style-name="T17">元</text:span><text:span text:style-name="T153">n次</text:span><text:span text:style-name="T330">方程式型電路的）等效電阻</text:span>。</text:p>
                        </text:list-item>
                        <text:list-item>
                          <text:p text:style-name="P353">假定<text:span text:style-name="T17">，</text:span><text:span text:style-name="T182">a</text:span><text:span text:style-name="T131">x 是</text:span><text:span text:style-name="T336"> 串聯</text:span><text:span text:style-name="T131"> a</text:span><text:span text:style-name="T336">個 第一個電阻</text:span>。</text:p>
                          <text:list>
                            <text:list-item>
                              <text:p text:style-name="P354"><text:span text:style-name="T139">a</text:span><text:span text:style-name="T131">x </text:span><text:span text:style-name="T183">+ </text:span><text:span text:style-name="T139">b</text:span><text:span text:style-name="T183">y</text:span><text:span text:style-name="T131"> 是</text:span><text:span text:style-name="T336"> 串聯 </text:span><text:span text:style-name="T139">a</text:span><text:span text:style-name="T336">個第一個電阻、</text:span><text:span text:style-name="T139">b</text:span><text:span text:style-name="T336">個第二個電阻</text:span>。</text:p>
                            </text:list-item>
                            <text:list-item>
                              <text:p text:style-name="P355"><text:span text:style-name="T140">Σ</text:span><text:span text:style-name="T255">i=1</text:span><text:span text:style-name="T16">j</text:span><text:span text:style-name="T140">(a</text:span><text:span text:style-name="T250">i</text:span><text:span text:style-name="T140"> * x</text:span><text:span text:style-name="T250">i</text:span><text:span text:style-name="T140">) 是 </text:span><text:span text:style-name="T336">串聯 </text:span><text:span text:style-name="T139">a</text:span><text:span text:style-name="T251">1</text:span><text:span text:style-name="T336">個第</text:span><text:span text:style-name="T141">1</text:span><text:span text:style-name="T336">個電阻、</text:span><text:span text:style-name="T139">a</text:span><text:span text:style-name="T251">2</text:span><text:span text:style-name="T336">個第</text:span><text:span text:style-name="T141">2</text:span><text:span text:style-name="T336">個電阻、…、</text:span><text:span text:style-name="T139">a</text:span><text:span text:style-name="T251">j</text:span><text:span text:style-name="T336">個第</text:span><text:span text:style-name="T141">j</text:span><text:span text:style-name="T336">個電阻</text:span>。</text:p>
                            </text:list-item>
                          </text:list>
                        </text:list-item>
                        <text:list-item>
                          <text:p text:style-name="P356">假定<text:span text:style-name="T17">，</text:span><text:span text:style-name="T131">x</text:span><text:span text:style-name="T9">2</text:span><text:span text:style-name="T131"> 是 </text:span><text:span text:style-name="T142">((</text:span><text:span text:style-name="T336">串</text:span><text:span text:style-name="T131">聯 * 並聯)，第一個電阻、第一個電阻)</text:span>。</text:p>
                          <text:list>
                            <text:list-item>
                              <text:p text:style-name="P357"><text:span text:style-name="T142">((</text:span><text:span text:style-name="T336">串</text:span><text:span text:style-name="T131">聯 * 並聯)，第一個電阻、第一個電阻)</text:span>。</text:p>
                              <text:list>
                                <text:list-item>
                                  <text:p text:style-name="P358"><text:span text:style-name="T142">((</text:span><text:span text:style-name="T336">串</text:span><text:span text:style-name="T131">聯 * 並聯)，第一個電阻、第一個電阻) 是 (串聯 第一個電阻、第一個電阻)個(並聯 第一個電阻、第一個電阻)</text:span>。</text:p>
                                </text:list-item>
                              </text:list>
                            </text:list-item>
                            <text:list-item>
                              <text:p text:style-name="P359"><text:span text:style-name="T139">a</text:span><text:span text:style-name="T131">x *</text:span><text:span text:style-name="T183"> </text:span><text:span text:style-name="T139">b</text:span><text:span text:style-name="T183">y</text:span><text:span text:style-name="T131"> 是 ((</text:span><text:span text:style-name="T336">串聯 * 並聯</text:span><text:span text:style-name="T131">)，</text:span><text:span text:style-name="T139">a</text:span><text:span text:style-name="T131">個第一個電阻、</text:span><text:span text:style-name="T139">b</text:span><text:span text:style-name="T131">個第二個電阻)</text:span>。</text:p>
                              <text:list>
                                <text:list-item>
                                  <text:p text:style-name="P373">串聯 是 <text:span text:style-name="T184">(</text:span><text:span text:style-name="T139">a</text:span><text:span text:style-name="T131">x </text:span><text:span text:style-name="T184">+ by)</text:span>。</text:p>
                                </text:list-item>
                                <text:list-item>
                                  <text:p text:style-name="P360">並聯 是<text:span text:style-name="T17"> ((</text:span><text:span text:style-name="T139">a</text:span><text:span text:style-name="T131">x * </text:span><text:span text:style-name="T184">by)/(</text:span><text:span text:style-name="T139">a</text:span><text:span text:style-name="T131">x </text:span><text:span text:style-name="T184">+ by))</text:span>。</text:p>
                                </text:list-item>
                                <text:list-item>
                                  <text:p text:style-name="P374"><text:span text:style-name="T131">(串聯 * 並聯) = (</text:span><text:span text:style-name="T132">(</text:span><text:span text:style-name="T139">a</text:span><text:span text:style-name="T131">x * </text:span><text:span text:style-name="T184">by)/(</text:span><text:span text:style-name="T139">a</text:span><text:span text:style-name="T131">x </text:span><text:span text:style-name="T184">+ by)) * (</text:span><text:span text:style-name="T139">a</text:span><text:span text:style-name="T131">x </text:span><text:span text:style-name="T184">+ by) = </text:span><text:span text:style-name="T132">(</text:span><text:span text:style-name="T139">a</text:span><text:span text:style-name="T131">x * </text:span><text:span text:style-name="T184">by)</text:span>。</text:p>
                                </text:list-item>
                              </text:list>
                            </text:list-item>
                            <text:list-item>
                              <text:p text:style-name="P361"><text:span text:style-name="T342">Π</text:span><text:span text:style-name="T255">i=1</text:span><text:span text:style-name="T16">j</text:span><text:span text:style-name="T342">(</text:span><text:span text:style-name="T140">a</text:span><text:span text:style-name="T250">i</text:span><text:span text:style-name="T140"> * x</text:span><text:span text:style-name="T250">i</text:span><text:span text:style-name="T342">)</text:span><text:span text:style-name="T140"> 是 ((</text:span><text:span text:style-name="T336">串聯 * 並聯</text:span><text:span text:style-name="T131">)</text:span><text:span text:style-name="T336">，</text:span><text:span text:style-name="T139">a</text:span><text:span text:style-name="T251">1</text:span><text:span text:style-name="T336">個第</text:span><text:span text:style-name="T141">1</text:span><text:span text:style-name="T336">個電阻、…、</text:span><text:span text:style-name="T139">a</text:span><text:span text:style-name="T251">j</text:span><text:span text:style-name="T336">個第</text:span><text:span text:style-name="T141">j</text:span><text:span text:style-name="T336">個電阻</text:span><text:span text:style-name="T131">)</text:span>。</text:p>
                              <text:list>
                                <text:list-item>
                                  <text:p text:style-name="P362"><text:span text:style-name="T342">Π</text:span><text:span text:style-name="T255">i=1</text:span><text:span text:style-name="T16">j</text:span><text:span text:style-name="T342">(</text:span><text:span text:style-name="T140">a</text:span><text:span text:style-name="T250">i</text:span><text:span text:style-name="T140"> * x</text:span><text:span text:style-name="T250">i</text:span><text:span text:style-name="T342">)</text:span><text:span text:style-name="T140"> 是 </text:span><text:span text:style-name="T336">串聯</text:span><text:span text:style-name="T131">(</text:span><text:span text:style-name="T336">並聯</text:span><text:span text:style-name="T131"> </text:span><text:span text:style-name="T139">a</text:span><text:span text:style-name="T251">1</text:span><text:span text:style-name="T336">個第</text:span><text:span text:style-name="T141">1</text:span><text:span text:style-name="T336">個電阻、…、</text:span><text:span text:style-name="T139">a</text:span><text:span text:style-name="T251">j</text:span><text:span text:style-name="T336">個第</text:span><text:span text:style-name="T141">j</text:span><text:span text:style-name="T336">個電阻</text:span><text:span text:style-name="T131">)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0">抽象例子，<text:span text:style-name="T143">ex</text:span><text:span text:style-name="T10">2</text:span><text:span text:style-name="T143">y </text:span><text:span text:style-name="T263">= ex</text:span><text:span text:style-name="T267">2</text:span><text:span text:style-name="T263"> * </text:span><text:span text:style-name="T264">y</text:span><text:span text:style-name="T143"> = </text:span><text:span text:style-name="T131">((</text:span><text:span text:style-name="T336">串</text:span><text:span text:style-name="T131">聯 * 並聯)，</text:span><text:span text:style-name="T143">ex</text:span><text:span text:style-name="T10">2</text:span><text:span text:style-name="T131">、</text:span><text:span text:style-name="T144">y</text:span><text:span text:style-name="T131">)</text:span>。</text:p>
                          <text:list>
                            <text:list-item>
                              <text:p text:style-name="P363"><text:span text:style-name="T143">ex</text:span><text:span text:style-name="T10">2</text:span><text:span text:style-name="T143">y = </text:span><text:span text:style-name="T131">((串聯 * 並聯)，</text:span><text:span text:style-name="T145">(</text:span><text:span text:style-name="T143">e</text:span><text:span text:style-name="T185">x * </text:span><text:span text:style-name="T143">x</text:span><text:span text:style-name="T145">)</text:span><text:span text:style-name="T131">、</text:span><text:span text:style-name="T144">y</text:span><text:span text:style-name="T131">)</text:span>。</text:p>
                            </text:list-item>
                            <text:list-item>
                              <text:p text:style-name="P364"><text:span text:style-name="T143">ex</text:span><text:span text:style-name="T10">2</text:span><text:span text:style-name="T143">y = </text:span><text:span text:style-name="T131">((</text:span><text:span text:style-name="T336">串聯</text:span><text:span text:style-name="T131"> * 並聯)，</text:span><text:span text:style-name="T145">(</text:span><text:span text:style-name="T131">(串聯 * 並聯)，</text:span><text:span text:style-name="T146">ex</text:span><text:span text:style-name="T131">、</text:span><text:span text:style-name="T146">x</text:span><text:span text:style-name="T145">)</text:span><text:span text:style-name="T131">、</text:span><text:span text:style-name="T144">y</text:span><text:span text:style-name="T131">)</text:span>。</text:p>
                            </text:list-item>
                            <text:list-item>
                              <text:p text:style-name="P365"><text:span text:style-name="T143">ex</text:span><text:span text:style-name="T10">2</text:span><text:span text:style-name="T143">y = </text:span><text:span text:style-name="T131">((</text:span><text:span text:style-name="T336">串聯</text:span><text:span text:style-name="T131"> * 並聯)，</text:span><text:span text:style-name="T145">(</text:span><text:span text:style-name="T131">(串聯 * </text:span><text:span text:style-name="T336">並聯</text:span><text:span text:style-name="T131">)，(串聯</text:span><text:span text:style-name="T146">e個x)</text:span><text:span text:style-name="T131">、</text:span><text:span text:style-name="T146">x</text:span><text:span text:style-name="T145">)</text:span><text:span text:style-name="T131">、</text:span><text:span text:style-name="T144">y</text:span><text:span text:style-name="T131">)</text:span>。</text:p>
                            </text:list-item>
                            <text:list-item>
                              <text:p text:style-name="P366"><text:span text:style-name="T143">ex</text:span><text:span text:style-name="T10">2</text:span><text:span text:style-name="T143">y = </text:span><text:span text:style-name="T131">((串聯 * 並聯)，(</text:span><text:span text:style-name="T336">串聯 </text:span><text:span text:style-name="T131">(串聯</text:span><text:span text:style-name="T146">e個x)</text:span><text:span text:style-name="T131">、</text:span><text:span text:style-name="T146">x</text:span><text:span text:style-name="T131">)個(</text:span><text:span text:style-name="T336">並聯 </text:span><text:span text:style-name="T131">(串聯</text:span><text:span text:style-name="T146">e個x)</text:span><text:span text:style-name="T131">、</text:span><text:span text:style-name="T146">x</text:span><text:span text:style-name="T145">)</text:span><text:span text:style-name="T131">、</text:span><text:span text:style-name="T144">y</text:span><text:span text:style-name="T131">)</text:span>。</text:p>
                            </text:list-item>
                            <text:list-item>
                              <text:p text:style-name="P367"><text:span text:style-name="T143">ex</text:span><text:span text:style-name="T10">2</text:span><text:span text:style-name="T143">y = </text:span><text:span text:style-name="T131">((串聯 * 並聯)，(串聯((</text:span><text:span text:style-name="T146">e+</text:span><text:span text:style-name="T148">1)</text:span><text:span text:style-name="T146">個x)</text:span><text:span text:style-name="T131">個(</text:span><text:span text:style-name="T336">並聯 </text:span><text:span text:style-name="T131">(串聯</text:span><text:span text:style-name="T146">e個x)</text:span><text:span text:style-name="T131">、</text:span><text:span text:style-name="T146">x</text:span><text:span text:style-name="T145">))</text:span><text:span text:style-name="T131">、</text:span><text:span text:style-name="T144">y</text:span><text:span text:style-name="T131">)</text:span>。</text:p>
                            </text:list-item>
                            <text:list-item>
                              <text:p text:style-name="P368"><text:span text:style-name="T143">ex</text:span><text:span text:style-name="T10">2</text:span><text:span text:style-name="T143">y = </text:span><text:span text:style-name="T131">(串聯 (串聯((</text:span><text:span text:style-name="T146">e+</text:span><text:span text:style-name="T148">1)</text:span><text:span text:style-name="T146">個x)</text:span><text:span text:style-name="T131">個(</text:span><text:span text:style-name="T336">並聯 </text:span><text:span text:style-name="T131">(串聯</text:span><text:span text:style-name="T146">e個x)</text:span><text:span text:style-name="T131">、</text:span><text:span text:style-name="T146">x</text:span><text:span text:style-name="T145">))</text:span><text:span text:style-name="T131">、</text:span><text:span text:style-name="T144">y</text:span><text:span text:style-name="T131">)個(並聯 (串聯((</text:span><text:span text:style-name="T146">e+</text:span><text:span text:style-name="T148">1)</text:span><text:span text:style-name="T146">個x)</text:span><text:span text:style-name="T131">個(</text:span><text:span text:style-name="T336">並聯 </text:span><text:span text:style-name="T131">(串聯</text:span><text:span text:style-name="T146">e個x)</text:span><text:span text:style-name="T131">、</text:span><text:span text:style-name="T146">x</text:span><text:span text:style-name="T145">))</text:span><text:span text:style-name="T131">、</text:span><text:span text:style-name="T144">y</text:span><text:span text:style-name="T131">)</text:span>。</text:p>
                            </text:list-item>
                            <text:list-item>
                              <text:p text:style-name="P369"><text:span text:style-name="T143">ex</text:span><text:span text:style-name="T10">2</text:span><text:span text:style-name="T143">y = </text:span><text:span text:style-name="T131">(串聯 (串聯((</text:span><text:span text:style-name="T146">e+</text:span><text:span text:style-name="T148">1)</text:span><text:span text:style-name="T146">x)</text:span><text:span text:style-name="T131">個(</text:span><text:span text:style-name="T336">並聯 </text:span><text:span text:style-name="T131">(串聯</text:span><text:span text:style-name="T146">e個x)</text:span><text:span text:style-name="T131">、</text:span><text:span text:style-name="T146">x</text:span><text:span text:style-name="T145">))</text:span><text:span text:style-name="T131">、</text:span><text:span text:style-name="T144">y</text:span><text:span text:style-name="T131">)個(並聯 (串聯((</text:span><text:span text:style-name="T146">e+</text:span><text:span text:style-name="T148">1)</text:span><text:span text:style-name="T146">x)</text:span><text:span text:style-name="T131">個(</text:span><text:span text:style-name="T336">並聯 </text:span><text:span text:style-name="T131">(串聯</text:span><text:span text:style-name="T146">e個x)</text:span><text:span text:style-name="T131">、</text:span><text:span text:style-name="T146">x</text:span><text:span text:style-name="T145">))</text:span><text:span text:style-name="T131">、</text:span><text:span text:style-name="T144">y</text:span><text:span text:style-name="T131">)</text:span>。</text:p>
                            </text:list-item>
                            <text:list-item>
                              <text:p text:style-name="P370"><text:span text:style-name="T143">ex</text:span><text:span text:style-name="T10">2</text:span><text:span text:style-name="T143">y = </text:span><text:span text:style-name="T131">((((</text:span><text:span text:style-name="T146">e+</text:span><text:span text:style-name="T148">1)</text:span><text:span text:style-name="T146">x)</text:span><text:span text:style-name="T131">個(</text:span><text:span text:style-name="T336">並聯 </text:span><text:span text:style-name="T146">ex</text:span><text:span text:style-name="T131">、</text:span><text:span text:style-name="T146">x)</text:span><text:span text:style-name="T145">)+</text:span><text:span text:style-name="T144">y</text:span><text:span text:style-name="T131">)個(並聯((</text:span><text:span text:style-name="T146">e+</text:span><text:span text:style-name="T148">1)</text:span><text:span text:style-name="T146">x)</text:span><text:span text:style-name="T131">個(</text:span><text:span text:style-name="T336">並聯</text:span><text:span text:style-name="T146">ex</text:span><text:span text:style-name="T131">、</text:span><text:span text:style-name="T146">x</text:span><text:span text:style-name="T145">))</text:span><text:span text:style-name="T144">、</text:span><text:span text:style-name="T149">y</text:span><text:span text:style-name="T131">)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1">明顯例子，大數法則。</text:p>
              <text:list>
                <text:list-item>
                  <text:p text:style-name="P161">明顯例子，小尺度個體群 有機率湧現出 穩定的大尺度個體。</text:p>
                </text:list-item>
                <text:list-item>
                  <text:p text:style-name="P161">明顯例子，帶電粒子群 有機率湧現出 穩定的 元素、物質。</text:p>
                </text:list-item>
                <text:list-item>
                  <text:p text:style-name="P162">明顯例子，人類個體群 有機率湧現出 穩定的人類文明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20T05:58:22.992000000</dc:date>
    <meta:editing-duration>P27DT14H34M2S</meta:editing-duration>
    <meta:editing-cycles>20657</meta:editing-cycles>
    <meta:document-statistic meta:table-count="0" meta:image-count="0" meta:object-count="0" meta:page-count="1" meta:paragraph-count="659" meta:word-count="13845" meta:character-count="17198" meta:non-whitespace-character-count="15305"/>
  </office:meta>
</office:document-meta>
</file>